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8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9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paragraph-rsid="00a639f7" style:font-style-asian="italic" style:font-style-complex="italic"/>
    </style:style>
    <style:style style:name="P23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paragraph-rsid="00a75993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2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3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4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5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6" style:family="paragraph" style:parent-style-name="Standard">
      <style:text-properties fo:font-style="italic" officeooo:paragraph-rsid="013013d9" style:font-style-asian="italic" style:font-style-complex="italic"/>
    </style:style>
    <style:style style:name="P37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8" style:family="paragraph" style:parent-style-name="Standard">
      <style:text-properties fo:font-style="italic" officeooo:paragraph-rsid="01408f03" style:font-style-asian="italic" style:font-style-complex="italic"/>
    </style:style>
    <style:style style:name="P39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0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1d87a11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55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88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89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90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91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92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93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94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95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96" style:family="paragraph" style:parent-style-name="Standard">
      <style:text-properties officeooo:rsid="0015f1ff" officeooo:paragraph-rsid="0015f1ff"/>
    </style:style>
    <style:style style:name="P97" style:family="paragraph" style:parent-style-name="Standard">
      <style:text-properties officeooo:rsid="0015f1ff" officeooo:paragraph-rsid="009c1b54"/>
    </style:style>
    <style:style style:name="P98" style:family="paragraph" style:parent-style-name="Standard">
      <style:text-properties officeooo:rsid="0015f1ff" officeooo:paragraph-rsid="0013268f"/>
    </style:style>
    <style:style style:name="P99" style:family="paragraph" style:parent-style-name="Standard">
      <style:text-properties officeooo:rsid="0015f1ff" officeooo:paragraph-rsid="00c0d7c6"/>
    </style:style>
    <style:style style:name="P100" style:family="paragraph" style:parent-style-name="Standard">
      <style:text-properties officeooo:rsid="0019f535" officeooo:paragraph-rsid="0019f535"/>
    </style:style>
    <style:style style:name="P101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0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03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06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8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09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11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12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13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20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21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rsid="0299a3b0" officeooo:paragraph-rsid="0299a3b0" style:font-style-asian="normal" style:font-style-complex="normal"/>
    </style:style>
    <style:style style:name="P125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5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5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6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61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1f3746b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style:text-underline-style="none" fo:font-weight="normal" officeooo:rsid="029fcca0" officeooo:paragraph-rsid="02a1eb84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79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80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84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89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92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94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97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02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12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23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25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26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27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28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29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30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31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32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33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34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38" style:family="paragraph" style:parent-style-name="Standard">
      <style:text-properties officeooo:rsid="0033fbdf" officeooo:paragraph-rsid="0033fbdf"/>
    </style:style>
    <style:style style:name="P239" style:family="paragraph" style:parent-style-name="Standard">
      <style:text-properties officeooo:rsid="0034ed8b" officeooo:paragraph-rsid="0106c767"/>
    </style:style>
    <style:style style:name="P240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41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42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43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44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45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47" style:family="paragraph" style:parent-style-name="Standard">
      <style:text-properties officeooo:rsid="0012a0dc" officeooo:paragraph-rsid="0012a0dc"/>
    </style:style>
    <style:style style:name="P248" style:family="paragraph" style:parent-style-name="Standard">
      <style:text-properties officeooo:paragraph-rsid="003eeb50"/>
    </style:style>
    <style:style style:name="P249" style:family="paragraph" style:parent-style-name="Standard">
      <style:text-properties officeooo:rsid="00205d85" officeooo:paragraph-rsid="005f7223"/>
    </style:style>
    <style:style style:name="P250" style:family="paragraph" style:parent-style-name="Standard">
      <style:text-properties officeooo:rsid="002436f5" officeooo:paragraph-rsid="00ed9297"/>
    </style:style>
    <style:style style:name="P251" style:family="paragraph" style:parent-style-name="Standard">
      <style:text-properties officeooo:rsid="0056d959" officeooo:paragraph-rsid="0056d959"/>
    </style:style>
    <style:style style:name="P252" style:family="paragraph" style:parent-style-name="Standard">
      <style:paragraph-properties fo:line-height="150%"/>
      <style:text-properties officeooo:paragraph-rsid="0013268f"/>
    </style:style>
    <style:style style:name="P253" style:family="paragraph" style:parent-style-name="Standard">
      <style:paragraph-properties fo:line-height="150%"/>
      <style:text-properties officeooo:paragraph-rsid="0040eb9d"/>
    </style:style>
    <style:style style:name="P254" style:family="paragraph" style:parent-style-name="Standard">
      <style:paragraph-properties fo:line-height="150%"/>
      <style:text-properties officeooo:paragraph-rsid="0045286d"/>
    </style:style>
    <style:style style:name="P255" style:family="paragraph" style:parent-style-name="Standard">
      <style:paragraph-properties fo:line-height="150%"/>
      <style:text-properties officeooo:paragraph-rsid="00c6421c"/>
    </style:style>
    <style:style style:name="P256" style:family="paragraph" style:parent-style-name="Standard">
      <style:paragraph-properties fo:line-height="150%"/>
      <style:text-properties officeooo:paragraph-rsid="00fde6f2"/>
    </style:style>
    <style:style style:name="P257" style:family="paragraph" style:parent-style-name="Standard">
      <style:paragraph-properties fo:line-height="150%"/>
      <style:text-properties officeooo:paragraph-rsid="0106c767"/>
    </style:style>
    <style:style style:name="P258" style:family="paragraph" style:parent-style-name="Standard">
      <style:paragraph-properties fo:line-height="150%"/>
      <style:text-properties officeooo:paragraph-rsid="01851c1f"/>
    </style:style>
    <style:style style:name="P259" style:family="paragraph" style:parent-style-name="Standard">
      <style:paragraph-properties fo:line-height="150%"/>
      <style:text-properties officeooo:paragraph-rsid="01d80854"/>
    </style:style>
    <style:style style:name="P260" style:family="paragraph" style:parent-style-name="Standard">
      <style:paragraph-properties fo:line-height="150%"/>
      <style:text-properties officeooo:paragraph-rsid="020068b3"/>
    </style:style>
    <style:style style:name="P261" style:family="paragraph" style:parent-style-name="Standard">
      <style:paragraph-properties fo:line-height="150%"/>
      <style:text-properties officeooo:paragraph-rsid="025c0f22"/>
    </style:style>
    <style:style style:name="P262" style:family="paragraph" style:parent-style-name="Standard">
      <style:paragraph-properties fo:line-height="150%"/>
      <style:text-properties officeooo:paragraph-rsid="0265f14b"/>
    </style:style>
    <style:style style:name="P263" style:family="paragraph" style:parent-style-name="Standard">
      <style:text-properties officeooo:paragraph-rsid="0071f6b3"/>
    </style:style>
    <style:style style:name="P264" style:family="paragraph" style:parent-style-name="Standard">
      <style:text-properties officeooo:paragraph-rsid="006a9ead"/>
    </style:style>
    <style:style style:name="P265" style:family="paragraph" style:parent-style-name="Standard">
      <style:text-properties officeooo:paragraph-rsid="007b744f"/>
    </style:style>
    <style:style style:name="P266" style:family="paragraph" style:parent-style-name="Standard">
      <style:text-properties officeooo:paragraph-rsid="007f9b5f"/>
    </style:style>
    <style:style style:name="P267" style:family="paragraph" style:parent-style-name="Standard">
      <style:text-properties officeooo:paragraph-rsid="00883289"/>
    </style:style>
    <style:style style:name="P268" style:family="paragraph" style:parent-style-name="Standard">
      <style:text-properties officeooo:paragraph-rsid="00885557"/>
    </style:style>
    <style:style style:name="P269" style:family="paragraph" style:parent-style-name="Standard">
      <style:text-properties officeooo:rsid="008872eb" officeooo:paragraph-rsid="008872eb"/>
    </style:style>
    <style:style style:name="P270" style:family="paragraph" style:parent-style-name="Standard">
      <style:text-properties officeooo:paragraph-rsid="008d7148"/>
    </style:style>
    <style:style style:name="P271" style:family="paragraph" style:parent-style-name="Standard">
      <style:text-properties officeooo:paragraph-rsid="009622c6"/>
    </style:style>
    <style:style style:name="P272" style:family="paragraph" style:parent-style-name="Standard">
      <style:text-properties officeooo:paragraph-rsid="009af966"/>
    </style:style>
    <style:style style:name="P273" style:family="paragraph" style:parent-style-name="Standard">
      <style:text-properties officeooo:paragraph-rsid="00a75993"/>
    </style:style>
    <style:style style:name="P274" style:family="paragraph" style:parent-style-name="Standard">
      <style:text-properties officeooo:rsid="003eeb50" officeooo:paragraph-rsid="00ac1d69"/>
    </style:style>
    <style:style style:name="P275" style:family="paragraph" style:parent-style-name="Standard">
      <style:text-properties officeooo:paragraph-rsid="00b6be7d"/>
    </style:style>
    <style:style style:name="P276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77" style:family="paragraph" style:parent-style-name="Standard">
      <style:text-properties style:use-window-font-color="true" officeooo:paragraph-rsid="00c0d7c6"/>
    </style:style>
    <style:style style:name="P278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79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80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81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8fb00" officeooo:paragraph-rsid="0288fb00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e0bf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325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1d66413" officeooo:paragraph-rsid="0200b58e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b5506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41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411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41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41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414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415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416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41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41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41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420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421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423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424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425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42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427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42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42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43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00b58e" style:font-style-asian="italic" style:font-weight-asian="normal" style:font-style-complex="italic" style:font-weight-complex="normal"/>
    </style:style>
    <style:style style:name="P431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43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43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43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43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436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437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43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439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440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441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45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7c923" officeooo:paragraph-rsid="0297c923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466" style:family="paragraph" style:parent-style-name="Standard">
      <style:text-properties officeooo:paragraph-rsid="00ba4170"/>
    </style:style>
    <style:style style:name="P467" style:family="paragraph" style:parent-style-name="Standard">
      <style:text-properties officeooo:paragraph-rsid="00bbbf73"/>
    </style:style>
    <style:style style:name="P468" style:family="paragraph" style:parent-style-name="Standard">
      <style:text-properties officeooo:rsid="00bd11a0" officeooo:paragraph-rsid="00bd11a0"/>
    </style:style>
    <style:style style:name="P469" style:family="paragraph" style:parent-style-name="Standard">
      <style:text-properties officeooo:rsid="00beb82f" officeooo:paragraph-rsid="00beb82f"/>
    </style:style>
    <style:style style:name="P470" style:family="paragraph" style:parent-style-name="Standard">
      <style:text-properties officeooo:paragraph-rsid="00beb82f"/>
    </style:style>
    <style:style style:name="P471" style:family="paragraph" style:parent-style-name="Standard">
      <style:text-properties officeooo:rsid="00c0d7c6" officeooo:paragraph-rsid="00c0d7c6"/>
    </style:style>
    <style:style style:name="P472" style:family="paragraph" style:parent-style-name="Standard">
      <style:text-properties officeooo:paragraph-rsid="008dd7a7"/>
    </style:style>
    <style:style style:name="P473" style:family="paragraph" style:parent-style-name="Standard">
      <style:text-properties officeooo:rsid="005521a3" officeooo:paragraph-rsid="005521a3"/>
    </style:style>
    <style:style style:name="P474" style:family="paragraph" style:parent-style-name="Standard">
      <style:text-properties officeooo:paragraph-rsid="00d2fc06"/>
    </style:style>
    <style:style style:name="P475" style:family="paragraph" style:parent-style-name="Standard">
      <style:paragraph-properties fo:line-height="150%"/>
      <style:text-properties officeooo:rsid="00d5826a" officeooo:paragraph-rsid="00d5826a"/>
    </style:style>
    <style:style style:name="P476" style:family="paragraph" style:parent-style-name="Standard">
      <style:text-properties officeooo:paragraph-rsid="00d77d7d"/>
    </style:style>
    <style:style style:name="P477" style:family="paragraph" style:parent-style-name="Standard">
      <style:text-properties officeooo:rsid="00d9c9e4" officeooo:paragraph-rsid="00d9c9e4"/>
    </style:style>
    <style:style style:name="P478" style:family="paragraph" style:parent-style-name="Standard">
      <style:text-properties officeooo:paragraph-rsid="00e4290b"/>
    </style:style>
    <style:style style:name="P479" style:family="paragraph" style:parent-style-name="Standard">
      <style:text-properties officeooo:paragraph-rsid="00e5f586"/>
    </style:style>
    <style:style style:name="P480" style:family="paragraph" style:parent-style-name="Standard">
      <style:text-properties officeooo:paragraph-rsid="00eb50e0"/>
    </style:style>
    <style:style style:name="P481" style:family="paragraph" style:parent-style-name="Standard">
      <style:paragraph-properties fo:line-height="150%"/>
      <style:text-properties officeooo:rsid="00f2503e" officeooo:paragraph-rsid="00f2503e"/>
    </style:style>
    <style:style style:name="P482" style:family="paragraph" style:parent-style-name="Standard">
      <style:text-properties officeooo:rsid="00f2503e" officeooo:paragraph-rsid="01222be5"/>
    </style:style>
    <style:style style:name="P483" style:family="paragraph" style:parent-style-name="Standard">
      <style:text-properties officeooo:rsid="00d1487d" officeooo:paragraph-rsid="00d2fc06"/>
    </style:style>
    <style:style style:name="P484" style:family="paragraph" style:parent-style-name="Standard">
      <style:text-properties officeooo:paragraph-rsid="00f5260b"/>
    </style:style>
    <style:style style:name="P485" style:family="paragraph" style:parent-style-name="Standard">
      <style:text-properties officeooo:paragraph-rsid="00fecca9"/>
    </style:style>
    <style:style style:name="P486" style:family="paragraph" style:parent-style-name="Standard">
      <style:text-properties officeooo:paragraph-rsid="00c0d7c6"/>
    </style:style>
    <style:style style:name="P487" style:family="paragraph" style:parent-style-name="Standard">
      <style:text-properties officeooo:paragraph-rsid="010c486e"/>
    </style:style>
    <style:style style:name="P488" style:family="paragraph" style:parent-style-name="Standard">
      <style:text-properties officeooo:paragraph-rsid="00367935"/>
    </style:style>
    <style:style style:name="P489" style:family="paragraph" style:parent-style-name="Standard">
      <style:text-properties officeooo:paragraph-rsid="011fc384"/>
    </style:style>
    <style:style style:name="P490" style:family="paragraph" style:parent-style-name="Standard">
      <style:text-properties officeooo:paragraph-rsid="0122678f"/>
    </style:style>
    <style:style style:name="P491" style:family="paragraph" style:parent-style-name="Standard">
      <style:text-properties officeooo:paragraph-rsid="012dfde8"/>
    </style:style>
    <style:style style:name="P492" style:family="paragraph" style:parent-style-name="Standard">
      <style:text-properties officeooo:paragraph-rsid="0130fd48"/>
    </style:style>
    <style:style style:name="P493" style:family="paragraph" style:parent-style-name="Standard">
      <style:text-properties officeooo:paragraph-rsid="013282b3"/>
    </style:style>
    <style:style style:name="P494" style:family="paragraph" style:parent-style-name="Standard">
      <style:text-properties officeooo:paragraph-rsid="013f3c54"/>
    </style:style>
    <style:style style:name="P495" style:family="paragraph" style:parent-style-name="Standard">
      <style:text-properties officeooo:paragraph-rsid="0152f194"/>
    </style:style>
    <style:style style:name="P496" style:family="paragraph" style:parent-style-name="Standard">
      <style:text-properties officeooo:paragraph-rsid="0150aafa"/>
    </style:style>
    <style:style style:name="P497" style:family="paragraph" style:parent-style-name="Standard">
      <style:paragraph-properties fo:line-height="100%"/>
      <style:text-properties officeooo:paragraph-rsid="016aa5ac"/>
    </style:style>
    <style:style style:name="P498" style:family="paragraph" style:parent-style-name="Standard">
      <style:paragraph-properties fo:line-height="100%"/>
      <style:text-properties officeooo:paragraph-rsid="016d2800"/>
    </style:style>
    <style:style style:name="P499" style:family="paragraph" style:parent-style-name="Standard">
      <style:paragraph-properties fo:line-height="100%"/>
      <style:text-properties officeooo:paragraph-rsid="0171553b"/>
    </style:style>
    <style:style style:name="P500" style:family="paragraph" style:parent-style-name="Standard">
      <style:paragraph-properties fo:line-height="100%"/>
      <style:text-properties officeooo:paragraph-rsid="0176ee1b"/>
    </style:style>
    <style:style style:name="P501" style:family="paragraph" style:parent-style-name="Standard">
      <style:paragraph-properties fo:line-height="100%"/>
      <style:text-properties officeooo:paragraph-rsid="017941db"/>
    </style:style>
    <style:style style:name="P502" style:family="paragraph" style:parent-style-name="Standard">
      <style:paragraph-properties fo:line-height="100%"/>
      <style:text-properties officeooo:paragraph-rsid="017a7161"/>
    </style:style>
    <style:style style:name="P503" style:family="paragraph" style:parent-style-name="Standard">
      <style:paragraph-properties fo:line-height="100%"/>
      <style:text-properties officeooo:paragraph-rsid="018105ab"/>
    </style:style>
    <style:style style:name="P504" style:family="paragraph" style:parent-style-name="Standard">
      <style:paragraph-properties fo:line-height="100%"/>
      <style:text-properties officeooo:paragraph-rsid="01851c1f"/>
    </style:style>
    <style:style style:name="P505" style:family="paragraph" style:parent-style-name="Standard">
      <style:paragraph-properties fo:line-height="100%"/>
      <style:text-properties officeooo:paragraph-rsid="01aaba73"/>
    </style:style>
    <style:style style:name="P506" style:family="paragraph" style:parent-style-name="Standard">
      <style:paragraph-properties fo:line-height="100%"/>
      <style:text-properties officeooo:paragraph-rsid="01abda5f"/>
    </style:style>
    <style:style style:name="P507" style:family="paragraph" style:parent-style-name="Standard">
      <style:paragraph-properties fo:line-height="100%"/>
      <style:text-properties officeooo:paragraph-rsid="01cb0c6f"/>
    </style:style>
    <style:style style:name="P508" style:family="paragraph" style:parent-style-name="Standard">
      <style:paragraph-properties fo:line-height="100%"/>
      <style:text-properties officeooo:paragraph-rsid="01d3aa7e"/>
    </style:style>
    <style:style style:name="P509" style:family="paragraph" style:parent-style-name="Standard">
      <style:paragraph-properties fo:line-height="100%"/>
      <style:text-properties officeooo:paragraph-rsid="01e2b86d"/>
    </style:style>
    <style:style style:name="P510" style:family="paragraph" style:parent-style-name="Standard">
      <style:paragraph-properties fo:line-height="100%"/>
      <style:text-properties officeooo:paragraph-rsid="01e7ea9a"/>
    </style:style>
    <style:style style:name="P511" style:family="paragraph" style:parent-style-name="Standard">
      <style:paragraph-properties fo:line-height="100%"/>
      <style:text-properties officeooo:paragraph-rsid="01f79ca2"/>
    </style:style>
    <style:style style:name="P512" style:family="paragraph" style:parent-style-name="Standard">
      <style:paragraph-properties fo:line-height="100%"/>
      <style:text-properties officeooo:paragraph-rsid="020068b3"/>
    </style:style>
    <style:style style:name="P513" style:family="paragraph" style:parent-style-name="Standard">
      <style:paragraph-properties fo:line-height="100%"/>
      <style:text-properties officeooo:paragraph-rsid="0200b58e"/>
    </style:style>
    <style:style style:name="P514" style:family="paragraph" style:parent-style-name="Standard">
      <style:paragraph-properties fo:line-height="100%"/>
      <style:text-properties officeooo:paragraph-rsid="020131ae"/>
    </style:style>
    <style:style style:name="P515" style:family="paragraph" style:parent-style-name="Standard">
      <style:paragraph-properties fo:line-height="100%"/>
      <style:text-properties officeooo:paragraph-rsid="0212a48a"/>
    </style:style>
    <style:style style:name="P516" style:family="paragraph" style:parent-style-name="Standard">
      <style:paragraph-properties fo:line-height="100%"/>
      <style:text-properties officeooo:paragraph-rsid="01d522fe"/>
    </style:style>
    <style:style style:name="P517" style:family="paragraph" style:parent-style-name="Standard">
      <style:paragraph-properties fo:line-height="100%"/>
      <style:text-properties officeooo:paragraph-rsid="021920c6"/>
    </style:style>
    <style:style style:name="P518" style:family="paragraph" style:parent-style-name="Standard">
      <style:paragraph-properties fo:line-height="100%"/>
      <style:text-properties officeooo:paragraph-rsid="021bfb0f"/>
    </style:style>
    <style:style style:name="P519" style:family="paragraph" style:parent-style-name="Standard">
      <style:paragraph-properties fo:line-height="100%"/>
      <style:text-properties officeooo:paragraph-rsid="021d76dd"/>
    </style:style>
    <style:style style:name="P520" style:family="paragraph" style:parent-style-name="Standard">
      <style:paragraph-properties fo:line-height="100%"/>
      <style:text-properties officeooo:paragraph-rsid="01ec8e18"/>
    </style:style>
    <style:style style:name="P521" style:family="paragraph" style:parent-style-name="Standard">
      <style:paragraph-properties fo:line-height="100%"/>
      <style:text-properties officeooo:paragraph-rsid="0221eb79"/>
    </style:style>
    <style:style style:name="P522" style:family="paragraph" style:parent-style-name="Standard">
      <style:paragraph-properties fo:line-height="100%"/>
      <style:text-properties officeooo:paragraph-rsid="0228bd00"/>
    </style:style>
    <style:style style:name="P523" style:family="paragraph" style:parent-style-name="Standard">
      <style:paragraph-properties fo:line-height="100%"/>
      <style:text-properties officeooo:paragraph-rsid="0239e044"/>
    </style:style>
    <style:style style:name="P524" style:family="paragraph" style:parent-style-name="Standard">
      <style:paragraph-properties fo:line-height="100%"/>
      <style:text-properties officeooo:paragraph-rsid="023e217a"/>
    </style:style>
    <style:style style:name="P525" style:family="paragraph" style:parent-style-name="Standard">
      <style:paragraph-properties fo:line-height="100%"/>
      <style:text-properties officeooo:paragraph-rsid="0245c9e7"/>
    </style:style>
    <style:style style:name="P526" style:family="paragraph" style:parent-style-name="Standard">
      <style:paragraph-properties fo:line-height="100%"/>
      <style:text-properties officeooo:paragraph-rsid="0248e2f5"/>
    </style:style>
    <style:style style:name="P527" style:family="paragraph" style:parent-style-name="Standard">
      <style:paragraph-properties fo:line-height="100%"/>
      <style:text-properties officeooo:paragraph-rsid="024c0a42"/>
    </style:style>
    <style:style style:name="P528" style:family="paragraph" style:parent-style-name="Standard">
      <style:paragraph-properties fo:line-height="100%"/>
      <style:text-properties officeooo:paragraph-rsid="024d9b01"/>
    </style:style>
    <style:style style:name="P529" style:family="paragraph" style:parent-style-name="Standard">
      <style:paragraph-properties fo:line-height="100%"/>
      <style:text-properties officeooo:paragraph-rsid="02540cb9"/>
    </style:style>
    <style:style style:name="P530" style:family="paragraph" style:parent-style-name="Standard">
      <style:paragraph-properties fo:line-height="100%"/>
      <style:text-properties officeooo:paragraph-rsid="02656310"/>
    </style:style>
    <style:style style:name="P531" style:family="paragraph" style:parent-style-name="Standard">
      <style:paragraph-properties fo:line-height="100%"/>
      <style:text-properties officeooo:paragraph-rsid="0265f14b"/>
    </style:style>
    <style:style style:name="P532" style:family="paragraph" style:parent-style-name="Standard">
      <style:paragraph-properties fo:line-height="100%"/>
      <style:text-properties officeooo:paragraph-rsid="02778926"/>
    </style:style>
    <style:style style:name="P533" style:family="paragraph" style:parent-style-name="Standard">
      <style:paragraph-properties fo:line-height="100%"/>
      <style:text-properties officeooo:paragraph-rsid="0279658f"/>
    </style:style>
    <style:style style:name="P534" style:family="paragraph" style:parent-style-name="Standard">
      <style:paragraph-properties fo:line-height="100%"/>
      <style:text-properties officeooo:paragraph-rsid="027b57d1"/>
    </style:style>
    <style:style style:name="P535" style:family="paragraph" style:parent-style-name="Standard">
      <style:paragraph-properties fo:line-height="100%"/>
      <style:text-properties officeooo:paragraph-rsid="02819040"/>
    </style:style>
    <style:style style:name="P536" style:family="paragraph" style:parent-style-name="Standard">
      <style:paragraph-properties fo:line-height="100%"/>
      <style:text-properties officeooo:paragraph-rsid="028add40"/>
    </style:style>
    <style:style style:name="P537" style:family="paragraph" style:parent-style-name="Standard">
      <style:paragraph-properties fo:line-height="100%"/>
      <style:text-properties officeooo:paragraph-rsid="02939b7b"/>
    </style:style>
    <style:style style:name="P538" style:family="paragraph" style:parent-style-name="Standard">
      <style:paragraph-properties fo:line-height="100%"/>
      <style:text-properties officeooo:paragraph-rsid="0293a523"/>
    </style:style>
    <style:style style:name="P539" style:family="paragraph" style:parent-style-name="Standard">
      <style:paragraph-properties fo:line-height="100%"/>
      <style:text-properties officeooo:paragraph-rsid="0297c923"/>
    </style:style>
    <style:style style:name="P540" style:family="paragraph" style:parent-style-name="Standard">
      <style:paragraph-properties fo:line-height="100%"/>
      <style:text-properties officeooo:paragraph-rsid="029bb505"/>
    </style:style>
    <style:style style:name="P541" style:family="paragraph" style:parent-style-name="Standard">
      <style:paragraph-properties fo:line-height="100%"/>
      <style:text-properties officeooo:paragraph-rsid="02a565d7"/>
    </style:style>
    <style:style style:name="P542" style:family="paragraph" style:parent-style-name="Standard">
      <style:paragraph-properties fo:line-height="100%"/>
      <style:text-properties officeooo:paragraph-rsid="02a71f0b"/>
    </style:style>
    <style:style style:name="P543" style:family="paragraph" style:parent-style-name="Standard">
      <style:paragraph-properties fo:line-height="100%"/>
      <style:text-properties officeooo:paragraph-rsid="027c1b85"/>
    </style:style>
    <style:style style:name="P544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545" style:family="paragraph" style:parent-style-name="Standard">
      <style:text-properties fo:color="#c9211e"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546" style:family="paragraph" style:parent-style-name="Standard">
      <style:text-properties fo:color="#c9211e" fo:font-style="normal" officeooo:rsid="005aa0ca" officeooo:paragraph-rsid="005d12fa" style:font-style-asian="normal" style:font-style-complex="normal"/>
    </style:style>
    <style:style style:name="P547" style:family="paragraph" style:parent-style-name="Standard">
      <style:text-properties fo:color="#c9211e"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548" style:family="paragraph" style:parent-style-name="Standard">
      <style:text-properties fo:color="#c9211e" style:text-line-through-style="solid" style:text-line-through-type="single" officeooo:paragraph-rsid="005eeb02"/>
    </style:style>
    <style:style style:name="P549" style:family="paragraph" style:parent-style-name="Standard">
      <style:paragraph-properties fo:line-height="100%"/>
      <style:text-properties fo:color="#c9211e" style:text-line-through-style="solid" style:text-line-through-type="single"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550" style:family="paragraph" style:parent-style-name="Standard">
      <style:text-properties fo:color="#c9211e" style:text-line-through-style="solid" style:text-line-through-type="single"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551" style:family="paragraph" style:parent-style-name="Standard">
      <style:text-properties fo:color="#c9211e" style:text-line-through-style="solid" style:text-line-through-type="single" fo:font-style="normal" officeooo:paragraph-rsid="005eeb02" style:font-style-asian="normal" style:font-style-complex="normal"/>
    </style:style>
    <style:style style:name="P552" style:family="paragraph" style:parent-style-name="Standard">
      <style:text-properties fo:color="#c9211e" style:text-line-through-style="solid" style:text-line-through-type="single" fo:font-style="normal" officeooo:rsid="005aa0ca" officeooo:paragraph-rsid="00be4749" style:font-style-asian="normal" style:font-style-complex="normal"/>
    </style:style>
    <style:style style:name="P553" style:family="paragraph" style:parent-style-name="Standard">
      <style:text-properties fo:color="#c9211e" style:text-line-through-style="solid" style:text-line-through-type="single"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554" style:family="paragraph" style:parent-style-name="Standard">
      <style:text-properties fo:color="#c9211e" style:text-line-through-style="solid" style:text-line-through-type="single" officeooo:paragraph-rsid="00be4749"/>
    </style:style>
    <style:style style:name="P555" style:family="paragraph" style:parent-style-name="Standard">
      <style:paragraph-properties fo:line-height="100%"/>
      <style:text-properties officeooo:rsid="016b9044" officeooo:paragraph-rsid="016b9044"/>
    </style:style>
    <style:style style:name="P556" style:family="paragraph" style:parent-style-name="Standard">
      <style:paragraph-properties fo:line-height="100%"/>
      <style:text-properties officeooo:rsid="01a2dcc2" officeooo:paragraph-rsid="01a2dcc2"/>
    </style:style>
    <style:style style:name="P557" style:family="paragraph" style:parent-style-name="Standard">
      <style:paragraph-properties fo:line-height="100%"/>
      <style:text-properties officeooo:rsid="01a92b83" officeooo:paragraph-rsid="01abda5f"/>
    </style:style>
    <style:style style:name="P558" style:family="paragraph" style:parent-style-name="Standard">
      <style:paragraph-properties fo:line-height="100%"/>
      <style:text-properties officeooo:rsid="01b78805" officeooo:paragraph-rsid="01b9977e"/>
    </style:style>
    <style:style style:name="P559" style:family="paragraph" style:parent-style-name="Standard">
      <style:paragraph-properties fo:line-height="100%"/>
      <style:text-properties officeooo:rsid="01b78805" officeooo:paragraph-rsid="020d39a8"/>
    </style:style>
    <style:style style:name="P560" style:family="paragraph" style:parent-style-name="Standard">
      <style:paragraph-properties fo:line-height="100%"/>
      <style:text-properties officeooo:rsid="01bcc73c" officeooo:paragraph-rsid="01bcc73c"/>
    </style:style>
    <style:style style:name="P561" style:family="paragraph" style:parent-style-name="Standard">
      <style:paragraph-properties fo:line-height="100%"/>
      <style:text-properties officeooo:rsid="01cb0c6f" officeooo:paragraph-rsid="01cb0c6f"/>
    </style:style>
    <style:style style:name="P562" style:family="paragraph" style:parent-style-name="Standard">
      <style:paragraph-properties fo:line-height="100%"/>
      <style:text-properties officeooo:rsid="01cd0839" officeooo:paragraph-rsid="01cd0839"/>
    </style:style>
    <style:style style:name="P563" style:family="paragraph" style:parent-style-name="Standard">
      <style:paragraph-properties fo:line-height="100%"/>
      <style:text-properties officeooo:rsid="01e4a612" officeooo:paragraph-rsid="01e4a612"/>
    </style:style>
    <style:style style:name="P564" style:family="paragraph" style:parent-style-name="Standard">
      <style:paragraph-properties fo:line-height="100%"/>
      <style:text-properties officeooo:rsid="022b7ea9" officeooo:paragraph-rsid="022b7ea9"/>
    </style:style>
    <style:style style:name="P565" style:family="paragraph" style:parent-style-name="Standard">
      <style:paragraph-properties fo:line-height="100%"/>
      <style:text-properties officeooo:rsid="022dff2a" officeooo:paragraph-rsid="022dff2a"/>
    </style:style>
    <style:style style:name="P566" style:family="paragraph" style:parent-style-name="Standard">
      <style:paragraph-properties fo:line-height="100%"/>
      <style:text-properties officeooo:rsid="022ee1ec" officeooo:paragraph-rsid="022ee1ec"/>
    </style:style>
    <style:style style:name="P567" style:family="paragraph" style:parent-style-name="Standard">
      <style:paragraph-properties fo:line-height="100%"/>
      <style:text-properties officeooo:rsid="02540cb9" officeooo:paragraph-rsid="02540cb9"/>
    </style:style>
    <style:style style:name="P568" style:family="paragraph" style:parent-style-name="Standard">
      <style:text-properties officeooo:paragraph-rsid="0275c15d"/>
    </style:style>
    <style:style style:name="P569" style:family="paragraph" style:parent-style-name="Standard">
      <style:paragraph-properties fo:line-height="100%"/>
      <style:text-properties officeooo:rsid="02819040" officeooo:paragraph-rsid="028fc45c"/>
    </style:style>
    <style:style style:name="P570" style:family="paragraph" style:parent-style-name="Standard">
      <style:paragraph-properties fo:line-height="100%"/>
      <style:text-properties officeooo:rsid="0285839b" officeooo:paragraph-rsid="0288fb00"/>
    </style:style>
    <style:style style:name="P571" style:family="paragraph" style:parent-style-name="Standard">
      <style:paragraph-properties fo:line-height="100%"/>
      <style:text-properties officeooo:rsid="0297c923" officeooo:paragraph-rsid="0297c923"/>
    </style:style>
    <style:style style:name="P572" style:family="paragraph" style:parent-style-name="Standard">
      <style:paragraph-properties fo:line-height="100%"/>
      <style:text-properties officeooo:rsid="029ac75f" officeooo:paragraph-rsid="029ac75f"/>
    </style:style>
    <style:style style:name="P573" style:family="paragraph" style:parent-style-name="Standard">
      <style:text-properties officeooo:paragraph-rsid="02a1eb84"/>
    </style:style>
    <style:style style:name="P574" style:family="paragraph" style:parent-style-name="Standard">
      <style:text-properties officeooo:paragraph-rsid="00bfa17d"/>
    </style:style>
    <style:style style:name="P575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576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577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578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579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580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581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582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583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584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585" style:family="paragraph" style:parent-style-name="Table_20_Contents">
      <style:paragraph-properties fo:text-align="center" style:justify-single-word="false"/>
      <style:text-properties fo:font-weight="bold" officeooo:rsid="024ff707" officeooo:paragraph-rsid="025c0f22" style:font-weight-asian="bold" style:font-weight-complex="bold"/>
    </style:style>
    <style:style style:name="P586" style:family="paragraph" style:parent-style-name="Table_20_Contents">
      <style:paragraph-properties fo:text-align="center" style:justify-single-word="false"/>
      <style:text-properties fo:font-weight="bold" officeooo:rsid="02540cb9" officeooo:paragraph-rsid="025c0f22" style:font-weight-asian="bold" style:font-weight-complex="bold"/>
    </style:style>
    <style:style style:name="P587" style:family="paragraph" style:parent-style-name="Table_20_Contents">
      <style:paragraph-properties fo:text-align="center" style:justify-single-word="false"/>
    </style:style>
    <style:style style:name="P588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589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590" style:family="paragraph" style:parent-style-name="Table_20_Contents">
      <style:paragraph-properties fo:text-align="center" style:justify-single-word="false"/>
      <style:text-properties officeooo:paragraph-rsid="025c0f22"/>
    </style:style>
    <style:style style:name="P591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592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593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594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595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596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597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598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599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600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601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602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603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604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605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606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607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608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609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610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611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612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613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614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615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616" style:family="paragraph" style:parent-style-name="Table_20_Contents">
      <style:paragraph-properties fo:text-align="center" style:justify-single-word="false"/>
      <style:text-properties officeooo:rsid="02540cb9" officeooo:paragraph-rsid="025c0f22"/>
    </style:style>
    <style:style style:name="P617" style:family="paragraph" style:parent-style-name="Table_20_Contents">
      <style:paragraph-properties fo:text-align="center" style:justify-single-word="false"/>
      <style:text-properties officeooo:rsid="025798af" officeooo:paragraph-rsid="025c0f22"/>
    </style:style>
    <style:style style:name="P618" style:family="paragraph" style:parent-style-name="Table_20_Contents">
      <style:paragraph-properties fo:text-align="center" style:justify-single-word="false"/>
      <style:text-properties officeooo:rsid="0259f4ad" officeooo:paragraph-rsid="025c0f22"/>
    </style:style>
    <style:style style:name="P619" style:family="paragraph" style:parent-style-name="Table_20_Contents">
      <style:paragraph-properties fo:text-align="center" style:justify-single-word="false"/>
      <style:text-properties officeooo:rsid="025b11c7" officeooo:paragraph-rsid="025c0f22"/>
    </style:style>
    <style:style style:name="P620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62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622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623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624" style:family="paragraph" style:parent-style-name="Standard">
      <style:paragraph-properties fo:break-before="page"/>
      <style:text-properties officeooo:paragraph-rsid="00f8c8b1"/>
    </style:style>
    <style:style style:name="P625" style:family="paragraph" style:parent-style-name="Standard">
      <style:paragraph-properties fo:line-height="100%" fo:break-before="page"/>
      <style:text-properties fo:font-weight="bold" officeooo:paragraph-rsid="01a5296a" style:font-weight-asian="bold" style:font-weight-complex="bold"/>
    </style:style>
    <style:style style:name="P626" style:family="paragraph" style:parent-style-name="Standard">
      <style:paragraph-properties fo:line-height="100%" fo:break-before="page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627" style:family="paragraph" style:parent-style-name="Standard">
      <style:paragraph-properties fo:line-height="100%" fo:break-before="page"/>
      <style:text-properties style:use-window-font-color="true" fo:font-style="normal" fo:font-weight="bold" officeooo:rsid="0224a93a" officeooo:paragraph-rsid="0224a93a" style:font-style-asian="normal" style:font-weight-asian="bold" style:font-style-complex="normal" style:font-weight-complex="bold"/>
    </style:style>
    <style:style style:name="P628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2698b" officeooo:paragraph-rsid="0272698b" style:font-style-asian="normal" style:font-weight-asian="bold" style:font-style-complex="normal" style:font-weight-complex="bold"/>
    </style:style>
    <style:style style:name="P629" style:family="paragraph" style:parent-style-name="Standard">
      <style:paragraph-properties fo:line-height="100%" fo:break-before="page"/>
      <style:text-properties officeooo:paragraph-rsid="0200b58e"/>
    </style:style>
    <style:style style:name="P630" style:family="paragraph" style:parent-style-name="Standard">
      <style:paragraph-properties fo:line-height="100%" fo:break-before="page"/>
      <style:text-properties officeooo:paragraph-rsid="0293a523"/>
    </style:style>
    <style:style style:name="P631" style:family="paragraph" style:parent-style-name="Standard">
      <style:paragraph-properties fo:line-height="150%" fo:break-before="page"/>
      <style:text-properties officeooo:paragraph-rsid="00cab904"/>
    </style:style>
    <style:style style:name="P632" style:family="paragraph" style:parent-style-name="Standard">
      <style:paragraph-properties fo:line-height="100%" fo:break-before="page"/>
      <style:text-properties officeooo:rsid="027df911" officeooo:paragraph-rsid="027df911"/>
    </style:style>
    <style:style style:name="P63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635" style:family="paragraph" style:parent-style-name="Standard" style:list-style-name="L1">
      <style:text-properties officeooo:rsid="0013268f" officeooo:paragraph-rsid="0013268f"/>
    </style:style>
    <style:style style:name="P636" style:family="paragraph" style:parent-style-name="Standard" style:list-style-name="L2">
      <style:text-properties style:use-window-font-color="true" officeooo:rsid="00a8a4b1" officeooo:paragraph-rsid="00e38bf0"/>
    </style:style>
    <style:style style:name="P637" style:family="paragraph" style:parent-style-name="Standard" style:list-style-name="L2">
      <style:text-properties style:use-window-font-color="true" officeooo:rsid="00a8a4b1" officeooo:paragraph-rsid="00c0d7c6"/>
    </style:style>
    <style:style style:name="P638" style:family="paragraph" style:parent-style-name="Standard" style:list-style-name="L2">
      <style:text-properties style:use-window-font-color="true" officeooo:rsid="00a8a4b1" officeooo:paragraph-rsid="00e1434b"/>
    </style:style>
    <style:style style:name="P639" style:family="paragraph" style:parent-style-name="Standard" style:list-style-name="L2">
      <style:text-properties style:use-window-font-color="true" officeooo:rsid="00aa3d77" officeooo:paragraph-rsid="00e38bf0"/>
    </style:style>
    <style:style style:name="P640" style:family="paragraph" style:parent-style-name="Standard" style:list-style-name="L3">
      <style:text-properties style:use-window-font-color="true" officeooo:paragraph-rsid="00118c4a"/>
    </style:style>
    <style:style style:name="P641" style:family="paragraph" style:parent-style-name="Standard" style:list-style-name="L3">
      <style:text-properties style:use-window-font-color="true" officeooo:rsid="0011b025" officeooo:paragraph-rsid="0011b025"/>
    </style:style>
    <style:style style:name="P642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643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44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45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646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647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648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649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50" style:family="paragraph" style:parent-style-name="Standard" style:list-style-name="L38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51" style:family="paragraph" style:parent-style-name="Standard" style:list-style-name="L39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652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653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acce82" officeooo:paragraph-rsid="02acce82" style:font-style-asian="normal" style:font-weight-asian="bold" style:font-style-complex="normal" style:font-weight-complex="bold"/>
    </style:style>
    <style:style style:name="P656" style:family="paragraph" style:parent-style-name="Standard" style:list-style-name="L4">
      <style:text-properties officeooo:rsid="0012a0dc" officeooo:paragraph-rsid="0012a0dc"/>
    </style:style>
    <style:style style:name="P657" style:family="paragraph" style:parent-style-name="Standard" style:list-style-name="L5">
      <style:text-properties officeooo:rsid="0033fbdf" officeooo:paragraph-rsid="0033fbdf"/>
    </style:style>
    <style:style style:name="P658" style:family="paragraph" style:parent-style-name="Standard" style:list-style-name="L9">
      <style:text-properties officeooo:rsid="0033fbdf" officeooo:paragraph-rsid="0106c767"/>
    </style:style>
    <style:style style:name="P659" style:family="paragraph" style:parent-style-name="Standard" style:list-style-name="L6">
      <style:text-properties officeooo:paragraph-rsid="005b5cd3"/>
    </style:style>
    <style:style style:name="P660" style:family="paragraph" style:parent-style-name="Standard" style:list-style-name="L7">
      <style:text-properties officeooo:paragraph-rsid="00367935"/>
    </style:style>
    <style:style style:name="P661" style:family="paragraph" style:parent-style-name="Standard" style:list-style-name="L7">
      <style:text-properties officeooo:rsid="00367935" officeooo:paragraph-rsid="00367935"/>
    </style:style>
    <style:style style:name="P662" style:family="paragraph" style:parent-style-name="Standard" style:list-style-name="L8">
      <style:text-properties officeooo:rsid="00386ddb" officeooo:paragraph-rsid="00386ddb"/>
    </style:style>
    <style:style style:name="P663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664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665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666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66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66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6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7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67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67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67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674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675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676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677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678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679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680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681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682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683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684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685" style:family="paragraph" style:parent-style-name="Standard" style:list-style-name="L20">
      <style:text-properties officeooo:paragraph-rsid="00a4ce44"/>
    </style:style>
    <style:style style:name="P686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687" style:family="paragraph" style:parent-style-name="Standard" style:list-style-name="L25">
      <style:text-properties officeooo:paragraph-rsid="00beb82f"/>
    </style:style>
    <style:style style:name="P688" style:family="paragraph" style:parent-style-name="Standard" style:list-style-name="L26">
      <style:text-properties officeooo:paragraph-rsid="00d139a0"/>
    </style:style>
    <style:style style:name="P689" style:family="paragraph" style:parent-style-name="Standard" style:list-style-name="L29">
      <style:text-properties officeooo:paragraph-rsid="00f2503e"/>
    </style:style>
    <style:style style:name="P690" style:family="paragraph" style:parent-style-name="Standard" style:list-style-name="L30">
      <style:text-properties officeooo:rsid="00f3f4f5" officeooo:paragraph-rsid="00f5260b"/>
    </style:style>
    <style:style style:name="P691" style:family="paragraph" style:parent-style-name="Standard" style:list-style-name="L30">
      <style:text-properties officeooo:rsid="00f3f4f5" officeooo:paragraph-rsid="00f3f4f5"/>
    </style:style>
    <style:style style:name="P692" style:family="paragraph" style:parent-style-name="Standard" style:list-style-name="L31">
      <style:text-properties officeooo:paragraph-rsid="00fde6f2"/>
    </style:style>
    <style:style style:name="P693" style:family="paragraph" style:parent-style-name="Standard" style:list-style-name="L34">
      <style:paragraph-properties fo:line-height="100%"/>
      <style:text-properties officeooo:paragraph-rsid="01b5c969"/>
    </style:style>
    <style:style style:name="P694" style:family="paragraph" style:parent-style-name="Standard" style:list-style-name="L40">
      <style:paragraph-properties fo:line-height="100%"/>
      <style:text-properties officeooo:rsid="0282def6" officeooo:paragraph-rsid="0282def6"/>
    </style:style>
    <style:style style:name="P695" style:family="paragraph" style:parent-style-name="Standard" style:list-style-name="L41">
      <style:paragraph-properties fo:line-height="100%"/>
      <style:text-properties officeooo:rsid="029ac75f" officeooo:paragraph-rsid="029ac75f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officeooo:rsid="0013268f"/>
    </style:style>
    <style:style style:name="T30" style:family="text">
      <style:text-properties style:use-window-font-color="true" officeooo:rsid="0044d7a4"/>
    </style:style>
    <style:style style:name="T31" style:family="text">
      <style:text-properties style:use-window-font-color="true" style:text-underline-style="none" fo:font-weight="normal" style:font-weight-asian="normal" style:font-weight-complex="normal"/>
    </style:style>
    <style:style style:name="T32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33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34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35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36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37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38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39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40" style:family="text">
      <style:text-properties style:use-window-font-color="true" style:text-underline-style="none" fo:font-weight="bold" style:font-weight-asian="bold" style:font-weight-complex="bold"/>
    </style:style>
    <style:style style:name="T4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50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51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52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54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55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56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57" style:family="text">
      <style:text-properties style:use-window-font-color="true" fo:font-style="italic" style:text-underline-style="none" style:font-style-asian="italic" style:font-style-complex="italic"/>
    </style:style>
    <style:style style:name="T5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5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6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6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6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6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font-style-asian="italic" style:font-style-complex="italic"/>
    </style:style>
    <style:style style:name="T97" style:family="text">
      <style:text-properties style:use-window-font-color="true" fo:font-style="italic" officeooo:rsid="016778b3" style:font-style-asian="italic" style:font-style-complex="italic"/>
    </style:style>
    <style:style style:name="T98" style:family="text">
      <style:text-properties style:use-window-font-color="true" fo:font-style="italic" officeooo:rsid="01d9cd4e" style:font-style-asian="italic" style:font-style-complex="italic"/>
    </style:style>
    <style:style style:name="T99" style:family="text">
      <style:text-properties style:use-window-font-color="true" fo:font-style="italic" officeooo:rsid="01a5296a" style:font-style-asian="italic" style:font-style-complex="italic"/>
    </style:style>
    <style:style style:name="T100" style:family="text">
      <style:text-properties style:use-window-font-color="true" fo:font-style="italic" officeooo:rsid="01e504ba" style:font-style-asian="italic" style:font-style-complex="italic"/>
    </style:style>
    <style:style style:name="T101" style:family="text">
      <style:text-properties style:use-window-font-color="true" officeooo:rsid="0063f3c5"/>
    </style:style>
    <style:style style:name="T102" style:family="text">
      <style:text-properties style:use-window-font-color="true" officeooo:rsid="0027fcfd"/>
    </style:style>
    <style:style style:name="T103" style:family="text">
      <style:text-properties style:use-window-font-color="true" officeooo:rsid="01095847"/>
    </style:style>
    <style:style style:name="T104" style:family="text">
      <style:text-properties style:use-window-font-color="true" officeooo:rsid="0082538a"/>
    </style:style>
    <style:style style:name="T105" style:family="text">
      <style:text-properties style:use-window-font-color="true" officeooo:rsid="00c0d7c6"/>
    </style:style>
    <style:style style:name="T10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1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1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14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15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16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17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18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19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20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21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22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23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24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25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26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29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30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31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32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33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34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35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36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37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38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40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41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42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43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44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style:font-style-asian="normal" style:font-style-complex="normal"/>
    </style:style>
    <style:style style:name="T179" style:family="text">
      <style:text-properties style:use-window-font-color="true" fo:font-style="normal" officeooo:rsid="016860b9" style:font-style-asian="normal" style:font-style-complex="normal"/>
    </style:style>
    <style:style style:name="T180" style:family="text">
      <style:text-properties style:use-window-font-color="true" fo:font-style="normal" officeooo:rsid="0171553b" style:font-style-asian="normal" style:font-style-complex="normal"/>
    </style:style>
    <style:style style:name="T181" style:family="text">
      <style:text-properties style:use-window-font-color="true" fo:font-style="normal" officeooo:rsid="016c9d08" style:font-style-asian="normal" style:font-style-complex="normal"/>
    </style:style>
    <style:style style:name="T182" style:family="text">
      <style:text-properties style:use-window-font-color="true" fo:font-style="normal" officeooo:rsid="016778b3" style:font-style-asian="normal" style:font-style-complex="normal"/>
    </style:style>
    <style:style style:name="T183" style:family="text">
      <style:text-properties style:use-window-font-color="true" fo:font-style="normal" officeooo:rsid="01a5296a" style:font-style-asian="normal" style:font-style-complex="normal"/>
    </style:style>
    <style:style style:name="T184" style:family="text">
      <style:text-properties style:use-window-font-color="true" fo:font-style="normal" officeooo:rsid="01d9cd4e" style:font-style-asian="normal" style:font-style-complex="normal"/>
    </style:style>
    <style:style style:name="T185" style:family="text">
      <style:text-properties style:use-window-font-color="true" fo:font-style="normal" officeooo:rsid="01e2b86d" style:font-style-asian="normal" style:font-style-complex="normal"/>
    </style:style>
    <style:style style:name="T186" style:family="text">
      <style:text-properties style:use-window-font-color="true" fo:font-style="normal" officeooo:rsid="01e504ba" style:font-style-asian="normal" style:font-style-complex="normal"/>
    </style:style>
    <style:style style:name="T18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weight="normal" style:font-weight-asian="normal" style:font-weight-complex="normal"/>
    </style:style>
    <style:style style:name="T214" style:family="text">
      <style:text-properties style:use-window-font-color="true" fo:font-weight="normal" officeooo:rsid="016aa5ac" style:font-weight-asian="normal" style:font-weight-complex="normal"/>
    </style:style>
    <style:style style:name="T215" style:family="text">
      <style:text-properties style:use-window-font-color="true" fo:font-weight="normal" officeooo:rsid="016a5b23" style:font-weight-asian="normal" style:font-weight-complex="normal"/>
    </style:style>
    <style:style style:name="T216" style:family="text">
      <style:text-properties style:use-window-font-color="true" fo:font-weight="normal" officeooo:rsid="0171553b" style:font-weight-asian="normal" style:font-weight-complex="normal"/>
    </style:style>
    <style:style style:name="T217" style:family="text">
      <style:text-properties style:use-window-font-color="true" fo:font-weight="normal" officeooo:rsid="01aaba73" style:font-weight-asian="normal" style:font-weight-complex="normal"/>
    </style:style>
    <style:style style:name="T218" style:family="text">
      <style:text-properties style:use-window-font-color="true" fo:font-weight="normal" officeooo:rsid="01b08253" style:font-weight-asian="normal" style:font-weight-complex="normal"/>
    </style:style>
    <style:style style:name="T219" style:family="text">
      <style:text-properties style:use-window-font-color="true" fo:font-weight="normal" officeooo:rsid="01d80854" style:font-weight-asian="normal" style:font-weight-complex="normal"/>
    </style:style>
    <style:style style:name="T220" style:family="text">
      <style:text-properties style:use-window-font-color="true" fo:font-weight="normal" officeooo:rsid="01d87a11" style:font-weight-asian="normal" style:font-weight-complex="normal"/>
    </style:style>
    <style:style style:name="T221" style:family="text">
      <style:text-properties style:use-window-font-color="true" fo:font-weight="normal" officeooo:rsid="0226d9d6" style:font-weight-asian="normal" style:font-weight-complex="normal"/>
    </style:style>
    <style:style style:name="T222" style:family="text">
      <style:text-properties style:use-window-font-color="true" fo:font-weight="normal" officeooo:rsid="022c7d02" style:font-weight-asian="normal" style:font-weight-complex="normal"/>
    </style:style>
    <style:style style:name="T223" style:family="text">
      <style:text-properties style:use-window-font-color="true" fo:font-weight="normal" officeooo:rsid="023b3a5d" style:font-weight-asian="normal" style:font-weight-complex="normal"/>
    </style:style>
    <style:style style:name="T224" style:family="text">
      <style:text-properties style:use-window-font-color="true" fo:font-weight="normal" officeooo:rsid="023ce39d" style:font-weight-asian="normal" style:font-weight-complex="normal"/>
    </style:style>
    <style:style style:name="T225" style:family="text">
      <style:text-properties style:use-window-font-color="true" officeooo:rsid="016f0506"/>
    </style:style>
    <style:style style:name="T226" style:family="text">
      <style:text-properties style:use-window-font-color="true" fo:font-weight="bold" style:font-weight-asian="bold" style:font-weight-complex="bold"/>
    </style:style>
    <style:style style:name="T227" style:family="text">
      <style:text-properties fo:font-weight="normal" style:font-weight-asian="normal" style:font-weight-complex="normal"/>
    </style:style>
    <style:style style:name="T228" style:family="text">
      <style:text-properties fo:font-weight="normal" officeooo:rsid="003c27f0" style:font-weight-asian="normal" style:font-weight-complex="normal"/>
    </style:style>
    <style:style style:name="T229" style:family="text">
      <style:text-properties fo:font-weight="normal" officeooo:rsid="003cb407" style:font-weight-asian="normal" style:font-weight-complex="normal"/>
    </style:style>
    <style:style style:name="T230" style:family="text">
      <style:text-properties fo:font-weight="normal" officeooo:rsid="00205d85" style:font-weight-asian="normal" style:font-weight-complex="normal"/>
    </style:style>
    <style:style style:name="T231" style:family="text">
      <style:text-properties fo:font-weight="normal" officeooo:rsid="00beb82f" style:font-weight-asian="normal" style:font-weight-complex="normal"/>
    </style:style>
    <style:style style:name="T232" style:family="text">
      <style:text-properties fo:font-weight="normal" officeooo:rsid="016860b9" style:font-weight-asian="normal" style:font-weight-complex="normal"/>
    </style:style>
    <style:style style:name="T233" style:family="text">
      <style:text-properties fo:font-style="italic" style:font-style-asian="italic" style:font-style-complex="italic"/>
    </style:style>
    <style:style style:name="T234" style:family="text">
      <style:text-properties fo:font-style="italic" officeooo:rsid="00256ecc" style:font-style-asian="italic" style:font-style-complex="italic"/>
    </style:style>
    <style:style style:name="T235" style:family="text">
      <style:text-properties fo:font-style="italic" officeooo:rsid="006c1d47" style:font-style-asian="italic" style:font-style-complex="italic"/>
    </style:style>
    <style:style style:name="T236" style:family="text">
      <style:text-properties fo:font-style="italic" officeooo:rsid="00838393" style:font-style-asian="italic" style:font-style-complex="italic"/>
    </style:style>
    <style:style style:name="T237" style:family="text">
      <style:text-properties fo:font-style="italic" officeooo:rsid="00e09913" style:font-style-asian="italic" style:font-style-complex="italic"/>
    </style:style>
    <style:style style:name="T238" style:family="text">
      <style:text-properties fo:font-style="italic" officeooo:rsid="005b5cd3" style:font-style-asian="italic" style:font-style-complex="italic"/>
    </style:style>
    <style:style style:name="T239" style:family="text">
      <style:text-properties fo:font-style="italic" officeooo:rsid="0034ed8b" style:font-style-asian="italic" style:font-style-complex="italic"/>
    </style:style>
    <style:style style:name="T240" style:family="text">
      <style:text-properties fo:font-style="italic" officeooo:rsid="00367935" style:font-style-asian="italic" style:font-style-complex="italic"/>
    </style:style>
    <style:style style:name="T241" style:family="text">
      <style:text-properties fo:font-style="italic" officeooo:rsid="00ce5fa1" style:font-style-asian="italic" style:font-style-complex="italic"/>
    </style:style>
    <style:style style:name="T242" style:family="text">
      <style:text-properties fo:font-style="italic" officeooo:rsid="003b4e50" style:font-style-asian="italic" style:font-style-complex="italic"/>
    </style:style>
    <style:style style:name="T243" style:family="text">
      <style:text-properties fo:font-style="italic" officeooo:rsid="01758a0f" style:font-style-asian="italic" style:font-style-complex="italic"/>
    </style:style>
    <style:style style:name="T244" style:family="text">
      <style:text-properties fo:font-style="italic" officeooo:rsid="0071f6b3" style:font-style-asian="italic" style:font-style-complex="italic"/>
    </style:style>
    <style:style style:name="T245" style:family="text">
      <style:text-properties fo:font-style="italic" officeooo:rsid="0080477a" style:font-style-asian="italic" style:font-style-complex="italic"/>
    </style:style>
    <style:style style:name="T246" style:family="text">
      <style:text-properties fo:font-style="italic" officeooo:rsid="01113d34" style:font-style-asian="italic" style:font-style-complex="italic"/>
    </style:style>
    <style:style style:name="T247" style:family="text">
      <style:text-properties fo:font-style="italic" officeooo:rsid="01023882" style:font-style-asian="italic" style:font-style-complex="italic"/>
    </style:style>
    <style:style style:name="T248" style:family="text">
      <style:text-properties fo:font-style="italic" officeooo:rsid="00fde6f2" style:font-style-asian="italic" style:font-style-complex="italic"/>
    </style:style>
    <style:style style:name="T249" style:family="text">
      <style:text-properties fo:font-style="italic" officeooo:rsid="018c0d5b" style:font-style-asian="italic" style:font-style-complex="italic"/>
    </style:style>
    <style:style style:name="T250" style:family="text">
      <style:text-properties fo:font-style="italic" officeooo:rsid="01c64853" style:font-style-asian="italic" style:font-style-complex="italic"/>
    </style:style>
    <style:style style:name="T251" style:family="text">
      <style:text-properties fo:font-style="italic" officeooo:rsid="01d9cd4e" style:font-style-asian="italic" style:font-style-complex="italic"/>
    </style:style>
    <style:style style:name="T252" style:family="text">
      <style:text-properties fo:font-style="italic" officeooo:rsid="007477e8" style:font-style-asian="italic" style:font-style-complex="italic"/>
    </style:style>
    <style:style style:name="T253" style:family="text">
      <style:text-properties fo:font-style="italic" officeooo:rsid="01dc67de" style:font-style-asian="italic" style:font-style-complex="italic"/>
    </style:style>
    <style:style style:name="T254" style:family="text">
      <style:text-properties fo:font-style="italic" officeooo:rsid="01ec8e18" style:font-style-asian="italic" style:font-style-complex="italic"/>
    </style:style>
    <style:style style:name="T255" style:family="text">
      <style:text-properties fo:font-style="italic" officeooo:rsid="019e70b3" style:font-style-asian="italic" style:font-style-complex="italic"/>
    </style:style>
    <style:style style:name="T256" style:family="text">
      <style:text-properties fo:font-style="italic" officeooo:rsid="02685e01" style:font-style-asian="italic" style:font-style-complex="italic"/>
    </style:style>
    <style:style style:name="T257" style:family="text">
      <style:text-properties fo:font-style="italic" officeooo:rsid="026b5506" style:font-style-asian="italic" style:font-style-complex="italic"/>
    </style:style>
    <style:style style:name="T258" style:family="text">
      <style:text-properties fo:font-style="italic" officeooo:rsid="0288fb00" style:font-style-asian="italic" style:font-style-complex="italic"/>
    </style:style>
    <style:style style:name="T25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60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261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62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263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264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265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266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267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268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269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270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271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272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273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274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275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276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27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278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279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280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281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282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283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284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285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286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287" style:family="text">
      <style:text-properties fo:font-style="italic" style:text-underline-style="none" style:font-style-asian="italic" style:font-style-complex="italic"/>
    </style:style>
    <style:style style:name="T288" style:family="text">
      <style:text-properties fo:font-style="italic" style:text-underline-style="none" officeooo:rsid="00baae4f" style:font-style-asian="italic" style:font-style-complex="italic"/>
    </style:style>
    <style:style style:name="T289" style:family="text">
      <style:text-properties fo:font-style="italic" style:text-underline-style="none" officeooo:rsid="00d708a6" style:font-style-asian="italic" style:font-style-complex="italic"/>
    </style:style>
    <style:style style:name="T290" style:family="text">
      <style:text-properties fo:font-style="italic" style:text-underline-style="none" officeooo:rsid="00beb82f" style:font-style-asian="italic" style:font-style-complex="italic"/>
    </style:style>
    <style:style style:name="T291" style:family="text">
      <style:text-properties fo:font-style="italic" style:text-underline-style="none" officeooo:rsid="00d9c9e4" style:font-style-asian="italic" style:font-style-complex="italic"/>
    </style:style>
    <style:style style:name="T292" style:family="text">
      <style:text-properties fo:font-style="italic" style:text-underline-style="none" officeooo:rsid="00f55bb2" style:font-style-asian="italic" style:font-style-complex="italic"/>
    </style:style>
    <style:style style:name="T293" style:family="text">
      <style:text-properties fo:font-style="italic" style:text-underline-style="none" officeooo:rsid="00f74e17" style:font-style-asian="italic" style:font-style-complex="italic"/>
    </style:style>
    <style:style style:name="T294" style:family="text">
      <style:text-properties fo:font-style="italic" style:text-underline-style="none" officeooo:rsid="00fde6f2" style:font-style-asian="italic" style:font-style-complex="italic"/>
    </style:style>
    <style:style style:name="T295" style:family="text">
      <style:text-properties fo:font-style="italic" style:text-underline-style="none" officeooo:rsid="0130fd48" style:font-style-asian="italic" style:font-style-complex="italic"/>
    </style:style>
    <style:style style:name="T296" style:family="text">
      <style:text-properties fo:font-style="italic" style:text-underline-style="none" officeooo:rsid="013401b3" style:font-style-asian="italic" style:font-style-complex="italic"/>
    </style:style>
    <style:style style:name="T297" style:family="text">
      <style:text-properties fo:font-style="italic" style:text-underline-style="none" officeooo:rsid="013f3c54" style:font-style-asian="italic" style:font-style-complex="italic"/>
    </style:style>
    <style:style style:name="T298" style:family="text">
      <style:text-properties fo:font-style="italic" style:text-underline-style="none" officeooo:rsid="00bfa17d" style:font-style-asian="italic" style:font-style-complex="italic"/>
    </style:style>
    <style:style style:name="T299" style:family="text">
      <style:text-properties fo:font-style="italic" style:text-underline-style="none" officeooo:rsid="02a94de9" style:font-style-asian="italic" style:font-style-complex="italic"/>
    </style:style>
    <style:style style:name="T300" style:family="text">
      <style:text-properties fo:font-style="italic" style:text-underline-style="none" officeooo:rsid="00bbbf73" style:font-style-asian="italic" style:font-style-complex="italic"/>
    </style:style>
    <style:style style:name="T30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2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303" style:family="text">
      <style:text-properties officeooo:rsid="00205d85"/>
    </style:style>
    <style:style style:name="T304" style:family="text">
      <style:text-properties officeooo:rsid="0027fcfd"/>
    </style:style>
    <style:style style:name="T305" style:family="text">
      <style:text-properties officeooo:rsid="0029525d"/>
    </style:style>
    <style:style style:name="T306" style:family="text">
      <style:text-properties officeooo:rsid="0034ed8b"/>
    </style:style>
    <style:style style:name="T307" style:family="text">
      <style:text-properties officeooo:rsid="00367935"/>
    </style:style>
    <style:style style:name="T308" style:family="text">
      <style:text-properties officeooo:rsid="00398ddf"/>
    </style:style>
    <style:style style:name="T309" style:family="text">
      <style:text-properties officeooo:rsid="003b4e50"/>
    </style:style>
    <style:style style:name="T310" style:family="text">
      <style:text-properties officeooo:rsid="0043121f"/>
    </style:style>
    <style:style style:name="T3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2a1eb84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357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358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359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360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361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362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363" style:family="text">
      <style:text-properties fo:font-style="normal" style:text-underline-style="none" style:font-style-asian="normal" style:font-style-complex="normal"/>
    </style:style>
    <style:style style:name="T364" style:family="text">
      <style:text-properties fo:font-style="normal" style:text-underline-style="none" officeooo:rsid="00a8a4b1" style:font-style-asian="normal" style:font-style-complex="normal"/>
    </style:style>
    <style:style style:name="T365" style:family="text">
      <style:text-properties fo:font-style="normal" style:text-underline-style="none" officeooo:rsid="00ba4170" style:font-style-asian="normal" style:font-style-complex="normal"/>
    </style:style>
    <style:style style:name="T366" style:family="text">
      <style:text-properties fo:font-style="normal" style:text-underline-style="none" officeooo:rsid="00b1e303" style:font-style-asian="normal" style:font-style-complex="normal"/>
    </style:style>
    <style:style style:name="T367" style:family="text">
      <style:text-properties fo:font-style="normal" style:text-underline-style="none" officeooo:rsid="00baae4f" style:font-style-asian="normal" style:font-style-complex="normal"/>
    </style:style>
    <style:style style:name="T368" style:family="text">
      <style:text-properties fo:font-style="normal" style:text-underline-style="none" officeooo:rsid="00bbbf73" style:font-style-asian="normal" style:font-style-complex="normal"/>
    </style:style>
    <style:style style:name="T369" style:family="text">
      <style:text-properties fo:font-style="normal" style:text-underline-style="none" officeooo:rsid="00be4749" style:font-style-asian="normal" style:font-style-complex="normal"/>
    </style:style>
    <style:style style:name="T370" style:family="text">
      <style:text-properties fo:font-style="normal" style:text-underline-style="none" officeooo:rsid="00d139a0" style:font-style-asian="normal" style:font-style-complex="normal"/>
    </style:style>
    <style:style style:name="T371" style:family="text">
      <style:text-properties fo:font-style="normal" style:text-underline-style="none" officeooo:rsid="00d1487d" style:font-style-asian="normal" style:font-style-complex="normal"/>
    </style:style>
    <style:style style:name="T372" style:family="text">
      <style:text-properties fo:font-style="normal" style:text-underline-style="none" officeooo:rsid="00d2fc06" style:font-style-asian="normal" style:font-style-complex="normal"/>
    </style:style>
    <style:style style:name="T373" style:family="text">
      <style:text-properties fo:font-style="normal" style:text-underline-style="none" officeooo:rsid="00d40111" style:font-style-asian="normal" style:font-style-complex="normal"/>
    </style:style>
    <style:style style:name="T374" style:family="text">
      <style:text-properties fo:font-style="normal" style:text-underline-style="none" officeooo:rsid="00d4c5ce" style:font-style-asian="normal" style:font-style-complex="normal"/>
    </style:style>
    <style:style style:name="T375" style:family="text">
      <style:text-properties fo:font-style="normal" style:text-underline-style="none" officeooo:rsid="00d708a6" style:font-style-asian="normal" style:font-style-complex="normal"/>
    </style:style>
    <style:style style:name="T376" style:family="text">
      <style:text-properties fo:font-style="normal" style:text-underline-style="none" officeooo:rsid="00d77d7d" style:font-style-asian="normal" style:font-style-complex="normal"/>
    </style:style>
    <style:style style:name="T377" style:family="text">
      <style:text-properties fo:font-style="normal" style:text-underline-style="none" officeooo:rsid="00d83381" style:font-style-asian="normal" style:font-style-complex="normal"/>
    </style:style>
    <style:style style:name="T378" style:family="text">
      <style:text-properties fo:font-style="normal" style:text-underline-style="none" officeooo:rsid="00d75809" style:font-style-asian="normal" style:font-style-complex="normal"/>
    </style:style>
    <style:style style:name="T379" style:family="text">
      <style:text-properties fo:font-style="normal" style:text-underline-style="none" officeooo:rsid="00dd6c8d" style:font-style-asian="normal" style:font-style-complex="normal"/>
    </style:style>
    <style:style style:name="T380" style:family="text">
      <style:text-properties fo:font-style="normal" style:text-underline-style="none" officeooo:rsid="00dedcd7" style:font-style-asian="normal" style:font-style-complex="normal"/>
    </style:style>
    <style:style style:name="T381" style:family="text">
      <style:text-properties fo:font-style="normal" style:text-underline-style="none" officeooo:rsid="00beb82f" style:font-style-asian="normal" style:font-style-complex="normal"/>
    </style:style>
    <style:style style:name="T382" style:family="text">
      <style:text-properties fo:font-style="normal" style:text-underline-style="none" officeooo:rsid="00e4290b" style:font-style-asian="normal" style:font-style-complex="normal"/>
    </style:style>
    <style:style style:name="T383" style:family="text">
      <style:text-properties fo:font-style="normal" style:text-underline-style="none" officeooo:rsid="00eb50e0" style:font-style-asian="normal" style:font-style-complex="normal"/>
    </style:style>
    <style:style style:name="T384" style:family="text">
      <style:text-properties fo:font-style="normal" style:text-underline-style="none" officeooo:rsid="00d9c9e4" style:font-style-asian="normal" style:font-style-complex="normal"/>
    </style:style>
    <style:style style:name="T385" style:family="text">
      <style:text-properties fo:font-style="normal" style:text-underline-style="none" officeooo:rsid="00ec1e8c" style:font-style-asian="normal" style:font-style-complex="normal"/>
    </style:style>
    <style:style style:name="T386" style:family="text">
      <style:text-properties fo:font-style="normal" style:text-underline-style="none" officeooo:rsid="00f0f7f8" style:font-style-asian="normal" style:font-style-complex="normal"/>
    </style:style>
    <style:style style:name="T387" style:family="text">
      <style:text-properties fo:font-style="normal" style:text-underline-style="none" officeooo:rsid="00f2503e" style:font-style-asian="normal" style:font-style-complex="normal"/>
    </style:style>
    <style:style style:name="T388" style:family="text">
      <style:text-properties fo:font-style="normal" style:text-underline-style="none" officeooo:rsid="00f5260b" style:font-style-asian="normal" style:font-style-complex="normal"/>
    </style:style>
    <style:style style:name="T389" style:family="text">
      <style:text-properties fo:font-style="normal" style:text-underline-style="none" officeooo:rsid="00f55bb2" style:font-style-asian="normal" style:font-style-complex="normal"/>
    </style:style>
    <style:style style:name="T390" style:family="text">
      <style:text-properties fo:font-style="normal" style:text-underline-style="none" officeooo:rsid="00f74e17" style:font-style-asian="normal" style:font-style-complex="normal"/>
    </style:style>
    <style:style style:name="T391" style:family="text">
      <style:text-properties fo:font-style="normal" style:text-underline-style="none" officeooo:rsid="00fbef0d" style:font-style-asian="normal" style:font-style-complex="normal"/>
    </style:style>
    <style:style style:name="T392" style:family="text">
      <style:text-properties fo:font-style="normal" style:text-underline-style="none" officeooo:rsid="00fde6f2" style:font-style-asian="normal" style:font-style-complex="normal"/>
    </style:style>
    <style:style style:name="T393" style:family="text">
      <style:text-properties fo:font-style="normal" style:text-underline-style="none" officeooo:rsid="010185dc" style:font-style-asian="normal" style:font-style-complex="normal"/>
    </style:style>
    <style:style style:name="T394" style:family="text">
      <style:text-properties fo:font-style="normal" style:text-underline-style="none" officeooo:rsid="0103be48" style:font-style-asian="normal" style:font-style-complex="normal"/>
    </style:style>
    <style:style style:name="T395" style:family="text">
      <style:text-properties fo:font-style="normal" style:text-underline-style="none" officeooo:rsid="010c486e" style:font-style-asian="normal" style:font-style-complex="normal"/>
    </style:style>
    <style:style style:name="T396" style:family="text">
      <style:text-properties fo:font-style="normal" style:text-underline-style="none" officeooo:rsid="010db770" style:font-style-asian="normal" style:font-style-complex="normal"/>
    </style:style>
    <style:style style:name="T397" style:family="text">
      <style:text-properties fo:font-style="normal" style:text-underline-style="none" officeooo:rsid="011cabfd" style:font-style-asian="normal" style:font-style-complex="normal"/>
    </style:style>
    <style:style style:name="T398" style:family="text">
      <style:text-properties fo:font-style="normal" style:text-underline-style="none" officeooo:rsid="011d9595" style:font-style-asian="normal" style:font-style-complex="normal"/>
    </style:style>
    <style:style style:name="T399" style:family="text">
      <style:text-properties fo:font-style="normal" style:text-underline-style="none" officeooo:rsid="011fc384" style:font-style-asian="normal" style:font-style-complex="normal"/>
    </style:style>
    <style:style style:name="T400" style:family="text">
      <style:text-properties fo:font-style="normal" style:text-underline-style="none" officeooo:rsid="012dfde8" style:font-style-asian="normal" style:font-style-complex="normal"/>
    </style:style>
    <style:style style:name="T401" style:family="text">
      <style:text-properties fo:font-style="normal" style:text-underline-style="none" officeooo:rsid="0130fd48" style:font-style-asian="normal" style:font-style-complex="normal"/>
    </style:style>
    <style:style style:name="T402" style:family="text">
      <style:text-properties fo:font-style="normal" style:text-underline-style="none" officeooo:rsid="013282b3" style:font-style-asian="normal" style:font-style-complex="normal"/>
    </style:style>
    <style:style style:name="T403" style:family="text">
      <style:text-properties fo:font-style="normal" style:text-underline-style="none" officeooo:rsid="013401b3" style:font-style-asian="normal" style:font-style-complex="normal"/>
    </style:style>
    <style:style style:name="T404" style:family="text">
      <style:text-properties fo:font-style="normal" style:text-underline-style="none" officeooo:rsid="013a8584" style:font-style-asian="normal" style:font-style-complex="normal"/>
    </style:style>
    <style:style style:name="T405" style:family="text">
      <style:text-properties fo:font-style="normal" style:text-underline-style="none" officeooo:rsid="013f3c54" style:font-style-asian="normal" style:font-style-complex="normal"/>
    </style:style>
    <style:style style:name="T406" style:family="text">
      <style:text-properties fo:font-style="normal" style:text-underline-style="none" officeooo:rsid="013e347a" style:font-style-asian="normal" style:font-style-complex="normal"/>
    </style:style>
    <style:style style:name="T407" style:family="text">
      <style:text-properties fo:font-style="normal" style:text-underline-style="none" officeooo:rsid="01408f03" style:font-style-asian="normal" style:font-style-complex="normal"/>
    </style:style>
    <style:style style:name="T408" style:family="text">
      <style:text-properties fo:font-style="normal" style:text-underline-style="none" officeooo:rsid="013cc971" style:font-style-asian="normal" style:font-style-complex="normal"/>
    </style:style>
    <style:style style:name="T409" style:family="text">
      <style:text-properties fo:font-style="normal" style:text-underline-style="none" officeooo:rsid="0150aafa" style:font-style-asian="normal" style:font-style-complex="normal"/>
    </style:style>
    <style:style style:name="T410" style:family="text">
      <style:text-properties fo:font-style="normal" style:text-underline-style="none" officeooo:rsid="0152f194" style:font-style-asian="normal" style:font-style-complex="normal"/>
    </style:style>
    <style:style style:name="T411" style:family="text">
      <style:text-properties fo:font-style="normal" style:text-underline-style="none" officeooo:rsid="0157e2d4" style:font-style-asian="normal" style:font-style-complex="normal"/>
    </style:style>
    <style:style style:name="T412" style:family="text">
      <style:text-properties fo:font-style="normal" style:text-underline-style="none" officeooo:rsid="015c452a" style:font-style-asian="normal" style:font-style-complex="normal"/>
    </style:style>
    <style:style style:name="T413" style:family="text">
      <style:text-properties fo:font-style="normal" style:text-underline-style="none" officeooo:rsid="0176ee1b" style:font-style-asian="normal" style:font-style-complex="normal"/>
    </style:style>
    <style:style style:name="T414" style:family="text">
      <style:text-properties fo:font-style="normal" style:font-style-asian="normal" style:font-style-complex="normal"/>
    </style:style>
    <style:style style:name="T415" style:family="text">
      <style:text-properties fo:font-style="normal" officeooo:rsid="00524926" style:font-style-asian="normal" style:font-style-complex="normal"/>
    </style:style>
    <style:style style:name="T416" style:family="text">
      <style:text-properties fo:font-style="normal" officeooo:rsid="0033fbdf" style:font-style-asian="normal" style:font-style-complex="normal"/>
    </style:style>
    <style:style style:name="T417" style:family="text">
      <style:text-properties fo:font-style="normal" officeooo:rsid="0034ed8b" style:font-style-asian="normal" style:font-style-complex="normal"/>
    </style:style>
    <style:style style:name="T418" style:family="text">
      <style:text-properties fo:font-style="normal" officeooo:rsid="0052a33a" style:font-style-asian="normal" style:font-style-complex="normal"/>
    </style:style>
    <style:style style:name="T419" style:family="text">
      <style:text-properties fo:font-style="normal" officeooo:rsid="0012a0dc" style:font-style-asian="normal" style:font-style-complex="normal"/>
    </style:style>
    <style:style style:name="T420" style:family="text">
      <style:text-properties fo:font-style="normal" officeooo:rsid="005aa0ca" style:font-style-asian="normal" style:font-style-complex="normal"/>
    </style:style>
    <style:style style:name="T421" style:family="text">
      <style:text-properties fo:font-style="normal" officeooo:rsid="0092f82d" style:font-style-asian="normal" style:font-style-complex="normal"/>
    </style:style>
    <style:style style:name="T422" style:family="text">
      <style:text-properties fo:font-style="normal" officeooo:rsid="00c6421c" style:font-style-asian="normal" style:font-style-complex="normal"/>
    </style:style>
    <style:style style:name="T423" style:family="text">
      <style:text-properties fo:font-style="normal" officeooo:rsid="00cc5bce" style:font-style-asian="normal" style:font-style-complex="normal"/>
    </style:style>
    <style:style style:name="T424" style:family="text">
      <style:text-properties fo:font-style="normal" officeooo:rsid="0106c767" style:font-style-asian="normal" style:font-style-complex="normal"/>
    </style:style>
    <style:style style:name="T425" style:family="text">
      <style:text-properties fo:font-style="normal" officeooo:rsid="00ce5fa1" style:font-style-asian="normal" style:font-style-complex="normal"/>
    </style:style>
    <style:style style:name="T426" style:family="text">
      <style:text-properties fo:font-style="normal" officeooo:rsid="0164a6ee" style:font-style-asian="normal" style:font-style-complex="normal"/>
    </style:style>
    <style:style style:name="T427" style:family="text">
      <style:text-properties fo:font-style="normal" officeooo:rsid="0168d8d5" style:font-style-asian="normal" style:font-style-complex="normal"/>
    </style:style>
    <style:style style:name="T428" style:family="text">
      <style:text-properties fo:font-style="normal" officeooo:rsid="0179221f" style:font-style-asian="normal" style:font-style-complex="normal"/>
    </style:style>
    <style:style style:name="T429" style:family="text">
      <style:text-properties fo:font-style="normal" officeooo:rsid="017941db" style:font-style-asian="normal" style:font-style-complex="normal"/>
    </style:style>
    <style:style style:name="T430" style:family="text">
      <style:text-properties fo:font-style="normal" officeooo:rsid="017a7161" style:font-style-asian="normal" style:font-style-complex="normal"/>
    </style:style>
    <style:style style:name="T431" style:family="text">
      <style:text-properties fo:font-style="normal" officeooo:rsid="0288fb00" style:font-style-asian="normal" style:font-style-complex="normal"/>
    </style:style>
    <style:style style:name="T432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433" style:family="text">
      <style:text-properties officeooo:rsid="004d4d0b"/>
    </style:style>
    <style:style style:name="T434" style:family="text">
      <style:text-properties officeooo:rsid="0013268f"/>
    </style:style>
    <style:style style:name="T435" style:family="text">
      <style:text-properties officeooo:rsid="004f4350"/>
    </style:style>
    <style:style style:name="T436" style:family="text">
      <style:text-properties officeooo:rsid="00501b3c"/>
    </style:style>
    <style:style style:name="T437" style:family="text">
      <style:text-properties officeooo:rsid="00147dd9"/>
    </style:style>
    <style:style style:name="T438" style:family="text">
      <style:text-properties officeooo:rsid="005521a3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officeooo:rsid="005f7223" style:font-weight-asian="bold" style:font-weight-complex="bold"/>
    </style:style>
    <style:style style:name="T441" style:family="text">
      <style:text-properties fo:font-weight="bold" officeooo:rsid="01871851" style:font-weight-asian="bold" style:font-weight-complex="bold"/>
    </style:style>
    <style:style style:name="T442" style:family="text">
      <style:text-properties fo:font-weight="bold" officeooo:rsid="02070606" style:font-weight-asian="bold" style:font-weight-complex="bold"/>
    </style:style>
    <style:style style:name="T443" style:family="text">
      <style:text-properties fo:font-weight="bold" officeooo:rsid="0206e857" style:font-weight-asian="bold" style:font-weight-complex="bold"/>
    </style:style>
    <style:style style:name="T444" style:family="text">
      <style:text-properties fo:font-weight="bold" officeooo:rsid="006317f8" style:font-weight-asian="bold" style:font-weight-complex="bold"/>
    </style:style>
    <style:style style:name="T445" style:family="text">
      <style:text-properties fo:font-weight="bold" officeooo:rsid="00672a68" style:font-weight-asian="bold" style:font-weight-complex="bold"/>
    </style:style>
    <style:style style:name="T446" style:family="text">
      <style:text-properties officeooo:rsid="005b5f51"/>
    </style:style>
    <style:style style:name="T447" style:family="text">
      <style:text-properties officeooo:rsid="005d12fa"/>
    </style:style>
    <style:style style:name="T448" style:family="text">
      <style:text-properties officeooo:rsid="003cb407"/>
    </style:style>
    <style:style style:name="T449" style:family="text">
      <style:text-properties officeooo:rsid="005f7223"/>
    </style:style>
    <style:style style:name="T450" style:family="text">
      <style:text-properties officeooo:rsid="006317f8"/>
    </style:style>
    <style:style style:name="T451" style:family="text">
      <style:text-properties officeooo:rsid="00672a68"/>
    </style:style>
    <style:style style:name="T452" style:family="text">
      <style:text-properties style:text-underline-style="none"/>
    </style:style>
    <style:style style:name="T453" style:family="text">
      <style:text-properties style:text-underline-style="none" fo:font-weight="normal" style:font-weight-asian="normal" style:font-weight-complex="normal"/>
    </style:style>
    <style:style style:name="T454" style:family="text">
      <style:text-properties style:text-underline-style="none" fo:font-weight="normal" officeooo:rsid="00721e09" style:font-weight-asian="normal" style:font-weight-complex="normal"/>
    </style:style>
    <style:style style:name="T455" style:family="text">
      <style:text-properties style:text-underline-style="none" fo:font-weight="normal" officeooo:rsid="00722a19" style:font-weight-asian="normal" style:font-weight-complex="normal"/>
    </style:style>
    <style:style style:name="T456" style:family="text">
      <style:text-properties style:text-underline-style="none" fo:font-weight="normal" officeooo:rsid="006a9ead" style:font-weight-asian="normal" style:font-weight-complex="normal"/>
    </style:style>
    <style:style style:name="T457" style:family="text">
      <style:text-properties style:text-underline-style="none" fo:font-weight="normal" officeooo:rsid="008d7148" style:font-weight-asian="normal" style:font-weight-complex="normal"/>
    </style:style>
    <style:style style:name="T458" style:family="text">
      <style:text-properties style:text-underline-style="none" fo:font-weight="normal" officeooo:rsid="00a639f7" style:font-weight-asian="normal" style:font-weight-complex="normal"/>
    </style:style>
    <style:style style:name="T459" style:family="text">
      <style:text-properties style:text-underline-style="none" fo:font-weight="normal" officeooo:rsid="00a69bec" style:font-weight-asian="normal" style:font-weight-complex="normal"/>
    </style:style>
    <style:style style:name="T460" style:family="text">
      <style:text-properties style:text-underline-style="none" fo:font-weight="normal" officeooo:rsid="009e29ef" style:font-weight-asian="normal" style:font-weight-complex="normal"/>
    </style:style>
    <style:style style:name="T461" style:family="text">
      <style:text-properties style:text-underline-style="none" fo:font-weight="normal" officeooo:rsid="00a75993" style:font-weight-asian="normal" style:font-weight-complex="normal"/>
    </style:style>
    <style:style style:name="T462" style:family="text">
      <style:text-properties style:text-underline-style="none" fo:font-weight="normal" officeooo:rsid="00e7b674" style:font-weight-asian="normal" style:font-weight-complex="normal"/>
    </style:style>
    <style:style style:name="T463" style:family="text">
      <style:text-properties style:text-underline-style="none" fo:font-weight="normal" officeooo:rsid="003cb407" style:font-weight-asian="normal" style:font-weight-complex="normal"/>
    </style:style>
    <style:style style:name="T464" style:family="text">
      <style:text-properties style:text-underline-style="none" fo:font-weight="normal" officeooo:rsid="0082538a" style:font-weight-asian="normal" style:font-weight-complex="normal"/>
    </style:style>
    <style:style style:name="T465" style:family="text">
      <style:text-properties style:text-underline-style="none" fo:font-weight="bold" style:font-weight-asian="bold" style:font-weight-complex="bold"/>
    </style:style>
    <style:style style:name="T466" style:family="text">
      <style:text-properties style:text-underline-style="none" fo:font-weight="bold" officeooo:rsid="00a75993" style:font-weight-asian="bold" style:font-weight-complex="bold"/>
    </style:style>
    <style:style style:name="T467" style:family="text">
      <style:text-properties style:text-underline-style="none" fo:font-weight="bold" officeooo:rsid="013013d9" style:font-weight-asian="bold" style:font-weight-complex="bold"/>
    </style:style>
    <style:style style:name="T468" style:family="text">
      <style:text-properties style:text-underline-style="none" fo:font-weight="bold" officeooo:rsid="01408f03" style:font-weight-asian="bold" style:font-weight-complex="bold"/>
    </style:style>
    <style:style style:name="T469" style:family="text">
      <style:text-properties style:text-underline-style="none" officeooo:rsid="00a639f7"/>
    </style:style>
    <style:style style:name="T470" style:family="text">
      <style:text-properties style:text-underline-style="none" officeooo:rsid="00bbbf73"/>
    </style:style>
    <style:style style:name="T471" style:family="text">
      <style:text-properties style:text-underline-style="none" officeooo:rsid="00d40111"/>
    </style:style>
    <style:style style:name="T472" style:family="text">
      <style:text-properties style:text-underline-style="none" officeooo:rsid="00d708a6"/>
    </style:style>
    <style:style style:name="T473" style:family="text">
      <style:text-properties style:text-underline-style="none" officeooo:rsid="00d5826a"/>
    </style:style>
    <style:style style:name="T474" style:family="text">
      <style:text-properties style:text-underline-style="none" officeooo:rsid="00d9c9e4"/>
    </style:style>
    <style:style style:name="T475" style:family="text">
      <style:text-properties style:text-underline-style="none" officeooo:rsid="00ec1e8c"/>
    </style:style>
    <style:style style:name="T476" style:family="text">
      <style:text-properties style:text-underline-style="none" officeooo:rsid="00fde6f2"/>
    </style:style>
    <style:style style:name="T477" style:family="text">
      <style:text-properties style:text-underline-style="none" officeooo:rsid="0123bb39"/>
    </style:style>
    <style:style style:name="T478" style:family="text">
      <style:text-properties style:text-underline-style="none" officeooo:rsid="013013d9"/>
    </style:style>
    <style:style style:name="T479" style:family="text">
      <style:text-properties style:text-underline-style="none" officeooo:rsid="0137af9f"/>
    </style:style>
    <style:style style:name="T480" style:family="text">
      <style:text-properties style:text-underline-style="none" officeooo:rsid="013282b3"/>
    </style:style>
    <style:style style:name="T481" style:family="text">
      <style:text-properties style:text-underline-style="none" officeooo:rsid="01408f03"/>
    </style:style>
    <style:style style:name="T482" style:family="text">
      <style:text-properties style:text-underline-style="none" officeooo:rsid="01416cb6"/>
    </style:style>
    <style:style style:name="T483" style:family="text">
      <style:text-properties style:text-underline-style="none" officeooo:rsid="01435f2a"/>
    </style:style>
    <style:style style:name="T484" style:family="text">
      <style:text-properties style:text-underline-style="none" officeooo:rsid="015f15fe"/>
    </style:style>
    <style:style style:name="T485" style:family="text">
      <style:text-properties officeooo:rsid="0071f6b3"/>
    </style:style>
    <style:style style:name="T486" style:family="text">
      <style:text-properties officeooo:rsid="00722a19"/>
    </style:style>
    <style:style style:name="T487" style:family="text">
      <style:text-properties officeooo:rsid="0081154c"/>
    </style:style>
    <style:style style:name="T488" style:family="text">
      <style:text-properties officeooo:rsid="0082538a"/>
    </style:style>
    <style:style style:name="T489" style:family="text">
      <style:text-properties officeooo:rsid="00838393"/>
    </style:style>
    <style:style style:name="T490" style:family="text">
      <style:text-properties officeooo:rsid="008a06de"/>
    </style:style>
    <style:style style:name="T491" style:family="text">
      <style:text-properties officeooo:rsid="00937b11"/>
    </style:style>
    <style:style style:name="T492" style:family="text">
      <style:text-properties officeooo:rsid="0093b191"/>
    </style:style>
    <style:style style:name="T493" style:family="text">
      <style:text-properties officeooo:rsid="00b502cc"/>
    </style:style>
    <style:style style:name="T494" style:family="text">
      <style:text-properties officeooo:rsid="00ba4170"/>
    </style:style>
    <style:style style:name="T495" style:family="text">
      <style:text-properties officeooo:rsid="00bbbf73"/>
    </style:style>
    <style:style style:name="T496" style:family="text">
      <style:text-properties officeooo:rsid="00bd3f9d"/>
    </style:style>
    <style:style style:name="T497" style:family="text">
      <style:text-properties officeooo:rsid="00beb82f"/>
    </style:style>
    <style:style style:name="T498" style:family="text">
      <style:text-properties officeooo:rsid="00c2a166"/>
    </style:style>
    <style:style style:name="T499" style:family="text">
      <style:text-properties officeooo:rsid="00c7406f"/>
    </style:style>
    <style:style style:name="T500" style:family="text">
      <style:text-properties officeooo:rsid="00c93592"/>
    </style:style>
    <style:style style:name="T501" style:family="text">
      <style:text-properties officeooo:rsid="00ce5fa1"/>
    </style:style>
    <style:style style:name="T502" style:family="text">
      <style:text-properties officeooo:rsid="00cf9e9f"/>
    </style:style>
    <style:style style:name="T503" style:family="text">
      <style:text-properties officeooo:rsid="00d83381"/>
    </style:style>
    <style:style style:name="T504" style:family="text">
      <style:text-properties officeooo:rsid="00e09913"/>
    </style:style>
    <style:style style:name="T505" style:family="text">
      <style:text-properties officeooo:rsid="00ed9297"/>
    </style:style>
    <style:style style:name="T506" style:family="text">
      <style:text-properties officeooo:rsid="00ef4875"/>
    </style:style>
    <style:style style:name="T507" style:family="text">
      <style:text-properties officeooo:rsid="00f0f7f8"/>
    </style:style>
    <style:style style:name="T508" style:family="text">
      <style:text-properties officeooo:rsid="00f5260b"/>
    </style:style>
    <style:style style:name="T509" style:family="text">
      <style:text-properties officeooo:rsid="00fde6f2"/>
    </style:style>
    <style:style style:name="T510" style:family="text">
      <style:text-properties officeooo:rsid="010185dc"/>
    </style:style>
    <style:style style:name="T511" style:family="text">
      <style:text-properties officeooo:rsid="01023882"/>
    </style:style>
    <style:style style:name="T512" style:family="text">
      <style:text-properties officeooo:rsid="01095847"/>
    </style:style>
    <style:style style:name="T513" style:family="text">
      <style:text-properties officeooo:rsid="010f422a"/>
    </style:style>
    <style:style style:name="T514" style:family="text">
      <style:text-properties officeooo:rsid="01113d34"/>
    </style:style>
    <style:style style:name="T515" style:family="text">
      <style:text-properties officeooo:rsid="011bd541"/>
    </style:style>
    <style:style style:name="T516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517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518" style:family="text">
      <style:text-properties officeooo:rsid="0152f194"/>
    </style:style>
    <style:style style:name="T519" style:family="text">
      <style:text-properties officeooo:rsid="016860b9"/>
    </style:style>
    <style:style style:name="T520" style:family="text">
      <style:text-properties officeooo:rsid="01758a0f"/>
    </style:style>
    <style:style style:name="T521" style:family="text">
      <style:text-properties officeooo:rsid="01871851"/>
    </style:style>
    <style:style style:name="T522" style:family="text">
      <style:text-properties officeooo:rsid="0188ed42"/>
    </style:style>
    <style:style style:name="T523" style:family="text">
      <style:text-properties officeooo:rsid="018c0d5b"/>
    </style:style>
    <style:style style:name="T524" style:family="text">
      <style:text-properties officeooo:rsid="019479eb"/>
    </style:style>
    <style:style style:name="T525" style:family="text">
      <style:text-properties officeooo:rsid="0198a2ea"/>
    </style:style>
    <style:style style:name="T526" style:family="text">
      <style:text-properties officeooo:rsid="01c64853"/>
    </style:style>
    <style:style style:name="T527" style:family="text">
      <style:text-properties officeooo:rsid="01d80854"/>
    </style:style>
    <style:style style:name="T528" style:family="text">
      <style:text-properties officeooo:rsid="01d90cf6"/>
    </style:style>
    <style:style style:name="T529" style:family="text">
      <style:text-properties officeooo:rsid="01d9cd4e"/>
    </style:style>
    <style:style style:name="T530" style:family="text">
      <style:text-properties officeooo:rsid="01dc67de"/>
    </style:style>
    <style:style style:name="T531" style:family="text">
      <style:text-properties officeooo:rsid="01df8731"/>
    </style:style>
    <style:style style:name="T532" style:family="text">
      <style:text-properties officeooo:rsid="01e917c9"/>
    </style:style>
    <style:style style:name="T533" style:family="text">
      <style:text-properties officeooo:rsid="01e5182b"/>
    </style:style>
    <style:style style:name="T534" style:family="text">
      <style:text-properties officeooo:rsid="01e966ec"/>
    </style:style>
    <style:style style:name="T535" style:family="text">
      <style:text-properties officeooo:rsid="01eb88a9"/>
    </style:style>
    <style:style style:name="T536" style:family="text">
      <style:text-properties officeooo:rsid="01ec8e18"/>
    </style:style>
    <style:style style:name="T537" style:family="text">
      <style:text-properties officeooo:rsid="01f79ca2"/>
    </style:style>
    <style:style style:name="T538" style:family="text">
      <style:text-properties officeooo:rsid="01f9794d"/>
    </style:style>
    <style:style style:name="T539" style:family="text">
      <style:text-properties officeooo:rsid="01fb1d79"/>
    </style:style>
    <style:style style:name="T540" style:family="text">
      <style:text-properties officeooo:rsid="01fde08a"/>
    </style:style>
    <style:style style:name="T541" style:family="text">
      <style:text-properties officeooo:rsid="0200b58e"/>
    </style:style>
    <style:style style:name="T542" style:family="text">
      <style:text-properties officeooo:rsid="01c48a9e"/>
    </style:style>
    <style:style style:name="T543" style:family="text">
      <style:text-properties officeooo:rsid="020294d1"/>
    </style:style>
    <style:style style:name="T544" style:family="text">
      <style:text-properties officeooo:rsid="019e70b3"/>
    </style:style>
    <style:style style:name="T545" style:family="text">
      <style:text-properties officeooo:rsid="020131ae"/>
    </style:style>
    <style:style style:name="T546" style:family="text">
      <style:text-properties officeooo:rsid="01b08253"/>
    </style:style>
    <style:style style:name="T547" style:family="text">
      <style:text-properties officeooo:rsid="01ffec25"/>
    </style:style>
    <style:style style:name="T548" style:family="text">
      <style:text-properties officeooo:rsid="0212a48a"/>
    </style:style>
    <style:style style:name="T549" style:family="text">
      <style:text-properties officeooo:rsid="021d76dd"/>
    </style:style>
    <style:style style:name="T550" style:family="text">
      <style:text-properties officeooo:rsid="022053cd"/>
    </style:style>
    <style:style style:name="T551" style:family="text">
      <style:text-properties officeooo:rsid="01e2b86d"/>
    </style:style>
    <style:style style:name="T552" style:family="text">
      <style:text-properties officeooo:rsid="022dff2a"/>
    </style:style>
    <style:style style:name="T553" style:family="text">
      <style:text-properties officeooo:rsid="02540cb9"/>
    </style:style>
    <style:style style:name="T554" style:family="text">
      <style:text-properties officeooo:rsid="025798af"/>
    </style:style>
    <style:style style:name="T555" style:family="text">
      <style:text-properties officeooo:rsid="0259f4ad"/>
    </style:style>
    <style:style style:name="T556" style:family="text">
      <style:text-properties officeooo:rsid="025b11c7"/>
    </style:style>
    <style:style style:name="T557" style:family="text">
      <style:text-properties officeooo:rsid="02685e01"/>
    </style:style>
    <style:style style:name="T558" style:family="text">
      <style:text-properties officeooo:rsid="024d9b01"/>
    </style:style>
    <style:style style:name="T559" style:family="text">
      <style:text-properties officeooo:rsid="026b5506"/>
    </style:style>
    <style:style style:name="T560" style:family="text">
      <style:text-properties officeooo:rsid="02727518"/>
    </style:style>
    <style:style style:name="T561" style:family="text">
      <style:text-properties officeooo:rsid="02743cef"/>
    </style:style>
    <style:style style:name="T562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563" style:family="text">
      <style:text-properties officeooo:rsid="02abf8f2"/>
    </style:style>
    <style:style style:name="T564" style:family="text">
      <style:text-properties officeooo:rsid="02ac7d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38">А</text:span>нглийско<text:span text:style-name="T438">е</text:span> предложени<text:span text:style-name="T438">е</text:span></text:p>
      <text:p text:style-name="P1"/>
      <text:p text:style-name="P252"><text:span text:style-name="T434">Слова </text:span><text:span text:style-name="T435">в предложении </text:span><text:span text:style-name="T434">делятся на </text:span><text:span text:style-name="T512">две</text:span><text:span text:style-name="T434"> смысловые группы:</text:span></text:p>
      <text:list xml:id="list1630702449" text:style-name="L1">
        <text:list-item>
          <text:p text:style-name="P635">главные члены предложения — <text:span text:style-name="T488">это </text:span>подлежащее и сказуемое;</text:p>
        </text:list-item>
        <text:list-item>
          <text:p text:style-name="P635">второстепенные члены предложения — определение, дополнение и обстоятельтсво.</text:p>
        </text:list-item>
      </text:list>
      <text:p text:style-name="P98"/>
      <text:p text:style-name="P471">Подлежащее — эт<text:span text:style-name="T520">о</text:span> автор действия (существительное в именительном падеже).</text:p>
      <text:p text:style-name="P471">Сказуемое — это действие совершенное автором (т. е. глагол).</text:p>
      <text:p text:style-name="P96"/>
      <text:p text:style-name="P486"><text:span text:style-name="T101">С</text:span><text:span text:style-name="T102">казуемое </text:span><text:span text:style-name="T101">п</text:span><text:span text:style-name="T102">очти всегда делится на </text:span><text:span text:style-name="T103">две</text:span><text:span text:style-name="T102"> части: </text:span><text:span text:style-name="T104">на </text:span><text:span text:style-name="T102">вспомогательный </text:span><text:span text:style-name="T105">глагол </text:span><text:span text:style-name="T102">и смысловой.</text:span></text:p>
      <text:p text:style-name="P277"><text:span text:style-name="T304">Вспомогательный глагол не переводится. Он </text:span><text:span text:style-name="T305">сообщает</text:span><text:span text:style-name="T304"> о том, в каком времени нужно переводить смысловой. Смысловой глогол передает суть действия.</text:span></text:p>
      <text:p text:style-name="P277"/>
      <text:p text:style-name="P276">Смысловой глагол имеет несколько форм:</text:p>
      <text:list xml:id="list3784112291" text:style-name="L2">
        <text:list-item>
          <text:p text:style-name="P636">начальная форма (инфинитив) — форма глагола, как в словаре (с частицей <text:span text:style-name="T233">to</text:span>);</text:p>
        </text:list-item>
        <text:list-item>
          <text:p text:style-name="P637">с окончанием <text:span text:style-name="T233">-s (-es)</text:span> — в утверждениях <text:span text:style-name="T414">Present Simple</text:span> после <text:span text:style-name="T233">he/she/it</text:span>;</text:p>
        </text:list-item>
        <text:list-item>
          <text:p text:style-name="P636">с окончанием <text:span text:style-name="T233">-ing</text:span> (причастие) — в основном для образования <text:span text:style-name="T414">Present Continuous</text:span>;</text:p>
        </text:list-item>
        <text:list-item>
          <text:p text:style-name="P638">2я форма <text:span text:style-name="T504">(с окончанием </text:span><text:span text:style-name="T237">-ed</text:span><text:span text:style-name="T504">)</text:span> — для образования <text:span text:style-name="T414">Past Simple</text:span>;</text:p>
        </text:list-item>
        <text:list-item>
          <text:p text:style-name="P639">3я форма (прошедшее причастие) — для времен группы <text:span text:style-name="T414">Perfect</text:span> и пассивного залога .</text:p>
        </text:list-item>
      </text:list>
      <text:p text:style-name="P99"/>
      <text:p text:style-name="P97">Дополнение — это то, на что направлено действие. Оно выражено существительным, </text:p>
      <text:p text:style-name="P97">перед которым может стоять предлог или глаголом, перед которым может стоять частица <text:span text:style-name="T233">to</text:span><text:span text:style-name="T327">. <text:s/></text:span>Обычно оно стоит в конце предложения, но иногда может быть в начале.</text:p>
      <text:p text:style-name="P96"/>
      <text:p text:style-name="P100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96"/>
      <text:p text:style-name="P248"><text:span text:style-name="T437">В английском </text:span><text:span text:style-name="T438">языке</text:span><text:span text:style-name="T437"> не бывает предложений без подлежащего и сказуемого.</text:span></text:p>
      <text:p text:style-name="P473">Исключение составляют разговорные фразы: <text:span text:style-name="T233">nice to meet you</text:span><text:span text:style-name="T258">, come here, have fun </text:span><text:span text:style-name="T431">и пр</text:span><text:span text:style-name="T414">.</text:span></text:p>
      <text:p text:style-name="P2"/>
      <text:p text:style-name="P101"><text:span text:style-name="T498">Порядок слов в у</text:span>тведрдительны<text:span text:style-name="T498">х</text:span> и отрицательны<text:span text:style-name="T498">х</text:span> предложения<text:span text:style-name="T498">х</text:span>:</text:p>
      <text:list xml:id="list1806497412" text:style-name="L3">
        <text:list-item>
          <text:p text:style-name="P640"><text:span text:style-name="T14">подлежащее</text:span><text:span text:style-name="T1">;</text:span></text:p>
        </text:list-item>
        <text:list-item>
          <text:p text:style-name="P640"><text:span text:style-name="T18">сказуемое</text:span><text:span text:style-name="T2">;</text:span></text:p>
        </text:list-item>
        <text:list-item>
          <text:p text:style-name="P641"><text:span text:style-name="T9">дополнение</text:span>;</text:p>
        </text:list-item>
        <text:list-item>
          <text:p text:style-name="P641"><text:span text:style-name="T11">обстоятельство</text:span>.</text:p>
        </text:list-item>
      </text:list>
      <text:p text:style-name="P13"/>
      <text:p text:style-name="P14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4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5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3"/>
      <text:p text:style-name="P113"><text:span text:style-name="T498">Порядок слов в в</text:span>опросительны<text:span text:style-name="T498">х</text:span> предложения<text:span text:style-name="T498">х</text:span>:</text:p>
      <text:list xml:id="list3598168578" text:style-name="L4">
        <text:list-item>
          <text:p text:style-name="P656"><text:span text:style-name="T25">вопросительное слово</text:span>;</text:p>
        </text:list-item>
        <text:list-item>
          <text:p text:style-name="P656"><text:span text:style-name="T3">вспомогательный глагол</text:span><text:span text:style-name="T17"> </text:span><text:span text:style-name="T29">(часть сказуемого)</text:span><text:span text:style-name="T28">;</text:span></text:p>
        </text:list-item>
        <text:list-item>
          <text:p text:style-name="P656"><text:span text:style-name="T13">подлежащее</text:span>;</text:p>
        </text:list-item>
        <text:list-item>
          <text:p text:style-name="P656"><text:span text:style-name="T17">смысловой глагол</text:span><text:span text:style-name="T3"> </text:span><text:span text:style-name="T29">(часть сказуемого)</text:span><text:span text:style-name="T28">;</text:span></text:p>
        </text:list-item>
        <text:list-item>
          <text:p text:style-name="P656"><text:span text:style-name="T9">дополнение</text:span>;</text:p>
        </text:list-item>
        <text:list-item>
          <text:p text:style-name="P656"><text:span text:style-name="T11">обстоятельство</text:span>.</text:p>
        </text:list-item>
      </text:list>
      <text:p text:style-name="P247"/>
      <text:p text:style-name="P16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303">—</text:span> Что ты здесь делаешь?</text:p>
      <text:p text:style-name="P249"><text:span text:style-name="T4">Do</text:span><text:span text:style-name="T233"> </text:span><text:span text:style-name="T15">you</text:span><text:span text:style-name="T233"> </text:span><text:span text:style-name="T20">want</text:span><text:span text:style-name="T10"> to live </text:span><text:span text:style-name="T12">in Spain</text:span><text:span text:style-name="T233">? — Ты хочешь жить в Испании?</text:span></text:p>
      <text:p text:style-name="P554"><text:soft-page-break/><text:span text:style-name="T419">Вопрос не всегда бывает полным, какого-то элемента может не быть, </text:span><text:span text:style-name="T420">но при этом всегда </text:span></text:p>
      <text:p text:style-name="P552">есть подлежащие и вспомогательный глагол.</text:p>
      <text:p text:style-name="P546"/>
      <text:p text:style-name="P551"><text:span text:style-name="T463">Общий вопрос начинается со вспомогательного глагола и подразумевает ответ «</text:span><text:span text:style-name="T464">да/нет»</text:span><text:span text:style-name="T463">.</text:span></text:p>
      <text:p text:style-name="P547"/>
      <text:p text:style-name="P548"><text:span text:style-name="T316">Чтобы коротко ответить на </text:span><text:span text:style-name="T317">такой </text:span><text:span text:style-name="T316">вопрос, недостаточно просто написать </text:span><text:span text:style-name="T276">yes/no</text:span><text:span text:style-name="T316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549"/>
      <text:p text:style-name="P553"><text:span text:style-name="T439">Do you play</text:span> the piano? <text:span text:style-name="T303">—</text:span> Yes, <text:span text:style-name="T440">I do</text:span><text:span text:style-name="T449">.</text:span></text:p>
      <text:p text:style-name="P553"><text:span text:style-name="T440">Does Rita play</text:span><text:span text:style-name="T449"> football? </text:span><text:span text:style-name="T303">— </text:span><text:span text:style-name="T449">No, </text:span><text:span text:style-name="T440">she doesn`t</text:span><text:span text:style-name="T449">.</text:span> </text:p>
      <text:p text:style-name="P545"/>
      <text:p text:style-name="P550"><text:span text:style-name="T448">Специальный вопрос начинается с вопросительного слова </text:span><text:span text:style-name="T451">или связки</text:span><text:span text:style-name="T448">. </text:span><text:span text:style-name="T450">Он служит, чтобы узнать дополнительную информацию.</text:span><text:span text:style-name="T448"> </text:span><text:span text:style-name="T450">После вопросительного слова обычно стоит существительное: What </text:span><text:span text:style-name="T444">car</text:span><text:span text:style-name="T450"> does he have? </text:span><text:span text:style-name="T451">How much </text:span><text:span text:style-name="T445">money</text:span><text:span text:style-name="T451"> dow we have?</text:span></text:p>
      <text:p text:style-name="P63"/>
      <text:p text:style-name="P156">Местоимение <text:span text:style-name="T233">I</text:span> всегда пишется с большой буквы.</text:p>
      <text:p text:style-name="P245">В английском языке всего 2 падежа: именительный и объектный. <text:s/></text:p>
      <text:p text:style-name="P245"/>
      <text:p text:style-name="P274"><text:span text:style-name="T229">В предложениях, которые используют глаголы: </text:span><text:span text:style-name="T302">like, have, enjoy, need</text:span><text:span text:style-name="T228">, </text:span><text:span text:style-name="T229">подлежащие </text:span></text:p>
      <text:p text:style-name="P274"><text:span text:style-name="T229">не переводятся на русский в именительном падеже</text:span><text:span text:style-name="T230">:</text:span></text:p>
      <text:p text:style-name="P240"/>
      <text:p text:style-name="P56"><text:span text:style-name="T28">I l</text:span>ike my job — Мне нравится моя работа (а не «Я нравится моя работа»).</text:p>
      <text:p text:style-name="P56"/>
      <text:p text:style-name="P9"><text:span text:style-name="T506">Настоящее.</text:span> Present</text:p>
      <text:p text:style-name="P234"/>
      <text:p text:style-name="P234">Present Simple (я делаю это сейчас):</text:p>
      <text:p text:style-name="P58">I live in Spain — Я живу в испании (факт).</text:p>
      <text:p text:style-name="P235"/>
      <text:p text:style-name="P234">Present Continuous (я делаю это прямо сейчас):</text:p>
      <text:p text:style-name="P35">I am reading a book — Я читаю книгу (именно сейчас).</text:p>
      <text:p text:style-name="P236"/>
      <text:p text:style-name="P234">Present Perfect (я сделал это ранее, но именно сейчас это важно):</text:p>
      <text:p text:style-name="P57">I have lost the keys — Я потерял ключи (результат).</text:p>
      <text:p text:style-name="P57"/>
      <text:p text:style-name="P234">Present Perfect <text:span text:style-name="T505">Continuous (я делаю это уже какое-то время):</text:span></text:p>
      <text:p text:style-name="P250"><text:span text:style-name="T234">I have been reading for 2 hours — </text:span><text:span text:style-name="T274">Я читаю уже 2 часа</text:span></text:p>
      <text:p text:style-name="P75"/>
      <text:p text:style-name="P157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78"/>
      <text:p text:style-name="P10">Present Simple</text:p>
      <text:p text:style-name="P238"/>
      <text:p text:style-name="P103">Используется чтобы:</text:p>
      <text:list xml:id="list4113004343" text:style-name="L5">
        <text:list-item>
          <text:p text:style-name="P657">сообщить факты настоящего, описать текущую реальность;</text:p>
        </text:list-item>
        <text:list-item>
          <text:p text:style-name="P657">говорить о событиях, которые происходят с какой-то регулярностью.</text:p>
        </text:list-item>
      </text:list>
      <text:p text:style-name="P20"/>
      <text:p text:style-name="P102">В утверждениях глагол используется в 2х вариантах:</text:p>
      <text:list xml:id="list3621921754" text:style-name="L6">
        <text:list-item>
          <text:p text:style-name="P659">без изменений, если подлежащее в первом лице или множеств<text:span text:style-name="T488">ен.</text:span> числе <text:span text:style-name="T233">(</text:span><text:span text:style-name="T238">I</text:span><text:span text:style-name="T233">, </text:span><text:span text:style-name="T238">you</text:span><text:span text:style-name="T233">, </text:span><text:span text:style-name="T238">we,</text:span><text:span text:style-name="T233"> </text:span><text:span text:style-name="T238">they</text:span><text:span text:style-name="T233">)</text:span>;</text:p>
        </text:list-item>
        <text:list-item>
          <text:p text:style-name="P659"><text:span text:style-name="T306">с окончанием </text:span><text:span text:style-name="T239">-s </text:span><text:span text:style-name="T240">(-es)</text:span><text:span text:style-name="T306">, если подлежащ</text:span><text:span text:style-name="T446">ее</text:span><text:span text:style-name="T306"> в третьем лице, единств</text:span><text:span text:style-name="T447">ен</text:span><text:span text:style-name="T488">ном</text:span><text:span text:style-name="T306"> числе </text:span><text:span text:style-name="T239">(</text:span><text:span text:style-name="T238">he</text:span><text:span text:style-name="T239">, </text:span><text:span text:style-name="T238">she</text:span><text:span text:style-name="T239">, </text:span><text:span text:style-name="T238">it</text:span><text:span text:style-name="T239">)</text:span></text:p>
        </text:list-item>
      </text:list>
      <text:p text:style-name="P488"><text:soft-page-break/><text:span text:style-name="T516">I </text:span><text:span text:style-name="T23">live</text:span><text:span text:style-name="T516"> in New York — Я живу в Нью Йорке.</text:span></text:p>
      <text:p text:style-name="P490"><text:span text:style-name="T516">Peter </text:span><text:span text:style-name="T23">work</text:span><text:span text:style-name="T24">s</text:span><text:span text:style-name="T516"> in New York — Питер работает в Нью Йорке;</text:span></text:p>
      <text:p text:style-name="P246"/>
      <text:p text:style-name="P490"><text:span text:style-name="T517">Г</text:span><text:span text:style-name="T425">лагол</text:span><text:span text:style-name="T501"> </text:span><text:span text:style-name="T241">have</text:span><text:span text:style-name="T501"> не пишется с онончанием </text:span><text:span text:style-name="T241">-s</text:span><text:span text:style-name="T501">, а </text:span><text:span text:style-name="T502">преобразуется</text:span><text:span text:style-name="T501"> в </text:span><text:span text:style-name="T241">has</text:span><text:span text:style-name="T501">. </text:span></text:p>
      <text:p text:style-name="P105"/>
      <text:p text:style-name="P105">Окончание <text:span text:style-name="T233">-es</text:span> ставится, если глагол заканчивается: на гласную букву, </text:p>
      <text:p text:style-name="P104">на шипящий звук <text:span text:style-name="T233">(sh, ch)</text:span> <text:span text:style-name="T436">или</text:span> на букву <text:span text:style-name="T233">s/x</text:span>:</text:p>
      <text:list xml:id="list1012772895" text:style-name="L7">
        <text:list-item>
          <text:p text:style-name="P661"><text:span text:style-name="T308">go — </text:span>goes;</text:p>
        </text:list-item>
        <text:list-item>
          <text:p text:style-name="P661"><text:span text:style-name="T308">teach — </text:span>teaches;</text:p>
        </text:list-item>
        <text:list-item>
          <text:p text:style-name="P660"><text:span text:style-name="T308">mix — </text:span><text:span text:style-name="T307">mixes.</text:span></text:p>
        </text:list-item>
      </text:list>
      <text:p text:style-name="P238"/>
      <text:p text:style-name="P107">Если глагол заканчивается на букву y, перед которой согласная, то вместо y </text:p>
      <text:p text:style-name="P106">пишется <text:span text:style-name="T233">i</text:span> <text:span text:style-name="T309">(помимо добавления </text:span><text:span text:style-name="T242">-es</text:span><text:span text:style-name="T309">)</text:span>:</text:p>
      <text:list xml:id="list4246679976" text:style-name="L8">
        <text:list-item>
          <text:p text:style-name="P662">fly — flies; </text:p>
        </text:list-item>
        <text:list-item>
          <text:p text:style-name="P662">cry — cries.</text:p>
        </text:list-item>
      </text:list>
      <text:p text:style-name="P238"/>
      <text:p text:style-name="P257"><text:span text:style-name="T415">П</text:span><text:span text:style-name="T416">еред сказуемым часто </text:span><text:span text:style-name="T418">стоят</text:span><text:span text:style-name="T416"> маячки времени </text:span><text:span text:style-name="T424">(</text:span><text:span text:style-name="T416">наречия частности</text:span><text:span text:style-name="T424">)</text:span><text:span text:style-name="T417">:</text:span></text:p>
      <text:list xml:id="list1825929771" text:style-name="L9">
        <text:list-item>
          <text:p text:style-name="P658">always - <text:span text:style-name="T306">всегда</text:span>;</text:p>
        </text:list-item>
        <text:list-item>
          <text:p text:style-name="P658">usually - <text:span text:style-name="T306">обычно</text:span>;</text:p>
        </text:list-item>
        <text:list-item>
          <text:p text:style-name="P658">often - <text:span text:style-name="T306">часто</text:span>;</text:p>
        </text:list-item>
        <text:list-item>
          <text:p text:style-name="P658">sometimes - <text:span text:style-name="T306">иногда</text:span>;</text:p>
        </text:list-item>
        <text:list-item>
          <text:p text:style-name="P658">never — <text:span text:style-name="T306">никогда</text:span>.</text:p>
        </text:list-item>
      </text:list>
      <text:p text:style-name="P21"/>
      <text:p text:style-name="P239"><text:span text:style-name="T233">I </text:span><text:span text:style-name="T301">always</text:span><text:span text:style-name="T233"> wash my hands before eating — Я всегда мою руки перед едой.</text:span></text:p>
      <text:p text:style-name="P238"/>
      <text:p text:style-name="P3">Отрицания в Present Simple</text:p>
      <text:p text:style-name="P3"/>
      <text:p text:style-name="P253"><text:span text:style-name="T314">Использу</text:span><text:span text:style-name="T315">ю</text:span><text:span text:style-name="T314">тся чтобы сказать о том, что что-либо:</text:span></text:p>
      <text:list xml:id="list2780240628" text:style-name="L10">
        <text:list-item>
          <text:p text:style-name="P663">не является фактом настоящего <text:span text:style-name="T447">или истиной</text:span>;</text:p>
        </text:list-item>
        <text:list-item>
          <text:p text:style-name="P663">не происходит с какой-то регулярностью.</text:p>
        </text:list-item>
      </text:list>
      <text:p text:style-name="P244"/>
      <text:p text:style-name="P243">За отрицание отвечает частица <text:span text:style-name="T233">not</text:span>, которая идет в паре со вспомогательным глаголом <text:span text:style-name="T233">do</text:span>.</text:p>
      <text:p text:style-name="P243">Если подлежащее <text:span text:style-name="T233">he/she/it</text:span>, то испольузется <text:span text:style-name="T233">does</text:span>. <text:span text:style-name="T433">Смысловой глагол без изменений.</text:span></text:p>
      <text:p text:style-name="P242"/>
      <text:p text:style-name="P59">People <text:span text:style-name="T3">do </text:span><text:span text:style-name="T30">not</text:span> <text:span text:style-name="T17">live</text:span> in space — Люди не живут в космосе.</text:p>
      <text:p text:style-name="P59">Water <text:span text:style-name="T3">does </text:span><text:span text:style-name="T30">not</text:span> <text:span text:style-name="T17">boil</text:span> at 50 degrees Celsius — Вода не кипит при 50 грудусах.</text:p>
      <text:p text:style-name="P59"/>
      <text:p text:style-name="P254"><text:span text:style-name="T312">Практически всегда </text:span><text:span text:style-name="T277">do/</text:span><text:span text:style-name="T278">does</text:span><text:span text:style-name="T277"> not</text:span><text:span text:style-name="T312"> использу</text:span><text:span text:style-name="T313">е</text:span><text:span text:style-name="T312">тся в сокращении: </text:span></text:p>
      <text:p text:style-name="P60">We don`t drink whisky — Мы не пьем виски.</text:p>
      <text:p text:style-name="P61">He doesn`t drink tea — Он не пьет чай.</text:p>
      <text:p text:style-name="P174"/>
      <text:p text:style-name="P174">Вопросы в Present Simple</text:p>
      <text:p text:style-name="P60"/>
      <text:p text:style-name="P126">Используюся чтобы:</text:p>
      <text:list xml:id="list3629220676" text:style-name="L11">
        <text:list-item>
          <text:p text:style-name="P664">узнать о фактах настоящего;</text:p>
        </text:list-item>
        <text:list-item>
          <text:p text:style-name="P664">о событиях, которые происходят с какой-то регулярностью.</text:p>
        </text:list-item>
      </text:list>
      <text:p text:style-name="P125"/>
      <text:p text:style-name="P125">Вопрос задается с помощью вспомогательного глагола <text:span text:style-name="T233">do/</text:span><text:span text:style-name="T243">does</text:span>, который ставится перед подлежащим. Смысловой глагол без изменений (в начальной форме).</text:p>
      <text:p text:style-name="P251"><text:soft-page-break/><text:span text:style-name="T7">Do</text:span><text:span text:style-name="T311"> you </text:span><text:span text:style-name="T22">like</text:span><text:span text:style-name="T311"> action movies? </text:span><text:span text:style-name="T260">— </text:span><text:span text:style-name="T311">Тебе нравятся экшен фильмы? </text:span></text:p>
      <text:p text:style-name="P62">What books <text:span text:style-name="T3">do</text:span> you <text:span text:style-name="T17">read</text:span>? <text:span text:style-name="T310">—</text:span> Какие книги тебе нравятся?</text:p>
      <text:p text:style-name="P6"/>
      <text:p text:style-name="P6">Глаголы <text:span text:style-name="T252">d</text:span><text:span text:style-name="T233">o</text:span> и <text:span text:style-name="T252">b</text:span><text:span text:style-name="T233">e</text:span> <text:span text:style-name="T487">в Present Simple</text:span></text:p>
      <text:p text:style-name="P4"/>
      <text:p text:style-name="P263"><text:span text:style-name="T323">Глагол</text:span><text:span text:style-name="T318"> d</text:span><text:span text:style-name="T319">o </text:span><text:span text:style-name="T320">означает</text:span><text:span text:style-name="T319"> «делать». В предложении </text:span><text:span text:style-name="T323">он</text:span><text:span text:style-name="T319"> может может встречаться несколько раз, </text:span></text:p>
      <text:p text:style-name="P263"><text:span text:style-name="T319">в качестве вспомогательного и смыслового: </text:span><text:span text:style-name="T261">What </text:span><text:span text:style-name="T5">do</text:span><text:span text:style-name="T261"> you </text:span><text:span text:style-name="T21">do</text:span><text:span text:style-name="T261">? </text:span><text:span text:style-name="T262">— </text:span><text:span text:style-name="T261">Что ты делаешь? </text:span></text:p>
      <text:p text:style-name="P72"/>
      <text:p text:style-name="P504"><text:span text:style-name="T279">To </text:span><text:span text:style-name="T280">be</text:span><text:span text:style-name="T318"> — </text:span><text:span text:style-name="T322">это начальная форма глагола</text:span><text:span text:style-name="T318"> «быть», </text:span><text:span text:style-name="T350">кот</text:span><text:span text:style-name="T351">орая</text:span><text:span text:style-name="T318"> меняется в</text:span></text:p>
      <text:p text:style-name="P258"><text:span text:style-name="T318">завис</text:span><text:span text:style-name="T323">имости</text:span><text:span text:style-name="T318"> от подлежащего, </text:span><text:span text:style-name="T351">на</text:span><text:span text:style-name="T318">: </text:span></text:p>
      <text:list xml:id="list2859647829" text:style-name="L12">
        <text:list-item>
          <text:p text:style-name="P684"><text:span text:style-name="T318">a</text:span><text:span text:style-name="T311">m — если подлежащее в первом лице (</text:span><text:span text:style-name="T259">I</text:span><text:span text:style-name="T311">);</text:span></text:p>
        </text:list-item>
        <text:list-item>
          <text:p text:style-name="P665">is — если подлежащее в третьем лице, единственном числе (<text:span text:style-name="T233">he/she/it</text:span>);</text:p>
        </text:list-item>
        <text:list-item>
          <text:p text:style-name="P665">are — если подлежащее во множественном числе (<text:span text:style-name="T233">you/we/they</text:span>).</text:p>
        </text:list-item>
      </text:list>
      <text:p text:style-name="P130"/>
      <text:p text:style-name="P266"><text:span text:style-name="T320">Э</text:span><text:span text:style-name="T324">ти формы </text:span><text:span text:style-name="T328">глагола</text:span><text:span text:style-name="T324"> </text:span><text:span text:style-name="T281">be</text:span><text:span text:style-name="T349"> </text:span><text:span text:style-name="T324">заменяют собой сказуемое в тех </text:span><text:span text:style-name="T325">ситуациях</text:span><text:span text:style-name="T324">, </text:span><text:span text:style-name="T325">когда</text:span><text:span text:style-name="T324"> оно отсутсвует</text:span></text:p>
      <text:p text:style-name="P485"><text:span text:style-name="T329">и помогают привязать предложение ко времени </text:span><text:span text:style-name="T324">(т. к. </text:span><text:span text:style-name="T323">для английского языка </text:span></text:p>
      <text:p text:style-name="P485"><text:span text:style-name="T323">не характерно, когда в предложении нет </text:span><text:span text:style-name="T324">сказуемого).</text:span></text:p>
      <text:p text:style-name="P129"/>
      <text:p text:style-name="P264"><text:span text:style-name="T42">I </text:span><text:span text:style-name="T6">am</text:span><text:span text:style-name="T263"> a doctor — Я (</text:span><text:span text:style-name="T264">есть</text:span><text:span text:style-name="T263">) доктор.</text:span></text:p>
      <text:p text:style-name="P19"><text:span text:style-name="T31">We</text:span><text:span text:style-name="T453"> </text:span><text:span text:style-name="T8">are</text:span><text:span text:style-name="T453"> happy </text:span><text:span text:style-name="T456">— </text:span><text:span text:style-name="T453">Мы (есть) счастливы.</text:span></text:p>
      <text:p text:style-name="P131"/>
      <text:p text:style-name="P141"><text:span text:style-name="T485">Г</text:span>лагол <text:span text:style-name="T244">be</text:span><text:span text:style-name="T485"> </text:span>появляется, когда говорят:</text:p>
      <text:list xml:id="list3430026205" text:style-name="L13">
        <text:list-item>
          <text:p text:style-name="P666">кто человек по профессии <text:span text:style-name="T489">(</text:span><text:span text:style-name="T235">I am a football player</text:span><text:span text:style-name="T236">)</text:span>;</text:p>
        </text:list-item>
        <text:list-item>
          <text:p text:style-name="P666">в каком состоянии человек или объект <text:span text:style-name="T489">(</text:span><text:span text:style-name="T235">This dress is blue</text:span><text:span text:style-name="T236">)</text:span>;</text:p>
        </text:list-item>
        <text:list-item>
          <text:p text:style-name="P666">где находится человек или объект <text:span text:style-name="T489">(</text:span><text:span text:style-name="T235">Molly is in her office now</text:span><text:span text:style-name="T236">)</text:span>;</text:p>
        </text:list-item>
      </text:list>
      <text:p text:style-name="P128"/>
      <text:p text:style-name="P265"><text:span text:style-name="T329">Глагол</text:span><text:span text:style-name="T321"> </text:span><text:span text:style-name="T265">be</text:span><text:span text:style-name="T321"> может использоваться в связке с прилагательным. </text:span><text:span text:style-name="T326">При переводе таких связок можно подобрать отдельный глагол, которого нет в английском.</text:span></text:p>
      <text:p text:style-name="P127"/>
      <text:p text:style-name="P478"><text:span text:style-name="T265">I </text:span><text:span text:style-name="T283">am interested</text:span><text:span text:style-name="T265"> in art — Я</text:span><text:span text:style-name="T266"> </text:span><text:span text:style-name="T284">интересуюсь</text:span><text:span text:style-name="T275"> </text:span><text:span text:style-name="T266">искусством </text:span><text:span text:style-name="T275">(есть заинтересованный)</text:span><text:span text:style-name="T266">.</text:span></text:p>
      <text:p text:style-name="P268"><text:span text:style-name="T266">My hands </text:span><text:span text:style-name="T284">are cold</text:span><text:span text:style-name="T266"> — Мои руки</text:span><text:span text:style-name="T267"> </text:span><text:span text:style-name="T284">замерзли </text:span><text:span text:style-name="T275">(есть замерзшие)</text:span><text:span text:style-name="T267">.</text:span></text:p>
      <text:p text:style-name="P64"/>
      <text:p text:style-name="P132">В вопросительных предложениях глагол <text:span text:style-name="T233">be</text:span> меняется местами с подлежащим, </text:p>
      <text:p text:style-name="P132">а в отрицательных, используется с частицей <text:span text:style-name="T233">not</text:span>:</text:p>
      <text:p text:style-name="P132"/>
      <text:p text:style-name="P17"><text:span text:style-name="T454">I </text:span><text:span text:style-name="T453">am not a student — Я не студент.</text:span></text:p>
      <text:p text:style-name="P66">We are not English speakers — Они не англоговорящие люди.</text:p>
      <text:p text:style-name="P17"><text:span text:style-name="T454">I</text:span><text:span text:style-name="T453">s it dark? — Сейчас темно?</text:span></text:p>
      <text:p text:style-name="P66">Are they hungry? — Они голодны?</text:p>
      <text:p text:style-name="P66"/>
      <text:p text:style-name="P133">Если перед <text:span text:style-name="T245">am/is/are</text:span> нет вопросительного слова, то это общий вопрос. </text:p>
      <text:p text:style-name="P133">В корешке ответа вместо <text:span text:style-name="T233">do/does</text:span> используется <text:span text:style-name="T233">am/is/are</text:span>:</text:p>
      <text:p text:style-name="P133"/>
      <text:p text:style-name="P18"><text:span text:style-name="T453">Am I in danger? Yes, you are. </text:span><text:span text:style-name="T455">—</text:span><text:span text:style-name="T453"> Я в опасности? Да.</text:span></text:p>
      <text:p text:style-name="P18"><text:span text:style-name="T453">Is John married? - No, he isn`t. </text:span><text:span text:style-name="T455">— </text:span><text:span text:style-name="T453">Джон женат? </text:span><text:span text:style-name="T455">— </text:span><text:span text:style-name="T453">Нет.</text:span></text:p>
      <text:p text:style-name="P65"/>
      <text:p text:style-name="P65"><text:span text:style-name="T414">Специальный вопрос начинается с вопросительного слова </text:span><text:span text:style-name="T421">или связки</text:span><text:span text:style-name="T414">:</text:span> </text:p>
      <text:p text:style-name="P65">Where is Jill?<text:span text:style-name="T486"> </text:span>She is at school. <text:span text:style-name="T486">— </text:span>Где Джил? Она в школе.</text:p>
      <text:p text:style-name="P65"/>
      <text:p text:style-name="P270"><text:span text:style-name="T331">Очень часто </text:span><text:span text:style-name="T269">am/is/are</text:span><text:span text:style-name="T331"> сокращаются: </text:span><text:span text:style-name="T269">I am → I`m, he is → he`s, <text:s/></text:span></text:p>
      <text:p text:style-name="P270"><text:span text:style-name="T269">you are → you`re, John is → John`s, </text:span><text:span text:style-name="T271">t</text:span><text:span text:style-name="T269">hey are → </text:span><text:span text:style-name="T271">t</text:span><text:span text:style-name="T269">hey`re</text:span><text:span text:style-name="T270">. </text:span></text:p>
      <text:p text:style-name="P472"><text:soft-page-break/><text:span text:style-name="T332">С</text:span><text:span text:style-name="T333">окращать можно как по </text:span><text:span text:style-name="T334">вспом.</text:span><text:span text:style-name="T333"> глаголу, так и по частице </text:span><text:span text:style-name="T272">not</text:span><text:span text:style-name="T333">: </text:span><text:span text:style-name="T272">he is not → he`s not</text:span><text:span text:style-name="T273"> или</text:span><text:span text:style-name="T272"> he isn`t.</text:span></text:p>
      <text:p text:style-name="P108"><text:span text:style-name="T457">П</text:span><text:span text:style-name="T453">ри этом </text:span><text:span text:style-name="T259">am</text:span><text:span text:style-name="T453"> сокращается только по </text:span><text:span text:style-name="T259">am</text:span><text:span text:style-name="T453"> → </text:span><text:span text:style-name="T259">I`m not (I amn`t не существует).</text:span></text:p>
      <text:p text:style-name="P73"/>
      <text:p text:style-name="P165">Present Continuous</text:p>
      <text:p text:style-name="P134"/>
      <text:p text:style-name="P134">Указывает на событие, происходящее именно сейчас и которое еще не закончилось.</text:p>
      <text:p text:style-name="P137">Состоит из связки вспомогательного глагола <text:span text:style-name="T233">be</text:span> и смыслового с окончанием <text:span text:style-name="T233">-ing</text:span>:</text:p>
      <text:p text:style-name="P135"/>
      <text:p text:style-name="P67">She <text:span text:style-name="T439">is</text:span> driv<text:span text:style-name="T439">ing</text:span> to work. <text:span text:style-name="T486">—</text:span> Она (сейчас) едет на работу.</text:p>
      <text:p text:style-name="P68">You <text:span text:style-name="T439">are</text:span> do<text:span text:style-name="T439">ing</text:span> great! <text:span text:style-name="T486">—</text:span> У тебя отлично получается!</text:p>
      <text:p text:style-name="P134"/>
      <text:p text:style-name="P267"><text:span text:style-name="T330">Если глагол заканчивается на </text:span><text:span text:style-name="T268">-e</text:span><text:span text:style-name="T330">, то при добавлении </text:span><text:span text:style-name="T268">-ing</text:span><text:span text:style-name="T330"> она выпадает: </text:span><text:span text:style-name="T268">make → making.</text:span></text:p>
      <text:p text:style-name="P136">Если глагол заканчивается на <text:span text:style-name="T233">-ie</text:span>, то при добавлении <text:span text:style-name="T233">-ing</text:span> оно меняется на <text:span text:style-name="T233">-y</text:span>: <text:span text:style-name="T233">lie → lying. </text:span></text:p>
      <text:p text:style-name="P67"/>
      <text:p text:style-name="P136">Если глагол из 1 слога, с одной гласной буквой, после которой солгасная, то при </text:p>
      <text:p text:style-name="P267"><text:span text:style-name="T330">добавлении </text:span><text:span text:style-name="T268">-ing</text:span><text:span text:style-name="T330"> согласная удваивается: </text:span><text:span text:style-name="T268">hit → hitting, sit → sitting.</text:span></text:p>
      <text:p text:style-name="P136"/>
      <text:p text:style-name="P269"><text:span text:style-name="T330">В </text:span><text:span text:style-name="T311">окончании </text:span><text:span text:style-name="T259">-ing</text:span><text:span text:style-name="T311"> буква </text:span><text:span text:style-name="T259">g</text:span><text:span text:style-name="T311"> не произносится. Сочетание </text:span><text:span text:style-name="T259">ng</text:span><text:span text:style-name="T311"> образет необычный звук, которого нет в русском языке — носовой </text:span><text:span text:style-name="T259">n</text:span><text:span text:style-name="T311"> (при произнесении пускается воздух через нос).</text:span></text:p>
      <text:p text:style-name="P137"/>
      <text:p text:style-name="P138"><text:span text:style-name="T493">Слова-м</text:span>аячки Present Continuous:</text:p>
      <text:list xml:id="list2721187714" text:style-name="L14">
        <text:list-item>
          <text:p text:style-name="P667">look — смотри;</text:p>
        </text:list-item>
        <text:list-item>
          <text:p text:style-name="P667">now — сейчас (обычно стоит в конце);</text:p>
        </text:list-item>
        <text:list-item>
          <text:p text:style-name="P667">at the moment — в этот момент (обычно в конце).</text:p>
        </text:list-item>
      </text:list>
      <text:p text:style-name="P136"/>
      <text:p text:style-name="P68">I am working right <text:span text:style-name="T439">now</text:span>. — Прямо сейчас я работаю.</text:p>
      <text:p text:style-name="P68"><text:span text:style-name="T439">Look</text:span> out of the window! It`s raining. — Посмотри в окно. Идет дождь.</text:p>
      <text:p text:style-name="P139"/>
      <text:p text:style-name="P164">Отрицания в Present Continuous</text:p>
      <text:p text:style-name="P164"/>
      <text:p text:style-name="P140">Используется чтобы сказать, что что-то не происходит именно сейчас.</text:p>
      <text:p text:style-name="P140">Для этого к глаголу <text:span text:style-name="T233">be</text:span> добавляется частица <text:span text:style-name="T233">not</text:span>.</text:p>
      <text:p text:style-name="P140"/>
      <text:p text:style-name="P69">I`m not listening to you. <text:span text:style-name="T490">—</text:span> Я не слушаю тебя.</text:p>
      <text:p text:style-name="P69">He isn`t cleaning the carpet. <text:span text:style-name="T490">—</text:span> Он не чистит ковер.</text:p>
      <text:p text:style-name="P69"/>
      <text:p text:style-name="P169">Вопросы в Present Continuous</text:p>
      <text:p text:style-name="P70"/>
      <text:p text:style-name="P633">Здесь использ<text:span text:style-name="T492">уются</text:span> теже правила, что при составлении вопросов в </text:p>
      <text:p text:style-name="P634">Present Simple с глаголом <text:span text:style-name="T233">be</text:span>:</text:p>
      <text:p text:style-name="P70">Am I listening? <text:span text:style-name="T490">—</text:span> Я слушаю?</text:p>
      <text:p text:style-name="P70">Are you playing? Yes, I am. <text:span text:style-name="T490">—</text:span> Ты играешь? Да.</text:p>
      <text:p text:style-name="P70">Where is he going? <text:span text:style-name="T490">—</text:span> Куда он идет?</text:p>
      <text:p text:style-name="P71">What book is she reading? <text:span text:style-name="T490">— </text:span>Какую книгу она читает? <text:span text:style-name="T491">(сейчас)</text:span></text:p>
      <text:p text:style-name="P71"/>
      <text:p text:style-name="P271"><text:span text:style-name="T356">Глаголы, которые не использ</text:span><text:span text:style-name="T362">уются</text:span><text:span text:style-name="T356"> в </text:span><text:span text:style-name="T357">Continuous</text:span></text:p>
      <text:p text:style-name="P166"/>
      <text:p text:style-name="P142">Это глаголы, обозначающие состояние, которое не меняется под дейсвтием момента.</text:p>
      <text:p text:style-name="P272"><text:span text:style-name="T335">Как правило это </text:span><text:span text:style-name="T336">описание</text:span><text:span text:style-name="T335"> чувств или мыслей. </text:span><text:span text:style-name="T336">В особых случаях эти глаголы могут иметь переносное или контекстное значение, тогда их можно встретить в форме Continuous. </text:span></text:p>
      <text:p text:style-name="P145">Но в большинстве случаев следующие глаголы используются в форме Simple:</text:p>
      <text:p text:style-name="P146"><text:soft-page-break/>Глаголы восприятия:</text:p>
      <text:list xml:id="list132376124" text:style-name="L15">
        <text:list-item>
          <text:p text:style-name="P668">see — видеть;</text:p>
        </text:list-item>
        <text:list-item>
          <text:p text:style-name="P668">hear — слышать;</text:p>
        </text:list-item>
        <text:list-item>
          <text:p text:style-name="P668">feel — чувствовать;</text:p>
        </text:list-item>
        <text:list-item>
          <text:p text:style-name="P668">taste — чувствовать вкус (пробовать);</text:p>
        </text:list-item>
        <text:list-item>
          <text:p text:style-name="P668">smell — чувствовать запах (нюхать).</text:p>
        </text:list-item>
      </text:list>
      <text:p text:style-name="P145"/>
      <text:p text:style-name="P146">Глаголы для выражения мнения:</text:p>
      <text:list xml:id="list104005393" text:style-name="L16">
        <text:list-item>
          <text:p text:style-name="P669">belive — верить;</text:p>
        </text:list-item>
        <text:list-item>
          <text:p text:style-name="P669">doubt — сомневаться;</text:p>
        </text:list-item>
        <text:list-item>
          <text:p text:style-name="P669">think — думать.</text:p>
        </text:list-item>
      </text:list>
      <text:p text:style-name="P145"/>
      <text:p text:style-name="P146">Глаголы, показывающие состояние мыслей:</text:p>
      <text:list xml:id="list4281239356" text:style-name="L17">
        <text:list-item>
          <text:p text:style-name="P670">forget — забывать;</text:p>
        </text:list-item>
        <text:list-item>
          <text:p text:style-name="P670">imagine — представлять;</text:p>
        </text:list-item>
        <text:list-item>
          <text:p text:style-name="P670">know — знать;</text:p>
        </text:list-item>
        <text:list-item>
          <text:p text:style-name="P670">understand — понимать.</text:p>
        </text:list-item>
      </text:list>
      <text:p text:style-name="P145"/>
      <text:p text:style-name="P147">Глаголы, указывающие на эмоции и желания:</text:p>
      <text:list xml:id="list340926966" text:style-name="L18">
        <text:list-item>
          <text:p text:style-name="P671">love — любить;</text:p>
        </text:list-item>
        <text:list-item>
          <text:p text:style-name="P671">like — нравиться;</text:p>
        </text:list-item>
        <text:list-item>
          <text:p text:style-name="P671">hate — ненавидеть;</text:p>
        </text:list-item>
        <text:list-item>
          <text:p text:style-name="P671">hope — надеяться;</text:p>
        </text:list-item>
        <text:list-item>
          <text:p text:style-name="P671">want — хотеть;</text:p>
        </text:list-item>
        <text:list-item>
          <text:p text:style-name="P671">wish — желать.</text:p>
        </text:list-item>
      </text:list>
      <text:p text:style-name="P148"/>
      <text:p text:style-name="P147">Другие глаголы:</text:p>
      <text:list xml:id="list1269789784" text:style-name="L19">
        <text:list-item>
          <text:p text:style-name="P672">look — выглядеть;</text:p>
        </text:list-item>
        <text:list-item>
          <text:p text:style-name="P672">have — иметь.</text:p>
        </text:list-item>
      </text:list>
      <text:p text:style-name="P148"/>
      <text:p text:style-name="P76">I think Amy is a strange girl. - Я думаю, Эмми странная девушка.</text:p>
      <text:p text:style-name="P76">Do you know this man? - Вы знаете этого мужчину?</text:p>
      <text:p text:style-name="P76">You look great! - Ты выглядишь отлично!</text:p>
      <text:p text:style-name="P170"/>
      <text:p text:style-name="P170">Present Perfect</text:p>
      <text:p text:style-name="P149"/>
      <text:p text:style-name="P273"><text:span text:style-name="T343">У</text:span><text:span text:style-name="T339">казывает на дейсвтие совершенное когда-то в прошлом, но подчеркивает, что результат важен сейчас </text:span><text:span text:style-name="T340">(т. е. к какому результату в итоге это привело)</text:span><text:span text:style-name="T339">.</text:span></text:p>
      <text:p text:style-name="P150"/>
      <text:p text:style-name="P275"><text:span text:style-name="T339">С</text:span><text:span text:style-name="T342">остоит и</text:span><text:span text:style-name="T344">з </text:span><text:span text:style-name="T345">2х частей:</text:span><text:span text:style-name="T342"> вспомогат</text:span><text:span text:style-name="T345">ельного</text:span><text:span text:style-name="T342"> глагола </text:span><text:span text:style-name="T282">have</text:span><text:span text:style-name="T342"> (который привязывает действие </text:span></text:p>
      <text:p text:style-name="P275"><text:span text:style-name="T342">к настоящему) и смыслового глагола в 3й форме (</text:span><text:span text:style-name="T346">переводится как «сделанный»</text:span><text:span text:style-name="T342">).</text:span></text:p>
      <text:p text:style-name="P153"/>
      <text:p text:style-name="P273"><text:span text:style-name="T339">На русский язык Present Perfect переводится в прошлом </text:span><text:span text:style-name="T341">(иногда настоящ</text:span><text:span text:style-name="T343">и</text:span><text:span text:style-name="T341">м, </text:span><text:span text:style-name="T343">для удобства</text:span><text:span text:style-name="T341">)</text:span><text:span text:style-name="T339">, </text:span></text:p>
      <text:p text:style-name="P154">а в английском принадлежит к катергории настоящих времен.</text:p>
      <text:p text:style-name="P153"/>
      <text:p text:style-name="P23"><text:span text:style-name="T459">I </text:span><text:span text:style-name="T465">have</text:span><text:span text:style-name="T453"> already </text:span><text:span text:style-name="T465">seen</text:span><text:span text:style-name="T453"> this movie. </text:span><text:span text:style-name="T460">—</text:span><text:span text:style-name="T453"> Я уже видел этот фильм (просмотрел, т. е. опыт).</text:span></text:p>
      <text:p text:style-name="P23"><text:span text:style-name="T453">You </text:span><text:span text:style-name="T465">have</text:span><text:span text:style-name="T453"> </text:span><text:span text:style-name="T465">broken</text:span><text:span text:style-name="T453"> the vase. </text:span><text:span text:style-name="T460">— </text:span><text:span text:style-name="T453">Ты разбил вазу. (есть очевидный результат, кот. случился ранее) </text:span></text:p>
      <text:p text:style-name="P24"><text:span text:style-name="T461">It`s the fitst time I </text:span><text:span text:style-name="T466">have</text:span><text:span text:style-name="T461"> </text:span><text:span text:style-name="T466">driven</text:span><text:span text:style-name="T461"> a car — Это впервые, когда я веду машину. (в настоящем)</text:span></text:p>
      <text:p text:style-name="P151"/>
      <text:p text:style-name="P158"/>
      <text:p text:style-name="P158"><text:soft-page-break/>Как проявляется результат:</text:p>
      <text:list xml:id="list3168142925" text:style-name="L20">
        <text:list-item>
          <text:p text:style-name="P686"><text:span text:style-name="T364">это </text:span><text:span text:style-name="T363">очевидные изменения;</text:span></text:p>
        </text:list-item>
        <text:list-item>
          <text:p text:style-name="P685"><text:span text:style-name="T340">полученный </text:span><text:span text:style-name="T344">ранее</text:span><text:span text:style-name="T340"> опыт или впечатления;</text:span></text:p>
        </text:list-item>
        <text:list-item>
          <text:p text:style-name="P673">недавно произошедшие события или новая информация.</text:p>
          <text:p text:style-name="P673"/>
        </text:list-item>
      </text:list>
      <text:p text:style-name="P155">Также Present Perfect используют, если что-то произошло впервые:</text:p>
      <text:p text:style-name="P152"/>
      <text:p text:style-name="P74">It`s the first time something has happend. - Этой первый раз, когда что-то произошло.</text:p>
      <text:p text:style-name="P74">(вместо first можно указать любое порядковое число: second, third)</text:p>
      <text:p text:style-name="P152"/>
      <text:p text:style-name="P155">Present Perferct — яркий пример того, что нельзя переводить английские </text:p>
      <text:p text:style-name="P155">предложения слово в слово:</text:p>
      <text:p text:style-name="P155"/>
      <text:p text:style-name="P22"><text:span text:style-name="T452">I have done. </text:span><text:span text:style-name="T458">—</text:span><text:span text:style-name="T452"> Я сделал (</text:span><text:span text:style-name="T469">досл. </text:span><text:span text:style-name="T452">Я имею сделанным).</text:span></text:p>
      <text:p text:style-name="P77"/>
      <text:p text:style-name="P180">Есть 2 варианта образования 3й формы глагола:</text:p>
      <text:list xml:id="list3145147665" text:style-name="L21">
        <text:list-item>
          <text:p text:style-name="P674">если глагол правильный, то добавляем к его начальной форме окончание <text:span text:style-name="T233">-ed</text:span>;</text:p>
        </text:list-item>
        <text:list-item>
          <text:p text:style-name="P674">если неправильный, то находим в таблице неправильных глаголов.</text:p>
        </text:list-item>
      </text:list>
      <text:p text:style-name="P181"/>
      <text:p text:style-name="P466"><text:span text:style-name="T365">Н</text:span><text:span text:style-name="T366">еправильны</text:span><text:span text:style-name="T365">й</text:span><text:span text:style-name="T366"> глагол </text:span><text:span text:style-name="T365">это </text:span><text:span text:style-name="T366">тот, который во 2й или 3й форме </text:span><text:span text:style-name="T380">записывается</text:span><text:span text:style-name="T366"> </text:span><text:span text:style-name="T380">по особенному</text:span><text:span text:style-name="T366">. </text:span></text:p>
      <text:p text:style-name="P182">Самые популярные неправильные глаголы нужно заучить (см. таблицу ниже).</text:p>
      <text:p text:style-name="P181"/>
      <text:p text:style-name="P184">Слова-маячки Present Perfect:</text:p>
      <text:list xml:id="list2953337239" text:style-name="L22">
        <text:list-item>
          <text:p text:style-name="P675">just — только что;</text:p>
        </text:list-item>
        <text:list-item>
          <text:p text:style-name="P675">already — уже;</text:p>
        </text:list-item>
        <text:list-item>
          <text:p text:style-name="P675">yet — еще не;</text:p>
        </text:list-item>
      </text:list>
      <text:p text:style-name="P186"/>
      <text:p text:style-name="P467"><text:span text:style-name="T288">Just</text:span><text:span text:style-name="T367"> и </text:span><text:span text:style-name="T288">already</text:span><text:span text:style-name="T367"> используются в утверждениях. </text:span><text:span text:style-name="T288">Yet</text:span><text:span text:style-name="T367"> — в вопросах и отрицаниях</text:span><text:span text:style-name="T368">. </text:span></text:p>
      <text:p text:style-name="P468"><text:span text:style-name="T368">(</text:span><text:span text:style-name="T287">already</text:span><text:span text:style-name="T363"> также можно ставить в вопросах).</text:span></text:p>
      <text:p text:style-name="P188"/>
      <text:p text:style-name="P187">Место <text:span text:style-name="T233">just</text:span>, <text:span text:style-name="T233">already</text:span> в предложении — между <text:span text:style-name="T233">have</text:span> и 3й формой глагола. </text:p>
      <text:p text:style-name="P187">Слово <text:span text:style-name="T233">yet</text:span> стоит в конце предложения.</text:p>
      <text:p text:style-name="P185"/>
      <text:p text:style-name="P78">I have <text:span text:style-name="T439">just</text:span> eaten a sandwich. <text:span text:style-name="T494">—</text:span> Я только что съел бутерброд.</text:p>
      <text:p text:style-name="P78">We have n<text:span text:style-name="T497">o</text:span>t finished <text:span text:style-name="T439">yet</text:span>. <text:span text:style-name="T494">—</text:span> Мы еще не закончили.</text:p>
      <text:p text:style-name="P183"/>
      <text:p text:style-name="P189">Другие указатели времени:</text:p>
      <text:list xml:id="list3486022569" text:style-name="L23">
        <text:list-item>
          <text:p text:style-name="P676">ever — когда либо;</text:p>
        </text:list-item>
        <text:list-item>
          <text:p text:style-name="P676">never — никогда;</text:p>
        </text:list-item>
        <text:list-item>
          <text:p text:style-name="P676">recently — в последнее время;</text:p>
        </text:list-item>
        <text:list-item>
          <text:p text:style-name="P676">these days — в последние дни;</text:p>
        </text:list-item>
        <text:list-item>
          <text:p text:style-name="P676">словосочетание с this (this mornig, this week).</text:p>
        </text:list-item>
      </text:list>
      <text:p text:style-name="P188"/>
      <text:p text:style-name="P188">Место <text:span text:style-name="T233">ever</text:span>, <text:span text:style-name="T233">never</text:span> — перед 3й формой глагола, <text:span text:style-name="T496">а</text:span> <text:span text:style-name="T233">recently</text:span>, <text:span text:style-name="T233">these days</text:span> и </text:p>
      <text:p text:style-name="P188">словосочетания с <text:span text:style-name="T233">this</text:span> — в конце предложения.</text:p>
      <text:p text:style-name="P188"/>
      <text:p text:style-name="P79">I <text:span text:style-name="T497">ha</text:span>ve <text:span text:style-name="T439">never</text:span> been to New York. <text:span text:style-name="T495">— </text:span>Я никогда не был в Нью Йорке.</text:p>
      <text:p text:style-name="P79">I <text:span text:style-name="T497">ha</text:span>ve worked a lot <text:span text:style-name="T439">these days</text:span>. <text:span text:style-name="T495">—</text:span> Я много работал в эти дни.</text:p>
      <text:p text:style-name="P190"/>
      <text:p text:style-name="P175"/>
      <text:p text:style-name="P622">Отрицания в Present Perfect</text:p>
      <text:p text:style-name="P191"/>
      <text:p text:style-name="P192">Используются, когда хотят сказать:</text:p>
      <text:list xml:id="list2854553336" text:style-name="L24">
        <text:list-item>
          <text:p text:style-name="P677">об отсутствии ожидаемого результата;</text:p>
        </text:list-item>
        <text:list-item>
          <text:p text:style-name="P677">о том, чего автор никогда не делал или не испытывал.</text:p>
        </text:list-item>
      </text:list>
      <text:p text:style-name="P191"/>
      <text:p text:style-name="P191">Для этого ставится частица <text:span text:style-name="T233">not</text:span> после вспомогательного глагола <text:span text:style-name="T233">have</text:span>.</text:p>
      <text:p text:style-name="P191"/>
      <text:p text:style-name="P191">Также отрицательным считается предложение со словом <text:span text:style-name="T233">never</text:span>, которое передает отрицательный контекст.</text:p>
      <text:p text:style-name="P191"/>
      <text:p text:style-name="P469"><text:span text:style-name="T369">В </text:span><text:span text:style-name="T363">отрицаниях почти всегда используется сокращенная форма глагола — </text:span><text:span text:style-name="T287">haven`t</text:span><text:span text:style-name="T363">.</text:span></text:p>
      <text:p text:style-name="P470"><text:span text:style-name="T381">Сокращени</text:span><text:span text:style-name="T413">е</text:span><text:span text:style-name="T381"> </text:span><text:span text:style-name="T290">`ve not</text:span><text:span text:style-name="T381"> не используется.</text:span></text:p>
      <text:p text:style-name="P191"/>
      <text:p text:style-name="P80">I have<text:span text:style-name="T227">n</text:span><text:span text:style-name="T231">`</text:span><text:span text:style-name="T227">t</text:span> expected that. <text:span text:style-name="T495">—</text:span> Я этого не ожидал.</text:p>
      <text:p text:style-name="P80">I<text:span text:style-name="T497">`</text:span>ve <text:span text:style-name="T227">never</text:span> seen this movie before. <text:span text:style-name="T495">— </text:span>Я до этого не видел этот фильм. </text:p>
      <text:p text:style-name="P80"/>
      <text:p text:style-name="P167">Вопросы в Present Perfect</text:p>
      <text:p text:style-name="P81"/>
      <text:p text:style-name="P194">Используются, если хоят узнать:</text:p>
      <text:list xml:id="list2515130628" text:style-name="L25">
        <text:list-item>
          <text:p text:style-name="P678">сделано ли дело к этом моменту, каким образом оно сделано;</text:p>
        </text:list-item>
        <text:list-item>
          <text:p text:style-name="P687"><text:span text:style-name="T381">имеет ли человек определенный опыт </text:span><text:span text:style-name="T379">или совершил ли он </text:span><text:span text:style-name="T382">нужное</text:span><text:span text:style-name="T379"> действие</text:span><text:span text:style-name="T381">;</text:span></text:p>
        </text:list-item>
      </text:list>
      <text:p text:style-name="P193"/>
      <text:p text:style-name="P470">Для этого используется уже знакомая схема. Глагол <text:span text:style-name="T233">have</text:span> ставится перед по<text:span text:style-name="T503">д</text:span>л<text:span text:style-name="T503">е</text:span>ж<text:span text:style-name="T503">а</text:span>щим.</text:p>
      <text:p text:style-name="P470"/>
      <text:p text:style-name="P82">Why have you done it? <text:span text:style-name="T495">—</text:span> Зачем ты это сделал?</text:p>
      <text:p text:style-name="P574"><text:span text:style-name="T298">Ha</text:span><text:span text:style-name="T299">s</text:span><text:span text:style-name="T298"> </text:span><text:span text:style-name="T299">he</text:span><text:span text:style-name="T298"> ever been to Rome? </text:span><text:span text:style-name="T300">—</text:span><text:span text:style-name="T298"> </text:span><text:span text:style-name="T299">Он</text:span><text:span text:style-name="T298"> бывал в Риме?</text:span></text:p>
      <text:p text:style-name="P82"/>
      <text:p text:style-name="P168">Present Perfect Continuous</text:p>
      <text:p text:style-name="P195"/>
      <text:p text:style-name="P197">Для того, чтобы использовать, нужно чтобы совпало сразу несколько условий:</text:p>
      <text:list xml:id="list3253475212" text:style-name="L26">
        <text:list-item>
          <text:p text:style-name="P688"><text:span text:style-name="T370">действие не закончено либо закончено не</text:span><text:span text:style-name="T374">давно</text:span><text:span text:style-name="T370">;</text:span></text:p>
        </text:list-item>
        <text:list-item>
          <text:p text:style-name="P688"><text:span text:style-name="T370">известн</text:span><text:span text:style-name="T374">а его продолжительность </text:span><text:span text:style-name="T388">(обычно из контекста предложения)</text:span><text:span text:style-name="T374">.</text:span></text:p>
        </text:list-item>
      </text:list>
      <text:p text:style-name="P196"/>
      <text:p text:style-name="P199">Схема состоит из 3х частей: вспомогательного глагола <text:span text:style-name="T233">have</text:span>, слова <text:span text:style-name="T233">been</text:span> </text:p>
      <text:p text:style-name="P199">и смыслового глагола с окончанием <text:span text:style-name="T233">-ing</text:span>. </text:p>
      <text:p text:style-name="P199"/>
      <text:p text:style-name="P483"><text:span text:style-name="T363">На русский </text:span><text:span text:style-name="T372">язык </text:span><text:span text:style-name="T348">Present Perfect Continuous</text:span><text:span text:style-name="T358"> </text:span><text:span text:style-name="T363">переводится настоящим временем</text:span></text:p>
      <text:p text:style-name="P474"><text:span text:style-name="T371">(редко в прошлом). </text:span><text:span text:style-name="T372">При этом все 3 части </text:span><text:span text:style-name="T373">переводятся</text:span><text:span text:style-name="T372"> одним словом.</text:span></text:p>
      <text:p text:style-name="P198"/>
      <text:p text:style-name="P25"><text:span text:style-name="T452">I </text:span><text:span text:style-name="T465">have been learning</text:span><text:span text:style-name="T452"> English for 2 years. </text:span><text:span text:style-name="T470">—</text:span><text:span text:style-name="T452"> Я </text:span><text:span text:style-name="T465">учу</text:span><text:span text:style-name="T452"> английский уже 2 года (и еще не закончил).</text:span></text:p>
      <text:p text:style-name="P25"><text:span text:style-name="T452">We </text:span><text:span text:style-name="T465">have been cleaning</text:span><text:span text:style-name="T452"> the flat the whole morning. </text:span><text:span text:style-name="T470">— </text:span><text:span text:style-name="T452">Мы </text:span><text:span text:style-name="T465">убирали</text:span><text:span text:style-name="T452"> </text:span><text:span text:style-name="T471">квартиру все утро.</text:span></text:p>
      <text:p text:style-name="P200"/>
      <text:p text:style-name="P201">Формы глагола <text:span text:style-name="T233">have</text:span> <text:span text:style-name="T233">verb-ing</text:span> (подобно <text:span text:style-name="T233">am/is/are verb-ing</text:span>, как в Continuous) не существует.</text:p>
      <text:p text:style-name="P201">Если у смыслового глагола окончание<text:span text:style-name="T233"> -ing</text:span>, то <text:span text:style-name="T233">have</text:span> применяется только с <text:span text:style-name="T233">been</text:span>.</text:p>
      <text:p text:style-name="P201"/>
      <text:p text:style-name="P475"><text:span text:style-name="T374">С</text:span><text:span text:style-name="T363">лова-маячки Present Perfect Continuous:</text:span></text:p>
      <text:list xml:id="list3212304455" text:style-name="L27">
        <text:list-item>
          <text:p text:style-name="P679">for — в течении;</text:p>
        </text:list-item>
        <text:list-item>
          <text:p text:style-name="P679">since — с какого-то времени;</text:p>
        </text:list-item>
        <text:list-item>
          <text:p text:style-name="P679">how long — как долго.</text:p>
        </text:list-item>
      </text:list>
      <text:p text:style-name="P202"><text:soft-page-break/>Дополнительно могут использоваться указатели периода:</text:p>
      <text:list xml:id="list2563150723" text:style-name="L28">
        <text:list-item>
          <text:p text:style-name="P680">all — весь (день/год);</text:p>
        </text:list-item>
        <text:list-item>
          <text:p text:style-name="P680">the whole — целый (день/вечер); </text:p>
        </text:list-item>
      </text:list>
      <text:p text:style-name="P198"/>
      <text:p text:style-name="P26"><text:span text:style-name="T452">He</text:span><text:span text:style-name="T472">`</text:span><text:span text:style-name="T453">s been playing</text:span><text:span text:style-name="T452"> for an hour. — Он </text:span><text:span text:style-name="T453">играет</text:span><text:span text:style-name="T452"> уже час </text:span><text:span text:style-name="T472">(в течении часа).</text:span></text:p>
      <text:p text:style-name="P27"><text:span text:style-name="T472">W</text:span><text:span text:style-name="T452">e`</text:span><text:span text:style-name="T453">ve been staying</text:span><text:span text:style-name="T452"> in this hotel since Tuesday. </text:span><text:span text:style-name="T473">— </text:span><text:span text:style-name="T452">Мы </text:span><text:span text:style-name="T453">находимся</text:span><text:span text:style-name="T452"> в этом отеле со вторника.</text:span></text:p>
      <text:p text:style-name="P203"/>
      <text:p text:style-name="P479"><text:span text:style-name="T375">В утверждениях глагол </text:span><text:span text:style-name="T289">have</text:span><text:span text:style-name="T375"> </text:span><text:span text:style-name="T376">часто</text:span><text:span text:style-name="T375"> сокращают до </text:span><text:span text:style-name="T289">`ve</text:span><text:span text:style-name="T375">, а </text:span><text:span text:style-name="T289">has</text:span><text:span text:style-name="T375"> — до </text:span><text:span text:style-name="T289">`s</text:span><text:span text:style-name="T375"> (лего перепутать с </text:span><text:span text:style-name="T289">is</text:span><text:span text:style-name="T375">, посему здесь вспомогательный глагол можно понять только по контексту).</text:span></text:p>
      <text:p text:style-name="P204"/>
      <text:p text:style-name="P477"><text:span text:style-name="T375">Е</text:span><text:span text:style-name="T363">сли используется глагол </text:span><text:span text:style-name="T287">be</text:span><text:span text:style-name="T363"> или глаголы состояния, которые не стоят в Continuous</text:span><text:span text:style-name="T385">,</text:span><text:span text:style-name="T363"> </text:span></text:p>
      <text:p text:style-name="P205">то предложение будет в Present Perfect. </text:p>
      <text:p text:style-name="P205"/>
      <text:p text:style-name="P30"><text:span text:style-name="T453">I </text:span><text:span text:style-name="T465">have known </text:span><text:span text:style-name="T453">(</text:span><text:span text:style-name="T462">а </text:span><text:span text:style-name="T453">не have been knowing)</text:span><text:span text:style-name="T452"> Alice for 3 years. </text:span><text:span text:style-name="T375">—</text:span><text:span text:style-name="T452"> Я </text:span><text:span text:style-name="T465">знаю</text:span><text:span text:style-name="T452"> Алису уже 3 года </text:span></text:p>
      <text:p text:style-name="P31"><text:span text:style-name="T452">I </text:span><text:span text:style-name="T465">haven`t seen</text:span><text:span text:style-name="T452"> Mary for years. </text:span><text:span text:style-name="T472">— </text:span><text:span text:style-name="T452">Я н</text:span><text:span text:style-name="T465">е видел</text:span><text:span text:style-name="T452"> Мэри много лет. </text:span></text:p>
      <text:p text:style-name="P205"/>
      <text:p text:style-name="P480"><text:span text:style-name="T384">Present Perfect Continuous можно упрощать до Present Perfect с пом</text:span><text:span text:style-name="T383">.</text:span><text:span text:style-name="T384"> глаголов </text:span><text:span text:style-name="T291">live</text:span><text:span text:style-name="T384"> </text:span><text:span text:style-name="T383">и</text:span><text:span text:style-name="T384"> </text:span><text:span text:style-name="T291">work</text:span><text:span text:style-name="T384">:</text:span></text:p>
      <text:p text:style-name="P29"><text:span text:style-name="T474">I</text:span><text:span text:style-name="T452">`ve </text:span><text:span text:style-name="T465">been working</text:span><text:span text:style-name="T452"> here for 2 years → I`ve </text:span><text:span text:style-name="T465">worked</text:span><text:span text:style-name="T452"> here for 2 years. </text:span><text:span text:style-name="T475">(смысл одинаковый)</text:span></text:p>
      <text:p text:style-name="P204"/>
      <text:p text:style-name="P7"><text:span text:style-name="T375">О</text:span><text:span text:style-name="T363">трицания в Present Perfect Continuous</text:span></text:p>
      <text:p text:style-name="P206"/>
      <text:p text:style-name="P476"><text:span text:style-name="T376">Использу</text:span><text:span text:style-name="T377">ю</text:span><text:span text:style-name="T376">тся, чтобы сказать, что что-то не происходит в течении указанного времени.</text:span></text:p>
      <text:p text:style-name="P207">Для этого добавляется частица <text:span text:style-name="T233">not</text:span> после вспомогательного глагола <text:span text:style-name="T233">have</text:span>.</text:p>
      <text:p text:style-name="P207"/>
      <text:p text:style-name="P28"><text:span text:style-name="T452">I </text:span><text:span text:style-name="T453">have not been waiting</text:span><text:span text:style-name="T452"> long. </text:span><text:span text:style-name="T473">—</text:span><text:span text:style-name="T452"> Я </text:span><text:span text:style-name="T453">не жду</text:span><text:span text:style-name="T452"> долго.</text:span></text:p>
      <text:p text:style-name="P198"/>
      <text:p text:style-name="P8"><text:span text:style-name="T363">Вопросы </text:span><text:span text:style-name="T378">в Present Perfect Continuous</text:span><text:span text:style-name="T363"> </text:span></text:p>
      <text:p text:style-name="P198"/>
      <text:p text:style-name="P208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08"/>
      <text:p text:style-name="P55"><text:span text:style-name="T452">Have you been waiting long? </text:span><text:span text:style-name="T473">— </text:span><text:span text:style-name="T452">Вы давно ждете? </text:span></text:p>
      <text:p text:style-name="P55"><text:span text:style-name="T452">How long have you been waiting? </text:span><text:span text:style-name="T473">—</text:span><text:span text:style-name="T452"> Как долго вы ждете?</text:span></text:p>
      <text:p text:style-name="P176"/>
      <text:p text:style-name="P176"><text:span text:style-name="T506">Прошедшее. </text:span>Past</text:p>
      <text:p text:style-name="P209"/>
      <text:p text:style-name="P225">Past Perfect и Past Perfect Continuous относительно редки и <text:span text:style-name="T515">в</text:span> рамках начального курса </text:p>
      <text:p text:style-name="P225">не проходятся. <text:span text:style-name="T507">В художественной литературе почти всегда используется Past Simple.</text:span></text:p>
      <text:p text:style-name="P209"/>
      <text:p text:style-name="P171">Past Simple</text:p>
      <text:p text:style-name="P210"/>
      <text:p text:style-name="P212">Используется, чтобы:</text:p>
      <text:list xml:id="list2940847956" text:style-name="L29">
        <text:list-item>
          <text:p text:style-name="P689"><text:span text:style-name="T386">сообщить факты </text:span><text:span text:style-name="T387">прошлого,</text:span><text:span text:style-name="T386"> рассказать историю, </text:span><text:span text:style-name="T394">биографию</text:span><text:span text:style-name="T386">; </text:span></text:p>
        </text:list-item>
        <text:list-item>
          <text:p text:style-name="P681">описать действие из прошлого, результат которого не важен в настоящем.</text:p>
        </text:list-item>
      </text:list>
      <text:p text:style-name="P211"/>
      <text:p text:style-name="P484"><text:span text:style-name="T388">Для этого использются глаголы во 2й форме. </text:span><text:span text:style-name="T389">Вторая форма правильного глагола образуется добавлением окончания </text:span><text:span text:style-name="T292">-ed</text:span><text:span text:style-name="T389">. </text:span><text:span text:style-name="T397">Ф</text:span><text:span text:style-name="T389">орма </text:span><text:span text:style-name="T397">неправильного глагола </text:span><text:span text:style-name="T389">находится в таблице.</text:span></text:p>
      <text:p text:style-name="P211"/>
      <text:p text:style-name="P32"><text:span text:style-name="T452">Mozart </text:span><text:span text:style-name="T465">lived</text:span><text:span text:style-name="T452"> from 1756 to 1791 — Моцарт </text:span><text:span text:style-name="T465">жил</text:span><text:span text:style-name="T452"> с 1756 по 1791 год (факт прошлого). </text:span></text:p>
      <text:p text:style-name="P32"><text:span text:style-name="T452">I </text:span><text:span text:style-name="T465">visited</text:span><text:span text:style-name="T452"> my parents yesterday — Вчера я </text:span><text:span text:style-name="T465">навещал</text:span><text:span text:style-name="T452"> родителей (действие из прошлого).</text:span></text:p>
      <text:p text:style-name="P279"/>
      <text:p text:style-name="P280"><text:soft-page-break/>Если глагол заканчивается на глухой звук, то <text:span text:style-name="T233">-ed</text:span> читается как <text:span text:style-name="T233">t</text:span>, а если на звконкий </text:p>
      <text:p text:style-name="P280">согласный или на гласный звук — то как <text:span text:style-name="T233">d</text:span>: <text:span text:style-name="T233">worked [воркт], played [плэйд]</text:span>.</text:p>
      <text:p text:style-name="P482"/>
      <text:p text:style-name="P278">Если глагол заканчивается на <text:span text:style-name="T233">d </text:span>или <text:span text:style-name="T233">t</text:span>, то <text:span text:style-name="T233">-ed</text:span> читается как <text:span text:style-name="T233">id</text:span>: <text:span text:style-name="T233">recorded [рикодид]</text:span>. </text:p>
      <text:p text:style-name="P281">Если глагол заканчивается на <text:span text:style-name="T233">-e</text:span>, то её не надо писать 2 раза: <text:span text:style-name="T233">chase</text:span> → <text:span text:style-name="T233">chased</text:span>.</text:p>
      <text:p text:style-name="P482"/>
      <text:p text:style-name="P481">Слова-маячки Past Simple:</text:p>
      <text:list xml:id="list3834021182" text:style-name="L30">
        <text:list-item>
          <text:p text:style-name="P690">ago — <text:span text:style-name="T508">тому назад</text:span>;</text:p>
        </text:list-item>
        <text:list-item>
          <text:p text:style-name="P691">last — <text:span text:style-name="T508">прошлый</text:span>;</text:p>
        </text:list-item>
        <text:list-item>
          <text:p text:style-name="P682">yesterday — вчера;</text:p>
        </text:list-item>
      </text:list>
      <text:p text:style-name="P215"/>
      <text:p text:style-name="P487"><text:span text:style-name="T395">Past Simple часто путают с Present Perfect, потому что на русский они переводятся </text:span><text:span text:style-name="T396">почти</text:span><text:span text:style-name="T395"> одинаково. Главное отличие в том, что Present Perfect всегда будет сообщать доп</text:span><text:span text:style-name="T396">олнительную</text:span><text:span text:style-name="T395"> информацию, указывающ</text:span><text:span text:style-name="T396">ую </text:span><text:span text:style-name="T395">на настоящее время </text:span><text:span text:style-name="T396">(</text:span><text:span text:style-name="T397">чтобы сообщить</text:span><text:span text:style-name="T396"> результат).</text:span></text:p>
      <text:p text:style-name="P222"/>
      <text:p text:style-name="P223">Past Simple используется когда известен момент в прошлом. Если мы знаешь, </text:p>
      <text:p text:style-name="P223">когда произошло событие, то Present Perfect использовать нельзя.</text:p>
      <text:p text:style-name="P223"/>
      <text:p text:style-name="P89">Tom has lost his key — Том потерал ключ (у него сейчас нет ключа, </text:p>
      <text:p text:style-name="P89">потому что он его потерян).</text:p>
      <text:p text:style-name="P89"/>
      <text:p text:style-name="P89">Tom lost his key last weak — Том потерял ключ на прошлой неделе </text:p>
      <text:p text:style-name="P89">(не важно, есть у него ключ или нет).</text:p>
      <text:p text:style-name="P216"/>
      <text:p text:style-name="P220">В английском, если вопрос задается в настоящем, то и ответ должен быть в настоящем. </text:p>
      <text:p text:style-name="P220">Если вопрос в прошлом, то ответ также должен быть в прошлом.</text:p>
      <text:p text:style-name="P220"/>
      <text:p text:style-name="P220">Но если вопрос был в Present Perfect, а в ответе дается информация, когда именно это случилось, тогда необходимо отвечать в Past Simple.</text:p>
      <text:p text:style-name="P220"/>
      <text:p text:style-name="P87">Have you already started to learn English? Yes, I started to learn it 3 month ago — </text:p>
      <text:p text:style-name="P87">Ты уже начал учить английский? Да, 3 месяца назад (информация о времени).</text:p>
      <text:p text:style-name="P86"/>
      <text:p text:style-name="P221">Если вопрос содержит слово <text:span text:style-name="T233">when</text:span>, то он автоматически привязывает нас к моменту </text:p>
      <text:p text:style-name="P221">в прошлом. <text:span text:style-name="T514">Поэтому Present Perfect в вопросах с </text:span><text:span text:style-name="T246">when</text:span><text:span text:style-name="T514"> не используется.</text:span></text:p>
      <text:p text:style-name="P221"/>
      <text:p text:style-name="P88">Have you met him before? <text:span text:style-name="T513">—</text:span> Вы раньше с ним встречались?</text:p>
      <text:p text:style-name="P88">When did you meet him? <text:span text:style-name="T513">—</text:span> Когда вы встречались с ним?</text:p>
      <text:p text:style-name="P216"/>
      <text:p text:style-name="P177">Отрицания и вопросы в Past Simple</text:p>
      <text:p text:style-name="P214"/>
      <text:p text:style-name="P489"><text:span text:style-name="T389">Отрицание представляет связку </text:span><text:span text:style-name="T292">did</text:span><text:span text:style-name="T389"> с частицей </text:span><text:span text:style-name="T292">not</text:span><text:span text:style-name="T389">, </text:span><text:span text:style-name="T399">которая ставится перед смысловым глаголом в начальной форме. </text:span><text:span text:style-name="T390">Обычно </text:span><text:span text:style-name="T399">эта связка</text:span><text:span text:style-name="T390"> сокращается до </text:span><text:span text:style-name="T293">didn`t</text:span><text:span text:style-name="T390">.</text:span></text:p>
      <text:p text:style-name="P229"/>
      <text:p text:style-name="P489"><text:span text:style-name="T398">В вопросах </text:span><text:span text:style-name="T389">вспомогательный глагол </text:span><text:span text:style-name="T292">did</text:span><text:span text:style-name="T389"> используется </text:span><text:span text:style-name="T399">по тем же грамматическим </text:span></text:p>
      <text:p text:style-name="P489"><text:span text:style-name="T399">правилам</text:span><text:span text:style-name="T389">, </text:span><text:span text:style-name="T390">как</text:span><text:span text:style-name="T389"> </text:span><text:span text:style-name="T292">do</text:span><text:span text:style-name="T389"> для Present Simple. </text:span></text:p>
      <text:p text:style-name="P213"/>
      <text:p text:style-name="P83"><text:span text:style-name="T439">Did</text:span> you <text:span text:style-name="T439">go</text:span> to Los Angeles last week? - Ты <text:span text:style-name="T439">ездил</text:span> в Лос Анжелес на прошлой неделе?</text:p>
      <text:p text:style-name="P83">I <text:span text:style-name="T439">didn`t go</text:span> to Los Angeles, I <text:span text:style-name="T439">went</text:span> to Bostom — Я <text:span text:style-name="T439">не ездил</text:span> в Лос Анжелес, я <text:span text:style-name="T439">ездил</text:span> в Бостон.</text:p>
      <text:p text:style-name="P172"/>
      <text:p text:style-name="P172"/>
      <text:p text:style-name="P624"><text:span text:style-name="T359">Глаголы </text:span><text:span text:style-name="T285">d</text:span><text:span text:style-name="T286">o</text:span><text:span text:style-name="T359"> и </text:span><text:span text:style-name="T285">b</text:span><text:span text:style-name="T286">e</text:span><text:span text:style-name="T359"> </text:span><text:span text:style-name="T360">в </text:span><text:span text:style-name="T361">Past</text:span><text:span text:style-name="T360"> Simple</text:span></text:p>
      <text:p text:style-name="P211"/>
      <text:p text:style-name="P218">Глагол <text:span text:style-name="T233">did</text:span> это 2я форма глагола <text:span text:style-name="T233">do</text:span> (в прошедшем времени). </text:p>
      <text:p text:style-name="P218"><text:span text:style-name="T509">Когда появ</text:span><text:span text:style-name="T511">л</text:span><text:span text:style-name="T509">яется глагол </text:span><text:span text:style-name="T247">be</text:span><text:span text:style-name="T511"> (</text:span><text:span text:style-name="T248">was/were</text:span><text:span text:style-name="T511">)</text:span><text:span text:style-name="T509">, то </text:span><text:span text:style-name="T248">did</text:span><text:span text:style-name="T509"> уже не нужно использовать.</text:span></text:p>
      <text:p text:style-name="P217"/>
      <text:p text:style-name="P256"><text:span text:style-name="T391">Глагол be</text:span><text:span text:style-name="T393"> </text:span><text:span text:style-name="T391">в Past Simple имеет 2 формы: </text:span></text:p>
      <text:list xml:id="list2492419448" text:style-name="L31">
        <text:list-item>
          <text:p text:style-name="P692"><text:span text:style-name="T391">was — </text:span><text:span text:style-name="T392">если подлежащее в первом лице или множественном числе (</text:span><text:span text:style-name="T294">I, you, we, they</text:span><text:span text:style-name="T392">);</text:span></text:p>
        </text:list-item>
        <text:list-item>
          <text:p text:style-name="P683">were — если подлежащее в третьем лице, единственном числе (<text:span text:style-name="T233">he, she, it</text:span>).</text:p>
        </text:list-item>
      </text:list>
      <text:p text:style-name="P219"/>
      <text:p text:style-name="P33"><text:span text:style-name="T476">I </text:span><text:span text:style-name="T453">was</text:span><text:span text:style-name="T452"> satisfied with my work — Я </text:span><text:span text:style-name="T453">был</text:span><text:span text:style-name="T452"> доволен своей работой.</text:span></text:p>
      <text:p text:style-name="P85"/>
      <text:p text:style-name="P34"><text:span text:style-name="T453">Was</text:span><text:span text:style-name="T452"> the weather good at the weekend? No, it </text:span><text:span text:style-name="T453">wasn`t</text:span><text:span text:style-name="T452"> — </text:span></text:p>
      <text:p text:style-name="P34"><text:span text:style-name="T452">Погода </text:span><text:span text:style-name="T453">была</text:span><text:span text:style-name="T452"> хорош</text:span><text:span text:style-name="T477">ая</text:span><text:span text:style-name="T452"> на выходных? Нет.</text:span></text:p>
      <text:p text:style-name="P84"/>
      <text:p text:style-name="P173">Past Continuous</text:p>
      <text:p text:style-name="P224"/>
      <text:p text:style-name="P492"><text:span text:style-name="T401">О</text:span><text:span text:style-name="T400">значает процесс или незаконченное действие, которое привязано к точному моменту </text:span></text:p>
      <text:p text:style-name="P492"><text:span text:style-name="T400">в </text:span><text:span text:style-name="T432">прошлом</text:span><text:span text:style-name="T400"> (т. е. действие происходило и не было закончено).</text:span></text:p>
      <text:p text:style-name="P226"/>
      <text:p text:style-name="P491"><text:span text:style-name="T400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404">обсуждаемая ситуация</text:span><text:span text:style-name="T400">).</text:span></text:p>
      <text:p text:style-name="P226"/>
      <text:p text:style-name="P493"><text:span text:style-name="T401">Состоит из 2х частей: вспомогательного глагола </text:span><text:span text:style-name="T295">be</text:span><text:span text:style-name="T401"> (</text:span><text:span text:style-name="T402">формы как в Past Simple</text:span><text:span text:style-name="T401">) и смыслового глагола с окончанием </text:span><text:span text:style-name="T295">-ing</text:span><text:span text:style-name="T401">. </text:span><text:span text:style-name="T400">На русский переводится глаголом в прошедшем времени.</text:span></text:p>
      <text:p text:style-name="P228"/>
      <text:p text:style-name="P90">Last Sunday at 5 I <text:span text:style-name="T439">was having</text:span> dinner with my friends — В прошлое воскресенье в 5 </text:p>
      <text:p text:style-name="P90">я <text:span text:style-name="T439">ужинал</text:span> со своими друзьями (привязка к точному моменту в прошлом).</text:p>
      <text:p text:style-name="P227"/>
      <text:p text:style-name="P36"><text:span text:style-name="T478">My parents </text:span><text:span text:style-name="T467">were watching</text:span><text:span text:style-name="T478"> TV when I came home yesterday — Мои родители </text:span><text:span text:style-name="T467">смотрели</text:span><text:span text:style-name="T478"> телевизор, когда я пришел вчера домой (незаконченное действие </text:span><text:span text:style-name="T479">в тот момент</text:span><text:span text:style-name="T478">).</text:span></text:p>
      <text:p text:style-name="P91"/>
      <text:p text:style-name="P493"><text:span text:style-name="T402">В отрицаниях и вопросах </text:span><text:span text:style-name="T403">глагол </text:span><text:span text:style-name="T296">be</text:span><text:span text:style-name="T402"> ведет себя точно так же, как и </text:span><text:span text:style-name="T403">для</text:span><text:span text:style-name="T402"> Past Simple:</text:span></text:p>
      <text:p text:style-name="P37"><text:span text:style-name="T480">W</text:span><text:span text:style-name="T452">e weren`t reading — Мы не читали (именно тогда). Was I running? — Я бежал?</text:span></text:p>
      <text:p text:style-name="P93"/>
      <text:p text:style-name="P232">В одном предложении часто используются Past Continuous и Past Simple одновременно.</text:p>
      <text:p text:style-name="P496"><text:span text:style-name="T405">Действие, длящееся какое-то время (</text:span><text:span text:style-name="T406">Past Continuous</text:span><text:span text:style-name="T405">) может прерываться более коротким действием (</text:span><text:span text:style-name="T406">Past Simple</text:span><text:span text:style-name="T411">)</text:span><text:span text:style-name="T405"> </text:span><text:span text:style-name="T409">либо другим Past Continuous </text:span><text:span text:style-name="T412">(смотреть по контексту)</text:span><text:span text:style-name="T409">.</text:span></text:p>
      <text:p text:style-name="P230"/>
      <text:p text:style-name="P494"><text:span text:style-name="T405">В этом случае предложение может содержать слово </text:span><text:span text:style-name="T297">while</text:span><text:span text:style-name="T405"> </text:span><text:span text:style-name="T407">(в то время, как)</text:span><text:span text:style-name="T405"> в той части, которая относится к <text:s/></text:span><text:span text:style-name="T406">Past Continuous, </text:span><text:span text:style-name="T405">либо </text:span><text:span text:style-name="T297">when</text:span><text:span text:style-name="T405">, там, где используется Past Simple.</text:span></text:p>
      <text:p text:style-name="P230"/>
      <text:p text:style-name="P38"><text:span text:style-name="T468">While</text:span><text:span text:style-name="T481"> I was working in the garden, I </text:span><text:span text:style-name="T482">kicked</text:span><text:span text:style-name="T481"> my leg — Пока я работал в саду, я </text:span><text:span text:style-name="T483">пнул</text:span><text:span text:style-name="T481"> ногу.</text:span></text:p>
      <text:p text:style-name="P39"><text:span text:style-name="T452">I was working in the garden </text:span><text:span text:style-name="T465">when</text:span><text:span text:style-name="T452"> I kicked my leg — </text:span><text:span text:style-name="T482">Я работал в саду, когда </text:span><text:span text:style-name="T483">пнул</text:span><text:span text:style-name="T482"> ногу</text:span><text:span text:style-name="T452">.</text:span></text:p>
      <text:p text:style-name="P94"/>
      <text:p text:style-name="P40"><text:span text:style-name="T465">While</text:span><text:span text:style-name="T452"> Tom was reading, Amely was watching a documentary on TV — Пока </text:span><text:span text:style-name="T484">Т</text:span><text:span text:style-name="T452">ом читал, </text:span></text:p>
      <text:p text:style-name="P95">Эмили смотрела документальный фильм по телевизору.</text:p>
      <text:p text:style-name="P233"/>
      <text:p text:style-name="P495"><text:span text:style-name="T410">Если действия происходят не одновременно, а следуют одно за другим</text:span><text:span text:style-name="T408">, то в этом </text:span></text:p>
      <text:p text:style-name="P231">случае нужно использовать <text:span text:style-name="T518">только</text:span> Past Simple.</text:p>
      <text:p text:style-name="P231"/>
      <text:p text:style-name="P92">I saw Jane in the street yesterday. I stopped and said hello — Я увидел Джейн вчера на улице. </text:p>
      <text:p text:style-name="P92">Я остановился и поздоровался (сказал «привет»).</text:p>
      <text:p text:style-name="P179"><text:soft-page-break/>Будущие. Future</text:p>
      <text:p text:style-name="P110"/>
      <text:p text:style-name="P115">В английском языке о будущем можно говорить не только с помощью формы Future, но и </text:p>
      <text:p text:style-name="P502"><text:span text:style-name="T426">с помощью </text:span><text:span text:style-name="T430">формы</text:span><text:span text:style-name="T426"> </text:span><text:span text:style-name="T428">Present</text:span><text:span text:style-name="T426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14"/>
      <text:p text:style-name="P501"><text:span text:style-name="T427">Другие варианты Future (кроме </text:span><text:span text:style-name="T429">Future </text:span><text:span text:style-name="T427">Simple) используются редко, </text:span><text:span text:style-name="T429">т. к.</text:span><text:span text:style-name="T427"> они громоздкие и довольно неудобные. В современном английском можно обойтись без них.</text:span></text:p>
      <text:p text:style-name="P114"/>
      <text:p text:style-name="P499"><text:span text:style-name="T179">На будущ</text:span><text:span text:style-name="T180">и</text:span><text:span text:style-name="T179">е могут также указы</text:span><text:span text:style-name="T180">вать</text:span><text:span text:style-name="T179"> модальные глаголы </text:span><text:span text:style-name="T181">и оборот </text:span><text:span text:style-name="T97">be going to</text:span><text:span text:style-name="T182">, </text:span><text:span text:style-name="T181">который </text:span></text:p>
      <text:p text:style-name="P499"><text:span text:style-name="T181">в основном</text:span><text:span text:style-name="T182"> встречается </text:span><text:span text:style-name="T181">в разговорной речи и нередко используется вместо Future Simple.</text:span></text:p>
      <text:p text:style-name="P114"/>
      <text:p text:style-name="P237">Present Continuous в значении будущего</text:p>
      <text:p text:style-name="P116"/>
      <text:p text:style-name="P116">Используется, чтобы сказать о личных планах. В предложении обычно указывается дата </text:p>
      <text:p text:style-name="P116">или время, связанные с будущим. Переводить можно как будущим так и настоящим.</text:p>
      <text:p text:style-name="P116"/>
      <text:p text:style-name="P409">What are you doing on Satureday? <text:span text:style-name="T232">—</text:span> Что ты делаешь в субботу? (какие у тебя планы?)</text:p>
      <text:p text:style-name="P410">I am flying to London tomorrow — <text:span text:style-name="T519">Завтра я лечу в Лондон (личный план)</text:span></text:p>
      <text:p text:style-name="P410"/>
      <text:p text:style-name="P315">Present Simple в значении будущего</text:p>
      <text:p text:style-name="P411"/>
      <text:p text:style-name="P117"><text:span text:style-name="T214">Используется, чтобы сказать о том, что </text:span><text:span text:style-name="T216">что-то </text:span><text:span text:style-name="T214">должно произойти по рассписанию, либо </text:span></text:p>
      <text:p text:style-name="P117"><text:span text:style-name="T214">о собственном графике. </text:span><text:span text:style-name="T215">Переводить можно как будущим так и настоящим.</text:span></text:p>
      <text:p text:style-name="P326"/>
      <text:p text:style-name="P326">Ключевое отличие от Present Continuous в том, что расписание не зависит от говорящего, </text:p>
      <text:p text:style-name="P497"><text:span text:style-name="T107">т. е. речь может идти </text:span><text:span text:style-name="T108">о </text:span><text:span text:style-name="T107">рассписании транспорта, сеансов в кино и т. </text:span><text:span text:style-name="T108">п</text:span><text:span text:style-name="T107">.</text:span></text:p>
      <text:p text:style-name="P326"/>
      <text:p text:style-name="P412">My airplane flies at 6 o`clock tomorrow — Мой самолет летит завтра в 6 (рассписание)</text:p>
      <text:p text:style-name="P555"><text:span text:style-name="T62">What time do you finish work tommorow? </text:span><text:span text:style-name="T63">— </text:span><text:span text:style-name="T62">В какое время ты заканчиваешь работу завтра?</text:span></text:p>
      <text:p text:style-name="P414"/>
      <text:p text:style-name="P316">Оборот <text:span text:style-name="T233">be going to</text:span></text:p>
      <text:p text:style-name="P327"/>
      <text:p text:style-name="P498"><text:span text:style-name="T109">Подразумевает, что человек говорит не о спонтанном решении что-либо сделать, </text:span><text:span text:style-name="T112">а о заранее </text:span><text:span text:style-name="T113">продуманных</text:span><text:span text:style-name="T112"> действиях. </text:span><text:span text:style-name="T109">На русский переводится как «собираюсь сделать».</text:span></text:p>
      <text:p text:style-name="P327"/>
      <text:p text:style-name="P118"><text:span text:style-name="T213">Чтобы использовать, нужно поставить глагол </text:span><text:span text:style-name="T62">be</text:span><text:span text:style-name="T213"> в форму </text:span><text:span text:style-name="T62">am/is/are</text:span><text:span text:style-name="T213">, а смысловой глагол оставить в начальной форме, после </text:span><text:span text:style-name="T62">going to</text:span><text:span text:style-name="T213">.</text:span></text:p>
      <text:p text:style-name="P327"/>
      <text:p text:style-name="P413">I`m going to meet my friends tomorrow — Я собираюсь встретиться с друзьями завтра.</text:p>
      <text:p text:style-name="P544"><text:span text:style-name="T28">I`m going to go</text:span><text:span text:style-name="T225"> out after I finish my work — Я собираюсь погулять после, как закончу работу.</text:span></text:p>
      <text:p text:style-name="P327"/>
      <text:p text:style-name="P500"><text:span text:style-name="T109">В разговорной </text:span><text:span text:style-name="T113">стиле</text:span><text:span text:style-name="T110"> </text:span><text:span text:style-name="T111">этот </text:span><text:span text:style-name="T110">оборот </text:span><text:span text:style-name="T109">очень часто </text:span><text:span text:style-name="T113">записывается</text:span><text:span text:style-name="T109"> как </text:span><text:span text:style-name="T64">gonna</text:span><text:span text:style-name="T109"> </text:span><text:span text:style-name="T64">[гона].</text:span></text:p>
      <text:p text:style-name="P415"/>
      <text:p text:style-name="P119"><text:span text:style-name="T213">Также его используют, когда очевидно, что вот-вот случится какое-то действие. В этом случае </text:span><text:span text:style-name="T62">be goin to </text:span><text:span text:style-name="T213">передает оттенок неизбежности происходящего и применяется по отношению </text:span></text:p>
      <text:p text:style-name="P328">к постороннему человеку или объетку.</text:p>
      <text:p text:style-name="P328"/>
      <text:p text:style-name="P416">Look! He`s going to fall — Смотри! Он сейчас упадет.</text:p>
      <text:p text:style-name="P416">The sky is dark. It`s going to rain — Небо темное. Сейчас пойдет дождь.</text:p>
      <text:p text:style-name="P416"/>
      <text:p text:style-name="P317"/>
      <text:p text:style-name="P317"><text:soft-page-break/>Future Simple</text:p>
      <text:p text:style-name="P329"/>
      <text:p text:style-name="P503"><text:span text:style-name="T114">Сообщает о будущих, еще не случившихся событиях. </text:span><text:span text:style-name="T115">Эта форма говорит о том, что человек сделает что-то в будущем, но решение он принял в момент речи, </text:span><text:span text:style-name="T116">т. е. описывает не спланированные, а спонтанные дейсвтия. </text:span></text:p>
      <text:p text:style-name="P331"/>
      <text:p text:style-name="P503"><text:span text:style-name="T117">В</text:span><text:span text:style-name="T116"> предложени</text:span><text:span text:style-name="T117">ях</text:span><text:span text:style-name="T116"> </text:span><text:span text:style-name="T117">будут </text:span><text:span text:style-name="T116">часто </text:span><text:span text:style-name="T117">попадаться слова</text:span><text:span text:style-name="T116">, </text:span><text:span text:style-name="T117">выражающие</text:span><text:span text:style-name="T116"> мнение: <text:s/></text:span><text:span text:style-name="T65">I think </text:span><text:span text:style-name="T66">(я думаю)</text:span><text:span text:style-name="T65">, </text:span></text:p>
      <text:p text:style-name="P503"><text:span text:style-name="T65">I`m sure </text:span><text:span text:style-name="T66">(я уверен), I hope (я надеюсь), </text:span><text:span text:style-name="T65">probably (возможно).</text:span><text:span text:style-name="T66"> </text:span></text:p>
      <text:p text:style-name="P335"/>
      <text:p text:style-name="P330">Схема состоит из 2х частей: вспомогательного глагола <text:span text:style-name="T233">will </text:span><text:span text:style-name="T523">(заменяет </text:span><text:span text:style-name="T249">do/did</text:span><text:span text:style-name="T523">)</text:span> и смыслового глагола в начальной форме. <text:span text:style-name="T233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233">not</text:span>.</text:p>
      <text:p text:style-name="P330"/>
      <text:p text:style-name="P330">В речи и на письме <text:span text:style-name="T233">will</text:span> обычно сокращается до <text:span text:style-name="T233">`ll</text:span>, а отрицание <text:span text:style-name="T233">will</text:span> <text:span text:style-name="T233">not</text:span> д<text:span text:style-name="T522">о</text:span> <text:span text:style-name="T233">won`t</text:span>.</text:p>
      <text:p text:style-name="P330"/>
      <text:p text:style-name="P417">We <text:span text:style-name="T439">will</text:span> proobably <text:span text:style-name="T439">meet</text:span> soon — Мы, возможно, скоро <text:span text:style-name="T439">встретимся</text:span>.</text:p>
      <text:p text:style-name="P417">I hope everything <text:span text:style-name="T439">will be</text:span> fine — Надеюсь, все <text:span text:style-name="T439">будет </text:span>хорошо.</text:p>
      <text:p text:style-name="P417"><text:span text:style-name="T439">Will</text:span> you <text:span text:style-name="T439">be</text:span> at home toworrow? No, I won`t — <text:span text:style-name="T521">Ты </text:span><text:span text:style-name="T441">будешь</text:span><text:span text:style-name="T521"> завтра дома? Нет</text:span>.</text:p>
      <text:p text:style-name="P330"/>
      <text:p text:style-name="P334">Чтобы правильно подобрать нужную форму, нужно отталкиваться от контекста:</text:p>
      <text:list xml:id="list2188527601" text:style-name="L32">
        <text:list-item>
          <text:p text:style-name="P642">I will do — я сделаю (считаю/верю, что сделаю это);</text:p>
        </text:list-item>
        <text:list-item>
          <text:p text:style-name="P643">I am doing — я сделаю (потому что уже спланировал это);</text:p>
        </text:list-item>
        <text:list-item>
          <text:p text:style-name="P643">I am going to do — я собираюсь сделать (ключевое слово «собираюсь»).</text:p>
        </text:list-item>
      </text:list>
      <text:p text:style-name="P332"/>
      <text:p text:style-name="P333">Нередко, вместо will используется модальный глагол might:</text:p>
      <text:p text:style-name="P419">I might do it — Наверное, я сделаю это.</text:p>
      <text:p text:style-name="P418"/>
      <text:p text:style-name="P318">Модальные глаголы</text:p>
      <text:p text:style-name="P420"/>
      <text:p text:style-name="P338">Это особенные глаголы, которые одновременно:</text:p>
      <text:list xml:id="list862177635" text:style-name="L33">
        <text:list-item>
          <text:p text:style-name="P644">передают смысл (используются как смысловые глаголы);</text:p>
        </text:list-item>
        <text:list-item>
          <text:p text:style-name="P644">передают время (привязывают дейсвтие к какому-то времени);</text:p>
        </text:list-item>
        <text:list-item>
          <text:p text:style-name="P644">используются по тем же правилами, что и вспомогательные глаголы.</text:p>
        </text:list-item>
      </text:list>
      <text:p text:style-name="P336"/>
      <text:p text:style-name="P336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336">а в отрицаниях используются вместе с частицей <text:span text:style-name="T233">not</text:span>.</text:p>
      <text:p text:style-name="P336"/>
      <text:p text:style-name="P514"><text:span text:style-name="T120">Модальные глаголы не имеют окончаний и дополнительных форм. </text:span><text:span text:style-name="T142">Т. е. </text:span><text:span text:style-name="T120">не меняются в зависимости от подлежащего </text:span><text:span text:style-name="T142">(нет окончания -s, если подлежащее he/she/it и </text:span><text:span text:style-name="T143">пр</text:span><text:span text:style-name="T142">)</text:span><text:span text:style-name="T120">. </text:span></text:p>
      <text:p text:style-name="P337"/>
      <text:p text:style-name="P344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344"/>
      <text:p text:style-name="P345"><text:span text:style-name="T544">После модального глагола почти всегда </text:span><text:span text:style-name="T546">идет</text:span><text:span text:style-name="T544"> смысловой глагол в начальной форме, </text:span><text:span text:style-name="T547">но </text:span><text:span text:style-name="T544">без частицы </text:span><text:span text:style-name="T255">to. </text:span><text:span text:style-name="T545">Также смысловой глагол в начальной форме идет после модальных кострукций.</text:span></text:p>
      <text:p text:style-name="P344"/>
      <text:p text:style-name="P556"><text:span text:style-name="T142">М</text:span><text:span text:style-name="T106">одальные глаголы: </text:span><text:span text:style-name="T62">can, could, must, might, may, should, would, will, shall</text:span><text:span text:style-name="T106">.</text:span></text:p>
      <text:p text:style-name="P556"><text:span text:style-name="T132">М</text:span><text:span text:style-name="T106">одальные конструкции: </text:span><text:span text:style-name="T62">be able to, have to, used to</text:span><text:span text:style-name="T106">.</text:span></text:p>
      <text:p text:style-name="P625"><text:span text:style-name="T184">Глаголы </text:span><text:span text:style-name="T98">w</text:span><text:span text:style-name="T99">ill</text:span><text:span text:style-name="T183"> и </text:span><text:span text:style-name="T98">s</text:span><text:span text:style-name="T99">hall</text:span></text:p>
      <text:p text:style-name="P346"/>
      <text:p text:style-name="P557"><text:span text:style-name="T106">В Future Simple </text:span><text:span text:style-name="T62">will</text:span><text:span text:style-name="T106"> используется как вспомогательный глагол. Но иногда он также</text:span></text:p>
      <text:p text:style-name="P557"><text:span text:style-name="T106">используется как модальный глагол. Это касается ситуац</text:span><text:span text:style-name="T118">и</text:span><text:span text:style-name="T106">й, когда нужно предложить свою помощь либо обратиться за помощью самому.</text:span></text:p>
      <text:p text:style-name="P347"/>
      <text:p text:style-name="P421">You luggage is heavy. I`ll help you — У вас тяжелый багаж. Я помогу вам.</text:p>
      <text:p text:style-name="P421">Will you help me? — Ты мне поможешь?</text:p>
      <text:p text:style-name="P347"/>
      <text:p text:style-name="P506"><text:span text:style-name="T118">Ситуации с </text:span><text:span text:style-name="T67">will</text:span><text:span text:style-name="T118"> переводятся будущим, а с </text:span><text:span text:style-name="T67">won`t </text:span><text:span text:style-name="T118">— настоящим. </text:span><text:span text:style-name="T67">Won`t</text:span><text:span text:style-name="T118"> означает </text:span></text:p>
      <text:p text:style-name="P340">«отказывается» (не смотря на мои ожидание, действие не происходит).</text:p>
      <text:p text:style-name="P339"/>
      <text:p text:style-name="P422">What`s wrong? My Car won`t start — Что случилось? Моя машина не заводится. </text:p>
      <text:p text:style-name="P422">(отказывается заводиться)</text:p>
      <text:p text:style-name="P339"/>
      <text:p text:style-name="P505"><text:span text:style-name="T119">Модальный глагол </text:span><text:span text:style-name="T68">shall</text:span><text:span text:style-name="T119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68">will</text:span><text:span text:style-name="T119">.</text:span></text:p>
      <text:p text:style-name="P341"/>
      <text:p text:style-name="P505"><text:span text:style-name="T119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68">I</text:span><text:span text:style-name="T119"> или </text:span><text:span text:style-name="T68">we</text:span><text:span text:style-name="T119">.</text:span></text:p>
      <text:p text:style-name="P341"/>
      <text:p text:style-name="P423">Shall I close the door? - Я закрою дверь? (вы не против, если я закрою дверь?)</text:p>
      <text:p text:style-name="P41"><text:span text:style-name="T217">S</text:span><text:span text:style-name="T213">hall we dance? - Потанцуем? (вы не против потанцевать?)</text:span></text:p>
      <text:p text:style-name="P339"/>
      <text:p text:style-name="P319"><text:span text:style-name="T529">Глаголы </text:span><text:span text:style-name="T251">c</text:span><text:span text:style-name="T233">an</text:span> и <text:span text:style-name="T251">c</text:span><text:span text:style-name="T233">ould</text:span></text:p>
      <text:p text:style-name="P341"/>
      <text:p text:style-name="P512"><text:span text:style-name="T80">Can</text:span><text:span text:style-name="T121"> переводится как «умею», «могу», «смогу». </text:span><text:span text:style-name="T140">С</text:span><text:span text:style-name="T121"> частицей </text:span><text:span text:style-name="T80">not</text:span><text:span text:style-name="T121"> в пишется либо </text:span></text:p>
      <text:p text:style-name="P260"><text:span text:style-name="T121">слитно — </text:span><text:span text:style-name="T80">cannot</text:span><text:span text:style-name="T121">, либо сокращенно — </text:span><text:span text:style-name="T80">can`t</text:span><text:span text:style-name="T121">. </text:span><text:span text:style-name="T140">М</text:span><text:span text:style-name="T122">ожет передавать следующие значения:</text:span></text:p>
      <text:list xml:id="list3582367547" text:style-name="L34">
        <text:list-item>
          <text:p text:style-name="P693"><text:span text:style-name="T121">у</text:span><text:span text:style-name="T122">мственные или физические возможности, умение что-то сделать;</text:span></text:p>
        </text:list-item>
        <text:list-item>
          <text:p text:style-name="P645">разрешение или запрет что-то cделать;</text:p>
        </text:list-item>
        <text:list-item>
          <text:p text:style-name="P645">просьба или предложение о помощи;</text:p>
        </text:list-item>
        <text:list-item>
          <text:p text:style-name="P645">неуверенность в совершении действия (в вопросах).</text:p>
        </text:list-item>
      </text:list>
      <text:p text:style-name="P343"/>
      <text:p text:style-name="P42"><text:span text:style-name="T218">H</text:span><text:span text:style-name="T213">e can understand my English — Он может понимать мой английский.</text:span></text:p>
      <text:p text:style-name="P424">You can`t smoke here — Ты не можешь сдесь курить.</text:p>
      <text:p text:style-name="P424">Can I help you? - Я могу вам помочь?</text:p>
      <text:p text:style-name="P348"/>
      <text:p text:style-name="P558"><text:span text:style-name="T121">В </text:span><text:span text:style-name="T106">разговорной речи </text:span><text:span text:style-name="T62">can</text:span><text:span text:style-name="T106"> широко используется именно, когда нужно спросить разрешение </text:span></text:p>
      <text:p text:style-name="P559"><text:span text:style-name="T106">что-то сделать. </text:span><text:span text:style-name="T146">Е</text:span><text:span text:style-name="T144">сли нужно спросить разрешение вежливо, то используется may.</text:span></text:p>
      <text:p text:style-name="P385"/>
      <text:p text:style-name="P515"><text:span text:style-name="T82">Can</text:span><text:span text:style-name="T83"> I use your phone? / May I use your phone? - Я мог</text:span><text:span text:style-name="T82">у</text:span><text:span text:style-name="T83"> воспольз</text:span><text:span text:style-name="T82">оваться</text:span><text:span text:style-name="T83"> </text:span></text:p>
      <text:p text:style-name="P515"><text:span text:style-name="T82">твоим/</text:span><text:span text:style-name="T83">вашим телефоном?</text:span></text:p>
      <text:p text:style-name="P342"/>
      <text:p text:style-name="P560"><text:span text:style-name="T62">Could [куд] </text:span><text:span text:style-name="T106">переводится как «мог», «мог бы» и является прошедшей формой от </text:span><text:span text:style-name="T62">can</text:span><text:span text:style-name="T106">. </text:span></text:p>
      <text:p text:style-name="P349">Его следует использовать, когда мы говорим о том, что что-то умели или могли в прошлом.</text:p>
      <text:p text:style-name="P384">Также <text:span text:style-name="T233">could</text:span> <text:span text:style-name="T548">применяется</text:span> в качестве официальной формы обращения.</text:p>
      <text:p text:style-name="P349"/>
      <text:p text:style-name="P425">I could read at the age of 4 — Я мог читать в 4 года.</text:p>
      <text:p text:style-name="P425">This story could be true — Эта история могла бы быть правдой.</text:p>
      <text:p text:style-name="P324"/>
      <text:p text:style-name="P324"/>
      <text:p text:style-name="P626"><text:span text:style-name="T527">К</text:span>онструкция <text:span text:style-name="T233">be able to</text:span></text:p>
      <text:p text:style-name="P350"/>
      <text:p text:style-name="P351">Дублирует по значению модальные глаголы <text:span text:style-name="T233">can/could</text:span>. Говорит о возможности </text:p>
      <text:p text:style-name="P351">соверишить действие. <text:span text:style-name="T542">В настоящем времени </text:span><text:span text:style-name="T526">заменяется модальным глаголом </text:span><text:span text:style-name="T250">can</text:span><text:span text:style-name="T542">.</text:span></text:p>
      <text:p text:style-name="P352">В этой конструкции глагол <text:span text:style-name="T233">be</text:span> передает время:</text:p>
      <text:list xml:id="list4246282851" text:style-name="L35">
        <text:list-item>
          <text:p text:style-name="P646">am/is/are able to — могу/может/могут (есть возможность);</text:p>
        </text:list-item>
        <text:list-item>
          <text:p text:style-name="P646">was/were able to — смог/смогли;</text:p>
        </text:list-item>
        <text:list-item>
          <text:p text:style-name="P646">will be able to — смогу/сможет/смогут.</text:p>
        </text:list-item>
      </text:list>
      <text:p text:style-name="P353"/>
      <text:p text:style-name="P508"><text:span text:style-name="T69">B</text:span><text:span text:style-name="T70">e able to</text:span><text:span text:style-name="T123"> передает оттенок </text:span><text:span text:style-name="T124">того, что </text:span><text:span text:style-name="T127">человек</text:span><text:span text:style-name="T124"> обычно не может сделать, но именно тогда </text:span></text:p>
      <text:p text:style-name="P508"><text:span text:style-name="T124">смог (в прошедшем) или сможет (в будущем).</text:span><text:span text:style-name="T123"> </text:span><text:span text:style-name="T124">Т</text:span><text:span text:style-name="T123">. е. не «мог</text:span><text:span text:style-name="T124">у</text:span><text:span text:style-name="T123">», а «</text:span><text:span text:style-name="T124">смогу</text:span><text:span text:style-name="T123">».</text:span></text:p>
      <text:p text:style-name="P354"/>
      <text:p text:style-name="P426">Stacey talked rather quickly, but I was able to understand her — Стэйси говорила довольно быстро, но я смог понять её.</text:p>
      <text:p text:style-name="P426"/>
      <text:p text:style-name="P426">If I learn French, I will be able to understand it — Если я буду учить французский, </text:p>
      <text:p text:style-name="P426">я смогу понимать его.</text:p>
      <text:p text:style-name="P426"/>
      <text:p text:style-name="P320"><text:span text:style-name="T529">Глаголы </text:span><text:span text:style-name="T251">m</text:span><text:span text:style-name="T233">ight</text:span> и <text:span text:style-name="T251">m</text:span><text:span text:style-name="T233">ay</text:span></text:p>
      <text:p text:style-name="P426"/>
      <text:p text:style-name="P513"><text:span text:style-name="T141">M</text:span><text:span text:style-name="T73">ight [майт]</text:span><text:span text:style-name="T125"> переводится как «может» или «мог бы», </text:span><text:span text:style-name="T132">а</text:span><text:span text:style-name="T531"> т</text:span>акже <text:span text:style-name="T125">наречием </text:span><text:span text:style-name="T130">«возможно», «вероятно», </text:span><text:span text:style-name="T131">«должно быть», </text:span><text:span text:style-name="T130">«наверное»</text:span><text:span text:style-name="T125">. </text:span></text:p>
      <text:p text:style-name="P381"/>
      <text:p text:style-name="P355">Он указывает на вероятность того, что ситуация может происходить сейчас или произойти </text:p>
      <text:p text:style-name="P355">в ближайшем будущем. Является синонимом фразе <text:span text:style-name="T233">it is possible that</text:span> (возможно, что).</text:p>
      <text:p text:style-name="P442"/>
      <text:p text:style-name="P561"><text:span text:style-name="T62">Look at the sky. It might rain — Посмотри на небо. Возможно </text:span><text:span text:style-name="T72">пойдет дождь.</text:span></text:p>
      <text:p text:style-name="P562"><text:span text:style-name="T72">M</text:span><text:span text:style-name="T62">ight Tom call in the evening? - Том может позвонить вечером? (может</text:span><text:span text:style-name="T74"> ли он позвонить</text:span><text:span text:style-name="T62">?)</text:span></text:p>
      <text:p text:style-name="P426"/>
      <text:p text:style-name="P513"><text:span text:style-name="T141">Отрицание</text:span><text:span text:style-name="T126"> </text:span><text:span text:style-name="T71">might</text:span><text:span text:style-name="T126"> </text:span><text:span text:style-name="T71">not</text:span><text:span text:style-name="T126"> </text:span><text:span text:style-name="T141">сокращается до</text:span><text:span text:style-name="T126"> </text:span><text:span text:style-name="T71">mightn`t [майтэнт]</text:span><text:span text:style-name="T126">.</text:span></text:p>
      <text:p text:style-name="P426"/>
      <text:p text:style-name="P507"><text:span text:style-name="T125">Модальный глагол </text:span><text:span text:style-name="T73">may</text:span><text:span text:style-name="T125"> в современном английском используется </text:span><text:span text:style-name="T126">редко</text:span><text:span text:style-name="T125">. Но его часто применяют, когда нужно предложить помощь незнакомому человеку. </text:span><text:span text:style-name="T145">Он п</text:span><text:span text:style-name="T125">ереводится как «иметь возможность» и по сути </text:span><text:span text:style-name="T126">взаимозаменяем с</text:span><text:span text:style-name="T125"> </text:span><text:span text:style-name="T73">might</text:span><text:span text:style-name="T125">.</text:span></text:p>
      <text:p text:style-name="P427"/>
      <text:p text:style-name="P427">May I help you, sir? Я могу вам помочь, сэр? (имею ли я возможность вам помочь?)</text:p>
      <text:p text:style-name="P382"/>
      <text:p text:style-name="P321"><text:span text:style-name="T530">Глагол </text:span><text:span text:style-name="T253">m</text:span><text:span text:style-name="T233">ust</text:span></text:p>
      <text:p text:style-name="P356"/>
      <text:p text:style-name="P516"><text:span text:style-name="T147">О</text:span><text:span text:style-name="T131">дин из самых распространенных в речи модальных глаголов. </text:span><text:span text:style-name="T148">И</text:span><text:span text:style-name="T131">спользуется в настоящем времени. Переводится как «должен», «обязан» или «должно быть», «</text:span><text:span text:style-name="T128">наверное»</text:span><text:span text:style-name="T131">.</text:span></text:p>
      <text:p text:style-name="P357"/>
      <text:p text:style-name="P259"><text:span text:style-name="T128">П</text:span><text:span text:style-name="T122">ереда</text:span><text:span text:style-name="T128">ет</text:span><text:span text:style-name="T122"> следующие значения</text:span><text:span text:style-name="T129">:</text:span></text:p>
      <text:list xml:id="list3257532033" text:style-name="L36">
        <text:list-item>
          <text:p text:style-name="P647">необходимость, обязанность, долг;</text:p>
        </text:list-item>
        <text:list-item>
          <text:p text:style-name="P648">настойчивый совет, приказ, запрет (в отрицаниях);</text:p>
        </text:list-item>
      </text:list>
      <text:p text:style-name="P443"/>
      <text:p text:style-name="P443">I must go — Я должен идти. </text:p>
      <text:p text:style-name="P43"><text:span text:style-name="T219">Must we hurry? — Нам нужно торопиться? </text:span><text:span text:style-name="T220">(должны ли мы торопиться?)</text:span></text:p>
      <text:p text:style-name="P430">He must not be at home now — <text:s/><text:span text:style-name="T541">О</text:span>н не должен сейчас быть дома</text:p>
      <text:p text:style-name="P383"/>
      <text:p text:style-name="P383"/>
      <text:p text:style-name="P629"><text:span text:style-name="T129">Отрицание </text:span><text:span text:style-name="T81">must not</text:span><text:span text:style-name="T129"> </text:span><text:span text:style-name="T141">означает</text:span><text:span text:style-name="T129"> «нельзя», «запрещено». Сокращается до </text:span><text:span text:style-name="T81">musn`t [мазнт]</text:span><text:span text:style-name="T129">.</text:span></text:p>
      <text:p text:style-name="P428">You musn`t park here — Здесь нельзя парковаться.</text:p>
      <text:p text:style-name="P357"/>
      <text:p text:style-name="P358">Когда <text:span text:style-name="T233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58"/>
      <text:p text:style-name="P429">She has worked so hard these days. She must<text:span text:style-name="T439"> </text:span>be very tired — </text:p>
      <text:p text:style-name="P429">Она так много работала в эти дни. Она, наверное, очень <text:span text:style-name="T528">уставшая.</text:span></text:p>
      <text:p text:style-name="P431"/>
      <text:p text:style-name="P322">Конструкция <text:span text:style-name="T233">have to</text:span></text:p>
      <text:p text:style-name="P359"/>
      <text:p text:style-name="P361">Дублирует по значению модальный глагол <text:span text:style-name="T233">must</text:span>. Говорит об обязанностях, </text:p>
      <text:p text:style-name="P361">которые человек вынежден выполнять <text:span text:style-name="T543">не по свое воле</text:span>. </text:p>
      <text:p text:style-name="P360"/>
      <text:p text:style-name="P360">В настоящем времени <text:span text:style-name="T233">have to</text:span> и <text:span text:style-name="T233">must</text:span> взаимозаменяемы и часто разницы между ними нет.</text:p>
      <text:p text:style-name="P360">Однако <text:span text:style-name="T233">must</text:span> означает необходимость, которая исходит от самого человека, </text:p>
      <text:p text:style-name="P360">а <text:span text:style-name="T233">have to</text:span> говорит о необходимости, исходящей извне.</text:p>
      <text:p text:style-name="P360"/>
      <text:p text:style-name="P432">I must do it — Я должен это сделать (это мой долг).</text:p>
      <text:p text:style-name="P432">I have to do it — Я должен это сделать (того требуют обстоятельства).</text:p>
      <text:p text:style-name="P360"/>
      <text:p text:style-name="P509"><text:span text:style-name="T75">Have to</text:span><text:span text:style-name="T133">, в отличие от </text:span><text:span text:style-name="T75">must</text:span><text:span text:style-name="T133">, может употребляться во всех временах. Форма в будущем </text:span></text:p>
      <text:p text:style-name="P362">времени используется редко и ее предпочитают заменять на форму настоящего.</text:p>
      <text:p text:style-name="P362"/>
      <text:p text:style-name="P362">Отрицательная и вопросительная форма образуется с помощью вспомогательных </text:p>
      <text:p text:style-name="P509"><text:span text:style-name="T133">глаголов </text:span><text:span text:style-name="T75">do/did/will</text:span><text:span text:style-name="T133">. (</text:span><text:span text:style-name="T149">здесь </text:span><text:span text:style-name="T75">have</text:span><text:span text:style-name="T133"> ведет себя как смысловой глагол).</text:span></text:p>
      <text:p text:style-name="P434"/>
      <text:p text:style-name="P433"><text:span text:style-name="T551">I </text:span><text:span text:style-name="T213">had to go — Я должен был идти.</text:span></text:p>
      <text:p text:style-name="P432">He doesn`t have to go — Он не должен идти.</text:p>
      <text:p text:style-name="P444">Will they have to go? — Они должны будут идти?</text:p>
      <text:p text:style-name="P363"/>
      <text:p text:style-name="P563"><text:span text:style-name="T133">В </text:span><text:span text:style-name="T106">отрицательных предложениях </text:span><text:span text:style-name="T62">have to</text:span><text:span text:style-name="T106"> и </text:span><text:span text:style-name="T62">must</text:span><text:span text:style-name="T106"> передают разный смысл. </text:span></text:p>
      <text:p text:style-name="P563"><text:span text:style-name="T62">Must not</text:span><text:span text:style-name="T106"> выражает запрет, а </text:span><text:span text:style-name="T62">heve to</text:span><text:span text:style-name="T106"> — отсутсвие обязанности.</text:span></text:p>
      <text:p text:style-name="P364"/>
      <text:p text:style-name="P432">You mustn`t tell anyone — Ты не должен рассказывать никому.</text:p>
      <text:p text:style-name="P432">You don`t have to tell me everything — Можешь не рассказывать мне всего.</text:p>
      <text:p text:style-name="P362"/>
      <text:p text:style-name="P517"><text:span text:style-name="T76">Have</text:span><text:span text:style-name="T134"> в значении «должен» всегда используется с частицей </text:span><text:span text:style-name="T76">to</text:span><text:span text:style-name="T134">. Если не поставить </text:span><text:span text:style-name="T76">to</text:span><text:span text:style-name="T134"> </text:span></text:p>
      <text:p text:style-name="P517"><text:span text:style-name="T134">после </text:span><text:span text:style-name="T76">have</text:span><text:span text:style-name="T134">, то этот глагол будет ознать «иметь». </text:span></text:p>
      <text:p text:style-name="P362"/>
      <text:p text:style-name="P11"><text:span text:style-name="T185">Г</text:span><text:span text:style-name="T186">лагол </text:span><text:span text:style-name="T100">should</text:span></text:p>
      <text:p text:style-name="P365"/>
      <text:p text:style-name="P518"><text:span text:style-name="T84">Should [шуд] </text:span><text:span text:style-name="T150">подходит</text:span><text:span text:style-name="T134">, чтобы дать</text:span><text:span text:style-name="T150"> вежливый</text:span><text:span text:style-name="T134"> совет. Переводится как «</text:span><text:span text:style-name="T151">следует сделать</text:span><text:span text:style-name="T134">» </text:span></text:p>
      <text:p text:style-name="P518"><text:span text:style-name="T151">или «нужно (так поступить)». </text:span><text:span text:style-name="T153">С</text:span><text:span text:style-name="T151">вязан с на</text:span><text:span text:style-name="T153">с</text:span><text:span text:style-name="T151">тоящим и будущим временем. Грамматически использ</text:span><text:span text:style-name="T150">уется</text:span><text:span text:style-name="T151"> по тем же правилами, что и другие модальные глаголы.</text:span></text:p>
      <text:p text:style-name="P368"/>
      <text:p text:style-name="P46">You should be more attentive — Вам следует быть более внимательным.</text:p>
      <text:p text:style-name="P366"/>
      <text:p text:style-name="P519"><text:span text:style-name="T152">Для</text:span><text:span text:style-name="T151"> совет</text:span><text:span text:style-name="T152">а</text:span><text:span text:style-name="T151">, помимо </text:span><text:span text:style-name="T84">should,</text:span><text:span text:style-name="T151"> можно также использовать обороты, помогающие </text:span></text:p>
      <text:p text:style-name="P519"><text:span text:style-name="T151">выразить мненеие, например </text:span><text:span text:style-name="T84">I think, I don`t think</text:span><text:span text:style-name="T151">.</text:span></text:p>
      <text:p text:style-name="P367"/>
      <text:p text:style-name="P435">I think you should leave — Думаю, вам пора уйти.</text:p>
      <text:p text:style-name="P510"><text:soft-page-break/><text:span text:style-name="T77">Should</text:span><text:span text:style-name="T135"> также выражает: недоумение, удивление, возмущение. В этом случае </text:span><text:span text:style-name="T152">он</text:span><text:span text:style-name="T135"> передает эмоциональную окраску высказыванию. Отрицательная форма говорит о плохой зате</text:span><text:span text:style-name="T136">е</text:span><text:span text:style-name="T135">.</text:span></text:p>
      <text:p text:style-name="P366"/>
      <text:p text:style-name="P435">Why should I go there? - Скакой стати мне туда идти?</text:p>
      <text:p text:style-name="P435">You shouldn`t go there — Не нужно туда идти <text:span text:style-name="T549">(это плохая идея)</text:span>.</text:p>
      <text:p text:style-name="P366"/>
      <text:p text:style-name="P12"><text:span text:style-name="T178">Глагол </text:span><text:span text:style-name="T96">would</text:span></text:p>
      <text:p text:style-name="P369"/>
      <text:p text:style-name="P371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533">Грамматически использ</text:span><text:span text:style-name="T534">уется</text:span><text:span text:style-name="T533"> по тем же правилами, что и другие модальные глаголы.</text:span></text:p>
      <text:p text:style-name="P370"/>
      <text:p text:style-name="P374">При переводе <text:span text:style-name="T233">would</text:span>, <text:span text:style-name="T534">по сути, </text:span>выпадает, а идущий после него смысловой глагол, используется с частицей<text:span text:style-name="T254"> </text:span><text:span text:style-name="T233">to</text:span>. <text:span text:style-name="T254">Would</text:span><text:span text:style-name="T536"> часто сокращается до </text:span><text:span text:style-name="T254">`d</text:span><text:span text:style-name="T536"> и произносится как одна буква (поэтому поначалу расслышать </text:span><text:span text:style-name="T254">would</text:span><text:span text:style-name="T536"> в предложении довольно сложно).</text:span></text:p>
      <text:p text:style-name="P370"/>
      <text:p text:style-name="P372"><text:span text:style-name="T532">В</text:span>стречается в вариантах, <text:span text:style-name="T550">когда</text:span>:</text:p>
      <text:list xml:id="list2926705067" text:style-name="L37">
        <text:list-item>
          <text:p text:style-name="P649">соответствует русской частице «бы» (когда представляют ситуацию);</text:p>
        </text:list-item>
        <text:list-item>
          <text:p text:style-name="P649">сообщает о привычках прошлого (в этом случае может заменяться на <text:span text:style-name="T233">used to</text:span>).</text:p>
        </text:list-item>
      </text:list>
      <text:p text:style-name="P373"/>
      <text:p text:style-name="P436">I would like to live in New Your — Я бы хотел жить в Нью Йорке <text:span text:style-name="T532">(представил)</text:span>.</text:p>
      <text:p text:style-name="P437">I wouldn`t watch this film with my child — Я бы не смотрела этот фильм с моим ребенком.</text:p>
      <text:p text:style-name="P438">Would you like to go <text:span text:style-name="T535">to the party with us? </text:span>—<text:span text:style-name="T535"> Ты бы хотел пойти с нами на вечеринку?</text:span></text:p>
      <text:p text:style-name="P375"/>
      <text:p text:style-name="P521"><text:span text:style-name="T137">Фраза </text:span><text:span text:style-name="T78">would you like</text:span><text:span text:style-name="T137"> часто используется, когда хотят предложить человеку услугу, </text:span><text:span text:style-name="T155">сервис,</text:span></text:p>
      <text:p text:style-name="P541"><text:span text:style-name="T137">предмет и т. п. Если человек согласен, то он отвечает </text:span><text:span text:style-name="T78">I`d like to</text:span><text:span text:style-name="T137"> (</text:span><text:span text:style-name="T154">я бы хотел</text:span><text:span text:style-name="T137">) </text:span><text:span text:style-name="T154">или </text:span></text:p>
      <text:p text:style-name="P541"><text:span text:style-name="T86">I`d love to</text:span><text:span text:style-name="T154"> </text:span><text:span text:style-name="T137">(с удовольствием). <text:s/></text:span><text:span text:style-name="T78">I`d like to </text:span><text:span text:style-name="T177">можно использовать и в других контекстах, </text:span></text:p>
      <text:p text:style-name="P541"><text:span text:style-name="T177">например вместо</text:span><text:span text:style-name="T95"> I want.</text:span></text:p>
      <text:p text:style-name="P376"/>
      <text:p text:style-name="P520"><text:span text:style-name="T78">Would you like a cup of </text:span><text:span text:style-name="T85">tea</text:span><text:span text:style-name="T78">? Yes, I would — Вы бы хотили чашечку </text:span><text:span text:style-name="T85">чая</text:span><text:span text:style-name="T78">? Да, хотел бы.</text:span></text:p>
      <text:p text:style-name="P376"/>
      <text:p text:style-name="P439">What would you like, coffee or tea? I`d like some cofee — Чтобы вы хотели, </text:p>
      <text:p text:style-name="P439">кофе или чай? Я бы хотел кофе.</text:p>
      <text:p text:style-name="P376"/>
      <text:p text:style-name="P323">Конструкция <text:span text:style-name="T233">used to</text:span></text:p>
      <text:p text:style-name="P376"/>
      <text:p text:style-name="P377">Используется, когда говорят о регулярных вещах, происходящих в прошлом. </text:p>
      <text:p text:style-name="P511"><text:span text:style-name="T138">Британцы </text:span><text:span text:style-name="T139">предпочитают</text:span><text:span text:style-name="T138"> </text:span><text:span text:style-name="T79">used to</text:span><text:span text:style-name="T138">, американцы чаще использую </text:span><text:span text:style-name="T79">would</text:span><text:span text:style-name="T138">.</text:span></text:p>
      <text:p text:style-name="P377"/>
      <text:p text:style-name="P377">На русский <text:span text:style-name="T233">would/used to</text:span> можно перевести как «имел привычку делать» <text:span text:style-name="T538">или</text:span> «раньше».</text:p>
      <text:p text:style-name="P378"><text:span text:style-name="T538">Также </text:span><text:span text:style-name="T233">would/used to</text:span> <text:span text:style-name="T538">подразумевает, что сейчас человек уже не делает того, что делал раньше.</text:span></text:p>
      <text:p text:style-name="P378"/>
      <text:p text:style-name="P379">Как правило <text:span text:style-name="T233">would</text:span> используется в ситуациях, когда указан период во время которого </text:p>
      <text:p text:style-name="P379">человек так не поступал. </text:p>
      <text:p text:style-name="P379"/>
      <text:p text:style-name="P380">После <text:span text:style-name="T233">used to</text:span> стоит глагол в начальной форме. В настоящем времени эта констуркция </text:p>
      <text:p text:style-name="P380">не используется <text:span text:style-name="T539">(для этого есть Present Simple) </text:span>и<text:span text:style-name="T537"> </text:span>часто <text:span text:style-name="T537">выпадает при переводе.</text:span></text:p>
      <text:p text:style-name="P380"/>
      <text:p text:style-name="P440">I used to live in Bristol — Раньше я жил <text:span text:style-name="T540">в Бристоле (а сейчас нет).</text:span></text:p>
      <text:p text:style-name="P441">I didn`t use to drink tea — Раньше я не пил чай (а теперь пью).</text:p>
      <text:p text:style-name="P441">Did you use to play tennis? — Ты раньше играл в теннис?</text:p>
      <text:p text:style-name="P627">Повелительно наклонение. Imperative</text:p>
      <text:p text:style-name="P386"/>
      <text:p text:style-name="P387">Это способ озвучить распоряжение, приказ, <text:span text:style-name="T552">просьбу</text:span> или призыв к действию.</text:p>
      <text:p text:style-name="P387">В речи очень часто используются предложения в форме повелительного наклонения.</text:p>
      <text:p text:style-name="P387"/>
      <text:p text:style-name="P522"><text:span text:style-name="T156">Чтобы выразить приказ или просьбу (</text:span><text:span text:style-name="T157">настойчиво</text:span><text:span text:style-name="T156">), нужно начать предложение с глагола </text:span></text:p>
      <text:p text:style-name="P388">в начальной форме (форма повелительного наклонения только одна).</text:p>
      <text:p text:style-name="P387"/>
      <text:p text:style-name="P47"><text:span text:style-name="T221">C</text:span><text:span text:style-name="T213">ome here — Подойдите сюда ( призыв к действию).</text:span></text:p>
      <text:p text:style-name="P445">Put your gun down! — Опусти оружие! (приказ).</text:p>
      <text:p text:style-name="P445">Help! — Помогите! (настойчивая просьба).</text:p>
      <text:p text:style-name="P389"/>
      <text:p text:style-name="P564"><text:span text:style-name="T106">Чтобы просьба звучала вежливее, </text:span><text:span text:style-name="T158">используют слово please: </text:span><text:span text:style-name="T87">Come here, please</text:span><text:span text:style-name="T158">.</text:span></text:p>
      <text:p text:style-name="P565"><text:span text:style-name="T158">Е</text:span><text:span text:style-name="T106">сли </text:span><text:span text:style-name="T159">человеку предлагают угоститься едой, то часто начинают предложение с </text:span><text:span text:style-name="T88">have</text:span><text:span text:style-name="T159">.</text:span></text:p>
      <text:p text:style-name="P390"/>
      <text:p text:style-name="P446">Have a cake, please — Угощайтесь тортом, пожалуйста.</text:p>
      <text:p text:style-name="P391"/>
      <text:p text:style-name="P566"><text:span text:style-name="T106">Глагол </text:span><text:span text:style-name="T62">have</text:span><text:span text:style-name="T106"> может входить в устойчивые обороты, связанные с пожеланием. </text:span></text:p>
      <text:p text:style-name="P391">В этом случае он обычно выпадает при переводе.</text:p>
      <text:p text:style-name="P392"/>
      <text:p text:style-name="P48"><text:span text:style-name="T222">H</text:span><text:span text:style-name="T213">ave a nice time — Приятно провести время.</text:span></text:p>
      <text:p text:style-name="P447">Have fun — Повеселитесь.</text:p>
      <text:p text:style-name="P447"/>
      <text:p text:style-name="P120"><text:span text:style-name="T213">Если нужно призвать человека или группу людей совершить что-то вместе, то нужно использовать </text:span><text:span text:style-name="T62">let`s (let us)</text:span><text:span text:style-name="T213"> перед глаголом. Это еще один способ говорить вежливее </text:span></text:p>
      <text:p text:style-name="P393">в повелительном наклонении.</text:p>
      <text:p text:style-name="P393"/>
      <text:p text:style-name="P447">Let`s do it — Давай сделаем это (досл. Позволь нам сделать это).</text:p>
      <text:p text:style-name="P447">Let`s not watch this movie — Давай не будем смотреть этот фильм.</text:p>
      <text:p text:style-name="P393"/>
      <text:p text:style-name="P120"><text:span text:style-name="T213">Если нужно попросить человека не делать что-либо, то нужно начать с </text:span><text:span text:style-name="T62">don`t</text:span><text:span text:style-name="T213">.</text:span></text:p>
      <text:p text:style-name="P447"/>
      <text:p text:style-name="P448">Don`t come here — Не подходи сюда. </text:p>
      <text:p text:style-name="P448">Don`t do it — Не делай этого.</text:p>
      <text:p text:style-name="P448"/>
      <text:p text:style-name="P325">Пассивный<text:span text:style-name="T560"> </text:span>залог. <text:span text:style-name="T561">Passive Voice</text:span></text:p>
      <text:p text:style-name="P394"/>
      <text:p text:style-name="P121"><text:span text:style-name="T213">В английском языке, как и в русском, </text:span><text:span text:style-name="T223">есть 2</text:span><text:span text:style-name="T213"> вида залога: активный и пассивный.</text:span></text:p>
      <text:p text:style-name="P523"><text:span text:style-name="T160">Активный залог </text:span><text:span text:style-name="T161">по другому</text:span><text:span text:style-name="T160"> называется действительным (я сам совершаю действие), </text:span></text:p>
      <text:p text:style-name="P395">а пассивный — страдательным (надо мной совершают действие.)</text:p>
      <text:p text:style-name="P396"/>
      <text:p text:style-name="P397">Порядок слов у предложения в пассивном залоге: </text:p>
      <text:list xml:id="list1758215634" text:style-name="L38">
        <text:list-item>
          <text:p text:style-name="P650">подлежащее;</text:p>
        </text:list-item>
        <text:list-item>
          <text:p text:style-name="P650">сказуемое в пассивном залоге (что сделано?);</text:p>
        </text:list-item>
        <text:list-item>
          <text:p text:style-name="P650">дополнение;</text:p>
        </text:list-item>
        <text:list-item>
          <text:p text:style-name="P650">обстоятельство.</text:p>
        </text:list-item>
      </text:list>
      <text:p text:style-name="P398"/>
      <text:p text:style-name="P524"><text:span text:style-name="T162">Сказуемое в пассивном залоге состоит из 2х частей: вспомогательного глагола </text:span><text:span text:style-name="T92">be</text:span><text:span text:style-name="T162"> </text:span></text:p>
      <text:p text:style-name="P524"><text:span text:style-name="T162">и смыслового глагола в 3й форме </text:span><text:span text:style-name="T175">(для </text:span><text:span text:style-name="T176">группы </text:span><text:span text:style-name="T175">Simple)</text:span><text:span text:style-name="T162">.</text:span></text:p>
      <text:p text:style-name="P399"/>
      <text:p text:style-name="P49"><text:span text:style-name="T226">I finished my work</text:span><text:span text:style-name="T213"> yesterday — </text:span><text:span text:style-name="T226">Я закончил работу</text:span><text:span text:style-name="T213"> вчера (активный залог).</text:span></text:p>
      <text:p text:style-name="P49"><text:span text:style-name="T226">The work was finished</text:span><text:span text:style-name="T213"> yesterday — </text:span><text:span text:style-name="T226">Работа была закончена</text:span><text:span text:style-name="T213"> вчера (пассивный залог).</text:span></text:p>
      <text:p text:style-name="P530"><text:soft-page-break/><text:span text:style-name="T173">П</text:span><text:span text:style-name="T172">ассивный залог </text:span><text:span text:style-name="T173">обычно </text:span><text:span text:style-name="T172">используется, когда автор действия неизвестен, не важен </text:span></text:p>
      <text:p text:style-name="P122"><text:span text:style-name="T213">или намеренно скрыт. </text:span><text:span text:style-name="T224">Пассивный залог часто применяется в деловой речи.</text:span></text:p>
      <text:p text:style-name="P449"/>
      <text:p text:style-name="P450">This house is quite old. It was buil in 1990 — Дом старый. Он был простроен в 1990 году.</text:p>
      <text:p text:style-name="P450">(кто построил дом — неизвестно; известен только дом, и что с ним сделали — построили).</text:p>
      <text:p text:style-name="P451"/>
      <text:p text:style-name="P525"><text:span text:style-name="T163">Если нужно указать </text:span><text:span text:style-name="T164">автора</text:span><text:span text:style-name="T163"> действи</text:span><text:span text:style-name="T164">я</text:span><text:span text:style-name="T163">, то это можно сделать в дополнении </text:span></text:p>
      <text:p text:style-name="P525"><text:span text:style-name="T163">с использованием предлога </text:span><text:span text:style-name="T93">by</text:span><text:span text:style-name="T163"> (кем).</text:span></text:p>
      <text:p text:style-name="P400"/>
      <text:p text:style-name="P450">Ann Karenina was written by Leo Tolstoy — Анна Каренина была написана Львом Толстым.</text:p>
      <text:p text:style-name="P526"><text:span text:style-name="T89">(</text:span><text:span text:style-name="T90">над книгой совершили действие — ее написали</text:span><text:span text:style-name="T89">)</text:span></text:p>
      <text:p text:style-name="P452"/>
      <text:p text:style-name="P527"><text:span text:style-name="T165">Подлежащие </text:span><text:span text:style-name="T91">I</text:span><text:span text:style-name="T165">, в предложении с пассивным залогом, часто переводится </text:span></text:p>
      <text:p text:style-name="P401">не как «я», а как «мне/мной/меня».</text:p>
      <text:p text:style-name="P402"/>
      <text:p text:style-name="P453">I am ignored all the time — Меня игнорируют все время.</text:p>
      <text:p text:style-name="P453">I was born in 1990 — Я родился в 1990 году (Меня родили в 1990 году).</text:p>
      <text:p text:style-name="P402"/>
      <text:p text:style-name="P531"><text:span text:style-name="T165">При переводе </text:span><text:span text:style-name="T91">I was born</text:span><text:span text:style-name="T165">, не совсем понятно, что это пассивный залог </text:span><text:span text:style-name="T171">(</text:span><text:span text:style-name="T94">I</text:span><text:span text:style-name="T171"> переводится как «я»)</text:span><text:span text:style-name="T165">.</text:span></text:p>
      <text:p text:style-name="P262"><text:span text:style-name="T165">В английском таких фраз мног. </text:span><text:span text:style-name="T174">Их</text:span><text:span text:style-name="T165"> нужно просто </text:span><text:span text:style-name="T174">запомнить</text:span><text:span text:style-name="T165">, </text:span><text:span text:style-name="T166">например:</text:span></text:p>
      <text:list xml:id="list1485941514" text:style-name="L39">
        <text:list-item>
          <text:p text:style-name="P651">be born — родился (в Past Simple);</text:p>
        </text:list-item>
        <text:list-item>
          <text:p text:style-name="P651">be gone — умер (в Present Simple).</text:p>
        </text:list-item>
      </text:list>
      <text:p text:style-name="P403"/>
      <text:p text:style-name="P404">Present Simple Passive:</text:p>
      <text:p text:style-name="P454">Children are taught at school — Детей учат в школе.</text:p>
      <text:p text:style-name="P404"/>
      <text:p text:style-name="P404">Past Simple Passive:</text:p>
      <text:p text:style-name="P454">I was taught to ride a bike by my dadschool — Меня научил ездить на велосипеде папа.</text:p>
      <text:p text:style-name="P404"/>
      <text:p text:style-name="P404">Future Simple Passive:</text:p>
      <text:p text:style-name="P454">I will be taught English at university — Меня будут учить английскому в универе.</text:p>
      <text:p text:style-name="P454"/>
      <text:p text:style-name="P406">Present Perfect Passive <text:span text:style-name="T557">требует дополнительно</text:span><text:span text:style-name="T559">го</text:span><text:span text:style-name="T557"> слов</text:span><text:span text:style-name="T559">а</text:span><text:span text:style-name="T557"> </text:span><text:span text:style-name="T256">been, </text:span><text:span text:style-name="T559">после</text:span><text:span text:style-name="T257"> have</text:span><text:span text:style-name="T557">. </text:span></text:p>
      <text:p text:style-name="P407">Если его не указать, то предложение будет в форме активного залога (Present Perfect).</text:p>
      <text:p text:style-name="P405"/>
      <text:p text:style-name="P455">I have been taught an important lesson — Мне преподали важный урок.</text:p>
      <text:p text:style-name="P456">I have <text:span text:style-name="T558">taught an important lesson — </text:span>Я преподал важный урок.</text:p>
      <text:p text:style-name="P408"/>
      <text:p text:style-name="P404">Предложение в Present Perfect Passive можно перепутать с Present Perfect Continuous.</text:p>
      <text:p text:style-name="P404">Здесь главное в том, что в Passive смысловой глагол стоит в 3й форме, </text:p>
      <text:p text:style-name="P123"><text:span text:style-name="T213">а в Continuous — с окончанием </text:span><text:span text:style-name="T62">ing</text:span><text:span text:style-name="T213">.</text:span></text:p>
      <text:p text:style-name="P404"/>
      <text:p text:style-name="P528"><text:span text:style-name="T43">I have been </text:span><text:span text:style-name="T45">speaking</text:span><text:span text:style-name="T43"> English for 2 years. </text:span><text:span text:style-name="T44">—</text:span><text:span text:style-name="T43"> Я </text:span><text:span text:style-name="T45">говорю по</text:span><text:span text:style-name="T43"> английски уже 2 года.</text:span></text:p>
      <text:p text:style-name="P528"><text:span text:style-name="T43">I </text:span><text:span text:style-name="T46">have been </text:span><text:span text:style-name="T45">spoken English — </text:span><text:span text:style-name="T47">Со мной</text:span><text:span text:style-name="T45"> говорили по английски.</text:span></text:p>
      <text:p text:style-name="P457"/>
      <text:p text:style-name="P529"><text:span text:style-name="T188">Т</text:span><text:span text:style-name="T189">акже можно легко перепутать ситуации, когда be используется с прилагательным </text:span><text:span text:style-name="T190">и</text:span><text:span text:style-name="T189"> когда </text:span></text:p>
      <text:p text:style-name="P529"><text:span text:style-name="T190">с</text:span><text:span text:style-name="T189"> пассивн</text:span><text:span text:style-name="T190">ым</text:span><text:span text:style-name="T189"> залог</text:span><text:span text:style-name="T190">ом</text:span><text:span text:style-name="T189">. Здесь важно отлич</text:span><text:span text:style-name="T190">а</text:span><text:span text:style-name="T189">ть прилагательное от глагола.</text:span></text:p>
      <text:p text:style-name="P458"/>
      <text:p text:style-name="P241"><text:span text:style-name="T58">I am interested in art — Я</text:span><text:span text:style-name="T59"> интересуюсь</text:span><text:span text:style-name="T60"> </text:span><text:span text:style-name="T59">искусством </text:span><text:span text:style-name="T57">(interested — прилагательное)</text:span><text:span text:style-name="T59">.</text:span></text:p>
      <text:p text:style-name="P567"><text:span text:style-name="T45">I </text:span><text:span text:style-name="T41">am ignored all the time — Меня игнорируют все время (ignored — глагол в 3й форме).</text:span></text:p>
      <text:p text:style-name="P628">Вопросительные предложения</text:p>
      <text:p text:style-name="P282"/>
      <text:p text:style-name="P284">Чтобы задать вопрос, нужно придерживаться обратного порядка слов, когда </text:p>
      <text:p text:style-name="P284">вспомогательный глагол стоит перед подлежащим (см. выше).</text:p>
      <text:p text:style-name="P284"/>
      <text:p text:style-name="P284">В вопросе может не быть вопросительного слова, смыслового глагола, дополнения, </text:p>
      <text:p text:style-name="P284">но в нем всегда есть вспомогательный глагол и подлежащее.</text:p>
      <text:p text:style-name="P286"/>
      <text:p text:style-name="P285">1. Общий вопрос.</text:p>
      <text:p text:style-name="P285"/>
      <text:p text:style-name="P285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285"/>
      <text:p text:style-name="P568"><text:span text:style-name="T191">Чтобы коротко ответить на </text:span><text:span text:style-name="T192">такой </text:span><text:span text:style-name="T191">вопрос, недостаточно просто написать </text:span><text:span text:style-name="T48">yes/no</text:span><text:span text:style-name="T191">. Нужно также добавить корешок — местоимение со вспомогательным глаголом. </text:span><text:span text:style-name="T193">Корешок</text:span><text:span text:style-name="T191"> будет указыват</text:span><text:span text:style-name="T193">ь</text:span><text:span text:style-name="T191"> на мысль, которая была сказана в предыдушем предложении:</text:span></text:p>
      <text:p text:style-name="P283"/>
      <text:p text:style-name="P459"><text:span text:style-name="T439">Do you play</text:span> the piano? <text:span text:style-name="T303">—</text:span> Yes, <text:span text:style-name="T440">I do</text:span><text:span text:style-name="T449">.</text:span></text:p>
      <text:p text:style-name="P460"><text:span text:style-name="T440">Does Rita play</text:span><text:span text:style-name="T449"> football? </text:span><text:span text:style-name="T303">— </text:span><text:span text:style-name="T449">No, </text:span><text:span text:style-name="T440">she doesn`t</text:span><text:span text:style-name="T449">.</text:span> </text:p>
      <text:p text:style-name="P283"/>
      <text:p text:style-name="P285">2. Разделительный вопрос.</text:p>
      <text:p text:style-name="P285"/>
      <text:p text:style-name="P535"><text:span text:style-name="T194">Вопрос, который часто используется в разговорной речи, когда собеседник пытается </text:span><text:span text:style-name="T200">начать или поддержать беседу. Также с помощью таких вопросов можно </text:span><text:span text:style-name="T194">выяснить какую-то информацию на основе имеющихся фактов.</text:span></text:p>
      <text:p text:style-name="P287"/>
      <text:p text:style-name="P532"><text:span text:style-name="T194">С</text:span><text:span text:style-name="T195">остоит из 2х частей, разделенных запятой: утверждения и противоположного корешка. </text:span></text:p>
      <text:p text:style-name="P288">Корешок можно переводить словами: «правда?» «да?», «не так ли?», «верно?»</text:p>
      <text:p text:style-name="P288"/>
      <text:p text:style-name="P50"><text:span text:style-name="T32">Y</text:span><text:span text:style-name="T31">ou play tennis every day, don`t you? </text:span><text:span text:style-name="T33">—</text:span><text:span text:style-name="T31"> Ты играешь в теннис, да?</text:span></text:p>
      <text:p text:style-name="P288"/>
      <text:p text:style-name="P532"><text:span text:style-name="T195">В </text:span><text:span text:style-name="T196">корешке </text:span><text:span text:style-name="T195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289"/>
      <text:p text:style-name="P291">Если в главной части отрицание, то в корешке должно быть утверждение (и наоборот). </text:p>
      <text:p text:style-name="P44"><text:span text:style-name="T34">You </text:span><text:span text:style-name="T35">don`t like tomato juice, do you? </text:span><text:span text:style-name="T33">—</text:span><text:span text:style-name="T35"> Ты не любишь томатный сок, да?</text:span></text:p>
      <text:p text:style-name="P291"/>
      <text:p text:style-name="P533"><text:span text:style-name="T197">Если в гланой части используется </text:span><text:span text:style-name="T49">I am</text:span><text:span text:style-name="T197">, то в корешке нужно говорить </text:span><text:span text:style-name="T49">aren`t I</text:span><text:span text:style-name="T197">, а не </text:span><text:span text:style-name="T49">amn`t I</text:span><text:span text:style-name="T197">.</text:span></text:p>
      <text:p text:style-name="P51"><text:span text:style-name="T34">I </text:span><text:span text:style-name="T31">am a famous artist, aren`t I? - Я знаменитая художница, да?</text:span></text:p>
      <text:p text:style-name="P291"/>
      <text:p text:style-name="P292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292"/>
      <text:p text:style-name="P534"><text:span text:style-name="T198">П</text:span><text:span text:style-name="T199">осему на такие вопросы лучше отвечать так, чтобы ответ отражал реальное </text:span></text:p>
      <text:p text:style-name="P293">положение дел, а не форму вопроса.</text:p>
      <text:p text:style-name="P293"/>
      <text:p text:style-name="P45"><text:span text:style-name="T36">T</text:span><text:span text:style-name="T31">hat isn`t your car, is it? Yes, it is — Это не твоя машина, да? Нет, моя</text:span></text:p>
      <text:p text:style-name="P543"><text:span text:style-name="T56">Можно</text:span><text:span text:style-name="T41"> ответить </text:span><text:span text:style-name="T56">и так</text:span><text:span text:style-name="T41">: Yes, it is my car — Да, это моя машина.</text:span></text:p>
      <text:p text:style-name="P290"/>
      <text:p text:style-name="P632"><text:span text:style-name="T195">3. </text:span><text:span text:style-name="T187">Специальный вопрос.</text:span></text:p>
      <text:p text:style-name="P294"/>
      <text:p text:style-name="P295">Самый популярный тип вопроса. Используется для получения доп. информации, </text:p>
      <text:p text:style-name="P569"><text:span text:style-name="T187">поэтому всегда начинается с вопросительного слова </text:span><text:span text:style-name="T202">или связки</text:span><text:span text:style-name="T187">.</text:span></text:p>
      <text:p text:style-name="P296"/>
      <text:p text:style-name="P297">Вопросительные слова:</text:p>
      <text:list xml:id="list3347491627" text:style-name="L40">
        <text:list-item>
          <text:p text:style-name="P694"><text:span text:style-name="T187">who [ху] — </text:span><text:span text:style-name="T201">кто</text:span><text:span text:style-name="T187">;</text:span></text:p>
        </text:list-item>
        <text:list-item>
          <text:p text:style-name="P694"><text:span text:style-name="T187">whom [хум] — </text:span><text:span text:style-name="T201">кого</text:span><text:span text:style-name="T187">;</text:span></text:p>
        </text:list-item>
        <text:list-item>
          <text:p text:style-name="P694"><text:span text:style-name="T187">whose [хуз] — </text:span><text:span text:style-name="T201">чей</text:span><text:span text:style-name="T187">;</text:span></text:p>
        </text:list-item>
        <text:list-item>
          <text:p text:style-name="P694"><text:span text:style-name="T187">what — </text:span><text:span text:style-name="T201">что, какой</text:span><text:span text:style-name="T187">;</text:span></text:p>
        </text:list-item>
        <text:list-item>
          <text:p text:style-name="P694"><text:span text:style-name="T187">which — </text:span><text:span text:style-name="T201">который</text:span><text:span text:style-name="T187">;</text:span></text:p>
        </text:list-item>
        <text:list-item>
          <text:p text:style-name="P694"><text:span text:style-name="T187">where [</text:span><text:span text:style-name="T201">вэа</text:span><text:span text:style-name="T187">] — </text:span><text:span text:style-name="T201">где, куда</text:span><text:span text:style-name="T187">;</text:span></text:p>
        </text:list-item>
        <text:list-item>
          <text:p text:style-name="P694"><text:span text:style-name="T187">when — </text:span><text:span text:style-name="T201">когда</text:span><text:span text:style-name="T187">;</text:span></text:p>
        </text:list-item>
        <text:list-item>
          <text:p text:style-name="P694"><text:span text:style-name="T187">why [</text:span><text:span text:style-name="T201">вай</text:span><text:span text:style-name="T187">] — </text:span><text:span text:style-name="T201">зачем, почему</text:span><text:span text:style-name="T187">;</text:span></text:p>
        </text:list-item>
        <text:list-item>
          <text:p text:style-name="P652">how [хау] — как;</text:p>
        </text:list-item>
        <text:list-item>
          <text:p text:style-name="P694"><text:span text:style-name="T187">how often [хау офэн] — </text:span><text:span text:style-name="T201">как часто</text:span><text:span text:style-name="T187">;</text:span></text:p>
        </text:list-item>
        <text:list-item>
          <text:p text:style-name="P694"><text:span text:style-name="T187">how many — </text:span><text:span text:style-name="T201">сколько (исчисляемые существительные)</text:span><text:span text:style-name="T187">;</text:span></text:p>
        </text:list-item>
        <text:list-item>
          <text:p text:style-name="P694"><text:span text:style-name="T187">how much — </text:span><text:span text:style-name="T201">сколько (неисчесляемые существительные)</text:span><text:span text:style-name="T187">;</text:span></text:p>
        </text:list-item>
        <text:list-item>
          <text:p text:style-name="P694"><text:span text:style-name="T187">how long [хау лон] — </text:span><text:span text:style-name="T201">как долго</text:span><text:span text:style-name="T187">;</text:span></text:p>
        </text:list-item>
        <text:list-item>
          <text:p text:style-name="P694"><text:span text:style-name="T187">how long ago — </text:span><text:span text:style-name="T201">как давно</text:span><text:span text:style-name="T187">;</text:span></text:p>
        </text:list-item>
        <text:list-item>
          <text:p text:style-name="P694"><text:span text:style-name="T187">how old — </text:span><text:span text:style-name="T201">сколько лет</text:span><text:span text:style-name="T187">.</text:span></text:p>
        </text:list-item>
      </text:list>
      <text:p text:style-name="P289"/>
      <text:p text:style-name="P570"><text:span text:style-name="T50">W</text:span><text:span text:style-name="T41">hat</text:span><text:span text:style-name="T187"> и </text:span><text:span text:style-name="T41">which</text:span><text:span text:style-name="T187"> могут использоваться отдельно или с уточняющим словом, обычно, существительным, и тогда переводятся как «какой» и «какой из» </text:span><text:span text:style-name="T202">соотв</text:span><text:span text:style-name="T187">. </text:span></text:p>
      <text:p text:style-name="P298"/>
      <text:p text:style-name="P461">What do you like? — Что ты любишь?</text:p>
      <text:p text:style-name="P461">What car have you got? — Какая у тебя машина?</text:p>
      <text:p text:style-name="P461">Which car is yours? — Какая из машин твоя? </text:p>
      <text:p text:style-name="P461"/>
      <text:p text:style-name="P52"><text:span text:style-name="T37">Which</text:span><text:span text:style-name="T202"> подразумевает выбор из нескольких вариантов.</text:span></text:p>
      <text:p text:style-name="P299"/>
      <text:p text:style-name="P536"><text:span text:style-name="T203">Слово </text:span><text:span text:style-name="T51">how</text:span><text:span text:style-name="T203"> чаще присутствует в </text:span><text:span text:style-name="T205">связке</text:span><text:span text:style-name="T203"> с прилагательным или наречием, но может употребляться и самостоятельно.</text:span></text:p>
      <text:p text:style-name="P300"/>
      <text:p text:style-name="P462">How old are you? — Сколько тебе лет?</text:p>
      <text:p text:style-name="P462">How are you? — Как ты?</text:p>
      <text:p text:style-name="P299"/>
      <text:p text:style-name="P53"><text:span text:style-name="T187">Вопрос с </text:span><text:span text:style-name="T31">how much</text:span><text:span text:style-name="T187"> задают, когда спрашивают о веществах, жидкостях или абстрактных понятиях </text:span><text:span text:style-name="T204">(что нельзя количественно посчитать)</text:span><text:span text:style-name="T187">. А с </text:span><text:span text:style-name="T31">how many</text:span><text:span text:style-name="T187">, когда спрашивают </text:span></text:p>
      <text:p text:style-name="P301">о нескольких предметах. </text:p>
      <text:p text:style-name="P300"/>
      <text:p text:style-name="P462">How much money have you got? — Сколько у тебя денег? (<text:span text:style-name="T563">много, </text:span>абстракция).</text:p>
      <text:p text:style-name="P462">How many friends have you got? — Сколько у тебя друзей? (<text:span text:style-name="T564">10, </text:span>количество).</text:p>
      <text:p text:style-name="P462"/>
      <text:p text:style-name="P302">4. Вопрос к подлежащему.</text:p>
      <text:p text:style-name="P302"/>
      <text:p text:style-name="P537"><text:span text:style-name="T206">Задается, когда хотят узнать кто или что совершает действие. Начинается со слова </text:span><text:span text:style-name="T52">who</text:span><text:span text:style-name="T206"> </text:span></text:p>
      <text:p text:style-name="P537"><text:span text:style-name="T206">или </text:span><text:span text:style-name="T52">what</text:span><text:span text:style-name="T206">, которое заменяют собой подлежащее. При этом порядок слов остается таким же, что и в утрверждении. В</text:span><text:span text:style-name="T207">спомогательный глагол часто отсутсвует в таком вопросе.</text:span></text:p>
      <text:p text:style-name="P303"/>
      <text:p text:style-name="P463">Who is in the Room? — Кто в комнате?</text:p>
      <text:p text:style-name="P463">What was that? — Что это было?</text:p>
      <text:p text:style-name="P630"><text:span text:style-name="T53">W</text:span><text:span text:style-name="T41">ho/what</text:span><text:span text:style-name="T187"> </text:span><text:span text:style-name="T208">условно </text:span><text:span text:style-name="T187">являются 3м лицом единственного числа — т. е. </text:span><text:span text:style-name="T41">he/she/it</text:span><text:span text:style-name="T187">.</text:span></text:p>
      <text:p text:style-name="P304"/>
      <text:p text:style-name="P538"><text:span text:style-name="T187">Если подлежащее предполагается во множественном числе, то </text:span><text:span text:style-name="T207">в форму множественного числа нужно поставить глагол.</text:span></text:p>
      <text:p text:style-name="P304"/>
      <text:p text:style-name="P54"><text:span text:style-name="T31">Who </text:span><text:span text:style-name="T40">are</text:span><text:span text:style-name="T31"> my best friends? → </text:span><text:span text:style-name="T40">Mike and Paul</text:span><text:span text:style-name="T31"> are my best friends.</text:span></text:p>
      <text:p text:style-name="P304"/>
      <text:p text:style-name="P305">5. Вопрос с альтернативой.</text:p>
      <text:p text:style-name="P305"/>
      <text:p text:style-name="P571"><text:span text:style-name="T187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41">or</text:span><text:span text:style-name="T187"> (в подлежащем, сказуемоем, дополнении или даже в слове </text:span><text:span text:style-name="T41">not</text:span><text:span text:style-name="T187">).</text:span></text:p>
      <text:p text:style-name="P306"/>
      <text:p text:style-name="P539"><text:span text:style-name="T31">Does </text:span><text:span text:style-name="T40">your mother or your father</text:span><text:span text:style-name="T31"> help you? (</text:span><text:span text:style-name="T38">п</text:span><text:span text:style-name="T31">одлежаще</text:span><text:span text:style-name="T38">е</text:span><text:span text:style-name="T31">)</text:span></text:p>
      <text:p text:style-name="P539"><text:span text:style-name="T54">Has he just </text:span><text:span text:style-name="T61">arrived or left</text:span><text:span text:style-name="T54">? (в смыслово</text:span><text:span text:style-name="T55">й</text:span><text:span text:style-name="T54"> глагол)</text:span></text:p>
      <text:p text:style-name="P539"><text:span text:style-name="T54">Will you go to Kiev </text:span><text:span text:style-name="T61">by train or by plane</text:span><text:span text:style-name="T54">? (дополнени</text:span><text:span text:style-name="T55">е</text:span><text:span text:style-name="T54">)</text:span></text:p>
      <text:p text:style-name="P539"><text:span text:style-name="T54">Do you like </text:span><text:span text:style-name="T61">sushi or not</text:span><text:span text:style-name="T54">? (слов</text:span><text:span text:style-name="T55">о</text:span><text:span text:style-name="T54"> not)</text:span></text:p>
      <text:p text:style-name="P464"/>
      <text:p text:style-name="P124"><text:span text:style-name="T31">6. </text:span><text:span text:style-name="T39">В</text:span><text:span text:style-name="T31">опросы с предлогами.</text:span></text:p>
      <text:p text:style-name="P306"/>
      <text:p text:style-name="P308">По началу вызывают много трудностей, т. к. в русском языке предлог и вопросительное </text:p>
      <text:p text:style-name="P308">слово стоят рядом, а в английском они находятся в разных местах. </text:p>
      <text:p text:style-name="P309"/>
      <text:p text:style-name="P309">В английском вопросе предлог стоит в самом конце, но при переводе </text:p>
      <text:p text:style-name="P309">относится к началу предложения.</text:p>
      <text:p text:style-name="P309"/>
      <text:p text:style-name="P572"><text:span text:style-name="T27">W</text:span><text:span text:style-name="T26">ho</text:span><text:span text:style-name="T187"> do you meet </text:span><text:span text:style-name="T562">with</text:span><text:span text:style-name="T187">? — </text:span><text:span text:style-name="T562">С</text:span><text:span text:style-name="T187"> </text:span><text:span text:style-name="T26">кем</text:span><text:span text:style-name="T187"> ты встречаешься?</text:span></text:p>
      <text:p text:style-name="P572"><text:span text:style-name="T27">W</text:span><text:span text:style-name="T26">hat</text:span><text:span text:style-name="T187"> are you looking </text:span><text:span text:style-name="T562">at</text:span><text:span text:style-name="T187">? — </text:span><text:span text:style-name="T562">На</text:span><text:span text:style-name="T187"> </text:span><text:span text:style-name="T26">что</text:span><text:span text:style-name="T187"> ты смотришь?</text:span></text:p>
      <text:p text:style-name="P310"/>
      <text:p text:style-name="P540"><text:span text:style-name="T210">Ч</text:span><text:span text:style-name="T209">асто логика использования предлогов в русском и английском не совпадают. </text:span></text:p>
      <text:p text:style-name="P311">Поэтому лучше запомнить некоторые устойчивые сочетания предлогов с глаголами, </text:p>
      <text:p text:style-name="P312">которые встречаются достаточно часто:</text:p>
      <text:list xml:id="list132574131" text:style-name="L41">
        <text:list-item>
          <text:p text:style-name="P695"><text:span text:style-name="T187">what … like — на что похож (здесь </text:span><text:span text:style-name="T41">like</text:span><text:span text:style-name="T187"> не глагол, а предлог);</text:span></text:p>
        </text:list-item>
        <text:list-item>
          <text:p text:style-name="P653">look at — стмотреть на;</text:p>
        </text:list-item>
        <text:list-item>
          <text:p text:style-name="P653">look for — искать;</text:p>
        </text:list-item>
        <text:list-item>
          <text:p text:style-name="P653">listen to — слушать;</text:p>
        </text:list-item>
        <text:list-item>
          <text:p text:style-name="P653">wait for — ждать;</text:p>
        </text:list-item>
        <text:list-item>
          <text:p text:style-name="P653">stay at — останавливаться (например, в отеле).</text:p>
        </text:list-item>
      </text:list>
      <text:p text:style-name="P572"/>
      <text:p text:style-name="P465">What does he look like? — Как он выглядит?</text:p>
      <text:p text:style-name="P465">What are you looking at? — На что ты смотришь?</text:p>
      <text:p text:style-name="P310"/>
      <text:p text:style-name="P542"><text:span text:style-name="T209">П</text:span><text:span text:style-name="T212">римеры </text:span><text:span text:style-name="T211">5</text:span><text:span text:style-name="T212"> типов вопросов во всех временах, а также с модальными глаголами </text:span></text:p>
      <text:p text:style-name="P314">можно найти на стр. 146.</text:p>
      <text:p text:style-name="P313"/>
      <text:p text:style-name="P655">Отрицательные предложения</text:p>
      <text:p text:style-name="P654"/>
      <text:p text:style-name="P307"/>
      <text:p text:style-name="P623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23235546592">
          <table:table-cell table:style-name="Table7.A1" office:value-type="string">
            <text:p text:style-name="P587"/>
          </table:table-cell>
          <table:table-cell table:style-name="Table7.A1" office:value-type="string">
            <text:p text:style-name="P575">Past</text:p>
          </table:table-cell>
          <table:table-cell table:style-name="Table7.A1" office:value-type="string">
            <text:p text:style-name="P575">Present</text:p>
          </table:table-cell>
          <table:table-cell table:style-name="Table7.D1" office:value-type="string">
            <text:p text:style-name="P575">Future</text:p>
          </table:table-cell>
        </table:table-row>
        <table:table-row table:style-name="TableLine94423233828224">
          <table:table-cell table:style-name="Table7.A2" office:value-type="string">
            <text:p text:style-name="P582">+</text:p>
          </table:table-cell>
          <table:table-cell table:style-name="Table7.A2" office:value-type="string">
            <text:p text:style-name="P608">I/y<text:span text:style-name="T525">ou</text:span>/w<text:span text:style-name="T525">e</text:span>/t<text:span text:style-name="T525">hey</text:span>/he/she/it</text:p>
            <text:p text:style-name="P608">started</text:p>
          </table:table-cell>
          <table:table-cell table:style-name="Table7.A2" office:value-type="string">
            <text:p text:style-name="P599">I/you/we/they start</text:p>
            <text:p text:style-name="P599">He/she/it starts</text:p>
          </table:table-cell>
          <table:table-cell table:style-name="Table7.D2" office:value-type="string">
            <text:p text:style-name="P611">I/y<text:span text:style-name="T525">ou</text:span>/w<text:span text:style-name="T525">e</text:span>/t<text:span text:style-name="T525">hey</text:span>/he/she/it </text:p>
            <text:p text:style-name="P611">will start</text:p>
          </table:table-cell>
        </table:table-row>
        <table:table-row table:style-name="TableLine94423233846224">
          <table:table-cell table:style-name="Table7.A2" office:value-type="string">
            <text:p text:style-name="P576">-</text:p>
          </table:table-cell>
          <table:table-cell table:style-name="Table7.A2" office:value-type="string">
            <text:p text:style-name="P608">I/y<text:span text:style-name="T525">ou</text:span>/w<text:span text:style-name="T525">e</text:span>/t<text:span text:style-name="T525">hey</text:span>/he/she/it</text:p>
            <text:p text:style-name="P608">didn`t start</text:p>
          </table:table-cell>
          <table:table-cell table:style-name="Table7.A2" office:value-type="string">
            <text:p text:style-name="P599">I/you/we/they don`t start</text:p>
            <text:p text:style-name="P599">He/she/it doesn`t start</text:p>
          </table:table-cell>
          <table:table-cell table:style-name="Table7.D2" office:value-type="string">
            <text:p text:style-name="P611">I/y<text:span text:style-name="T525">ou</text:span>/w<text:span text:style-name="T525">e</text:span>/t<text:span text:style-name="T525">hey</text:span>/he/she/it</text:p>
            <text:p text:style-name="P611">won`t start</text:p>
          </table:table-cell>
        </table:table-row>
        <table:table-row table:style-name="TableLine94423233864448">
          <table:table-cell table:style-name="Table7.A2" office:value-type="string">
            <text:p text:style-name="P576">?</text:p>
          </table:table-cell>
          <table:table-cell table:style-name="Table7.A2" office:value-type="string">
            <text:p text:style-name="P609">Did I/y<text:span text:style-name="T525">ou</text:span>/w<text:span text:style-name="T525">e</text:span>/t<text:span text:style-name="T525">hey</text:span>/he</text:p>
            <text:p text:style-name="P609">/she/it start?</text:p>
          </table:table-cell>
          <table:table-cell table:style-name="Table7.A2" office:value-type="string">
            <text:p text:style-name="P599">Do I/you/we/they start?</text:p>
            <text:p text:style-name="P599">Does he/she/it start?</text:p>
          </table:table-cell>
          <table:table-cell table:style-name="Table7.D2" office:value-type="string">
            <text:p text:style-name="P612">Will I/y<text:span text:style-name="T525">ou</text:span>/w<text:span text:style-name="T525">e</text:span>/t<text:span text:style-name="T525">hey</text:span>/he</text:p>
            <text:p text:style-name="P612">/she/it start?</text:p>
          </table:table-cell>
        </table:table-row>
      </table:table>
      <text:p text:style-name="P109"/>
      <text:p text:style-name="P255"><text:span text:style-name="T422">Таблица времен группы Continu</text:span><text:span text:style-name="T423">ou</text:span><text:span text:style-name="T422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423233873408">
          <table:table-cell table:style-name="Table8.A1" office:value-type="string">
            <text:p text:style-name="P598"/>
          </table:table-cell>
          <table:table-cell table:style-name="Table8.A1" office:value-type="string">
            <text:p text:style-name="P575">Past</text:p>
          </table:table-cell>
          <table:table-cell table:style-name="Table8.A1" office:value-type="string">
            <text:p text:style-name="P575">Present</text:p>
          </table:table-cell>
          <table:table-cell table:style-name="Table8.D1" office:value-type="string">
            <text:p text:style-name="P575">Future</text:p>
          </table:table-cell>
        </table:table-row>
        <table:table-row table:style-name="TableLine94423233943104">
          <table:table-cell table:style-name="Table8.A2" office:value-type="string">
            <text:p text:style-name="P576">+</text:p>
          </table:table-cell>
          <table:table-cell table:style-name="Table8.A2" office:value-type="string">
            <text:p text:style-name="P610">I/<text:span text:style-name="T524">he/she/it</text:span> <text:span text:style-name="T524">was starting</text:span></text:p>
            <text:p text:style-name="P610"><text:span text:style-name="T524">Y</text:span><text:span text:style-name="T525">ou</text:span><text:span text:style-name="T524">/w</text:span><text:span text:style-name="T525">e</text:span><text:span text:style-name="T524">/t</text:span><text:span text:style-name="T525">hey</text:span><text:span text:style-name="T524"> were starting</text:span></text:p>
          </table:table-cell>
          <table:table-cell table:style-name="Table8.A2" office:value-type="string">
            <text:p text:style-name="P601">I am starting</text:p>
            <text:p text:style-name="P602">He/she/it is starting</text:p>
            <text:p text:style-name="P601">You/we/they are starting</text:p>
          </table:table-cell>
          <table:table-cell table:style-name="Table8.D2" office:value-type="string">
            <text:p text:style-name="P587"/>
          </table:table-cell>
        </table:table-row>
        <table:table-row table:style-name="TableLine94423234005056">
          <table:table-cell table:style-name="Table8.A2" office:value-type="string">
            <text:p text:style-name="P576">-</text:p>
          </table:table-cell>
          <table:table-cell table:style-name="Table8.A2" office:value-type="string">
            <text:p text:style-name="P611">I/he/she/it wasn`t starting</text:p>
            <text:p text:style-name="P611">Y<text:span text:style-name="T525">ou</text:span>/w<text:span text:style-name="T525">e</text:span>/t<text:span text:style-name="T525">hey</text:span> weren`t starting</text:p>
          </table:table-cell>
          <table:table-cell table:style-name="Table8.A2" office:value-type="string">
            <text:p text:style-name="P601">I`m not starting</text:p>
            <text:p text:style-name="P602">He/she/it isn`t starting</text:p>
            <text:p text:style-name="P601">You/we/they aren`t starting</text:p>
          </table:table-cell>
          <table:table-cell table:style-name="Table8.D2" office:value-type="string">
            <text:p text:style-name="P587"/>
          </table:table-cell>
        </table:table-row>
        <table:table-row table:style-name="TableLine94423234008640">
          <table:table-cell table:style-name="Table8.A2" office:value-type="string">
            <text:p text:style-name="P576">?</text:p>
          </table:table-cell>
          <table:table-cell table:style-name="Table8.A2" office:value-type="string">
            <text:p text:style-name="P611">Was I/he/she/it starting?</text:p>
            <text:p text:style-name="P611">Were y<text:span text:style-name="T525">ou</text:span>/w<text:span text:style-name="T525">e</text:span>/t<text:span text:style-name="T525">hey</text:span> starting?</text:p>
          </table:table-cell>
          <table:table-cell table:style-name="Table8.A2" office:value-type="string">
            <text:p text:style-name="P601">Am I starting?</text:p>
            <text:p text:style-name="P602">Is he/she/it starting?</text:p>
            <text:p text:style-name="P601">Are you/we/they starting?</text:p>
          </table:table-cell>
          <table:table-cell table:style-name="Table8.D2" office:value-type="string">
            <text:p text:style-name="P587"/>
          </table:table-cell>
        </table:table-row>
      </table:table>
      <text:p text:style-name="P109"/>
      <text:p text:style-name="P111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423234029136">
          <table:table-cell table:style-name="Table9.A1" office:value-type="string">
            <text:p text:style-name="P598"/>
          </table:table-cell>
          <table:table-cell table:style-name="Table9.A1" office:value-type="string">
            <text:p text:style-name="P575">Past</text:p>
          </table:table-cell>
          <table:table-cell table:style-name="Table9.A1" office:value-type="string">
            <text:p text:style-name="P575">Present</text:p>
          </table:table-cell>
          <table:table-cell table:style-name="Table9.D1" office:value-type="string">
            <text:p text:style-name="P575">Future</text:p>
          </table:table-cell>
        </table:table-row>
        <table:table-row table:style-name="TableLine94423234125392">
          <table:table-cell table:style-name="Table9.A2" office:value-type="string">
            <text:p text:style-name="P576">+</text:p>
          </table:table-cell>
          <table:table-cell table:style-name="Table9.A2" office:value-type="string">
            <text:p text:style-name="P587"/>
          </table:table-cell>
          <table:table-cell table:style-name="Table9.A2" office:value-type="string">
            <text:p text:style-name="P601">I/you/we/they have started</text:p>
            <text:p text:style-name="P601">He/she/it has started</text:p>
          </table:table-cell>
          <table:table-cell table:style-name="Table9.D2" office:value-type="string">
            <text:p text:style-name="P587"/>
          </table:table-cell>
        </table:table-row>
        <table:table-row table:style-name="TableLine94423234143616">
          <table:table-cell table:style-name="Table9.A2" office:value-type="string">
            <text:p text:style-name="P576">-</text:p>
          </table:table-cell>
          <table:table-cell table:style-name="Table9.A2" office:value-type="string">
            <text:p text:style-name="P587"/>
          </table:table-cell>
          <table:table-cell table:style-name="Table9.A2" office:value-type="string">
            <text:p text:style-name="P601">I/y<text:span text:style-name="T499">ou</text:span>/w<text:span text:style-name="T499">e</text:span>/t<text:span text:style-name="T499">hey</text:span> haven`t started</text:p>
            <text:p text:style-name="P601">He/she/it hasn`t started</text:p>
          </table:table-cell>
          <table:table-cell table:style-name="Table9.D2" office:value-type="string">
            <text:p text:style-name="P587"/>
          </table:table-cell>
        </table:table-row>
        <table:table-row table:style-name="TableLine94423234146352">
          <table:table-cell table:style-name="Table9.A2" office:value-type="string">
            <text:p text:style-name="P576">?</text:p>
          </table:table-cell>
          <table:table-cell table:style-name="Table9.A2" office:value-type="string">
            <text:p text:style-name="P587"/>
          </table:table-cell>
          <table:table-cell table:style-name="Table9.A2" office:value-type="string">
            <text:p text:style-name="P601">Have I/y<text:span text:style-name="T500">ou</text:span>/w<text:span text:style-name="T500">e</text:span>/t<text:span text:style-name="T500">hey</text:span> started?</text:p>
            <text:p text:style-name="P601">Has he/she/it started?</text:p>
          </table:table-cell>
          <table:table-cell table:style-name="Table9.D2" office:value-type="string">
            <text:p text:style-name="P587"/>
          </table:table-cell>
        </table:table-row>
      </table:table>
      <text:p text:style-name="P111"/>
      <text:p text:style-name="P112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23234149056">
          <table:table-cell table:style-name="Table1.A1" office:value-type="string">
            <text:p text:style-name="P600"/>
          </table:table-cell>
          <table:table-cell table:style-name="Table1.A1" office:value-type="string">
            <text:p text:style-name="P577">Past</text:p>
          </table:table-cell>
          <table:table-cell table:style-name="Table1.A1" office:value-type="string">
            <text:p text:style-name="P577">Present</text:p>
          </table:table-cell>
          <table:table-cell table:style-name="Table1.D1" office:value-type="string">
            <text:p text:style-name="P577">Future</text:p>
          </table:table-cell>
        </table:table-row>
        <table:table-row table:style-name="TableLine94423234202912">
          <table:table-cell table:style-name="Table1.A2" office:value-type="string">
            <text:p text:style-name="P577">+</text:p>
          </table:table-cell>
          <table:table-cell table:style-name="Table1.A2" office:value-type="string">
            <text:p text:style-name="P588"/>
          </table:table-cell>
          <table:table-cell table:style-name="Table1.A2" office:value-type="string">
            <text:p text:style-name="P607">I/y<text:span text:style-name="T525">ou</text:span>/w<text:span text:style-name="T525">e</text:span>/t<text:span text:style-name="T525">hey</text:span> have been starting</text:p>
            <text:p text:style-name="P607">He/she/it has been starting</text:p>
          </table:table-cell>
          <table:table-cell table:style-name="Table1.D2" office:value-type="string">
            <text:p text:style-name="P588"/>
          </table:table-cell>
        </table:table-row>
        <table:table-row table:style-name="TableLine94423234210512">
          <table:table-cell table:style-name="Table1.A2" office:value-type="string">
            <text:p text:style-name="P577">-</text:p>
          </table:table-cell>
          <table:table-cell table:style-name="Table1.A2" office:value-type="string">
            <text:p text:style-name="P588"/>
          </table:table-cell>
          <table:table-cell table:style-name="Table1.A2" office:value-type="string">
            <text:p text:style-name="P607">I/y<text:span text:style-name="T525">ou</text:span>/w<text:span text:style-name="T525">e</text:span>/t<text:span text:style-name="T525">hey</text:span> haven`t been starting</text:p>
            <text:p text:style-name="P607">He/she/it hasn`t been starting</text:p>
          </table:table-cell>
          <table:table-cell table:style-name="Table1.D2" office:value-type="string">
            <text:p text:style-name="P588"/>
          </table:table-cell>
        </table:table-row>
        <table:table-row table:style-name="TableLine94423234216992">
          <table:table-cell table:style-name="Table1.A2" office:value-type="string">
            <text:p text:style-name="P577">?</text:p>
          </table:table-cell>
          <table:table-cell table:style-name="Table1.A2" office:value-type="string">
            <text:p text:style-name="P588"/>
          </table:table-cell>
          <table:table-cell table:style-name="Table1.A2" office:value-type="string">
            <text:p text:style-name="P607">Have I/y<text:span text:style-name="T525">ou</text:span>/w<text:span text:style-name="T525">e</text:span>/t<text:span text:style-name="T525">hey</text:span> been starting?</text:p>
            <text:p text:style-name="P607">Has he/she/it been starting?</text:p>
          </table:table-cell>
          <table:table-cell table:style-name="Table1.D2" office:value-type="string">
            <text:p text:style-name="P588"/>
          </table:table-cell>
        </table:table-row>
      </table:table>
      <text:p text:style-name="P631"><text:span text:style-name="T337">Таблица </text:span><text:span text:style-name="T338">форм</text:span><text:span text:style-name="T337"> глагола </text:span><text:span text:style-name="T347">b</text:span><text:span text:style-name="T337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423234239216">
          <table:table-cell table:style-name="Table5.A1" office:value-type="string">
            <text:p text:style-name="P581">Подлежащее</text:p>
          </table:table-cell>
          <table:table-cell table:style-name="Table5.A1" office:value-type="string">
            <text:p text:style-name="P578">Past</text:p>
          </table:table-cell>
          <table:table-cell table:style-name="Table5.A1" office:value-type="string">
            <text:p text:style-name="P578">Present</text:p>
          </table:table-cell>
          <table:table-cell table:style-name="Table5.D1" office:value-type="string">
            <text:p text:style-name="P578">Future</text:p>
          </table:table-cell>
        </table:table-row>
        <table:table-row table:style-name="TableLine94423234316544">
          <table:table-cell table:style-name="Table5.A2" office:value-type="string">
            <text:p text:style-name="P606"><text:s/>I</text:p>
          </table:table-cell>
          <table:table-cell table:style-name="Table5.A2" office:value-type="string">
            <text:p text:style-name="P607">was</text:p>
          </table:table-cell>
          <table:table-cell table:style-name="Table5.A2" office:value-type="string">
            <text:p text:style-name="P603">am</text:p>
          </table:table-cell>
          <table:table-cell table:style-name="Table5.D2" office:value-type="string">
            <text:p text:style-name="P613">will be</text:p>
          </table:table-cell>
        </table:table-row>
        <table:table-row table:style-name="TableLine94423234333616">
          <table:table-cell table:style-name="Table5.A2" office:value-type="string">
            <text:p text:style-name="P605">he/she/<text:span text:style-name="T510">it</text:span></text:p>
          </table:table-cell>
          <table:table-cell table:style-name="Table5.A2" office:value-type="string">
            <text:p text:style-name="P607">was</text:p>
          </table:table-cell>
          <table:table-cell table:style-name="Table5.A2" office:value-type="string">
            <text:p text:style-name="P604">is</text:p>
          </table:table-cell>
          <table:table-cell table:style-name="Table5.D2" office:value-type="string">
            <text:p text:style-name="P613">will be</text:p>
          </table:table-cell>
        </table:table-row>
        <table:table-row table:style-name="TableLine94423234338752">
          <table:table-cell table:style-name="Table5.A2" office:value-type="string">
            <text:p text:style-name="P605">you/we/they</text:p>
          </table:table-cell>
          <table:table-cell table:style-name="Table5.A2" office:value-type="string">
            <text:p text:style-name="P607">were</text:p>
          </table:table-cell>
          <table:table-cell table:style-name="Table5.A2" office:value-type="string">
            <text:p text:style-name="P604">are</text:p>
          </table:table-cell>
          <table:table-cell table:style-name="Table5.D2" office:value-type="string">
            <text:p text:style-name="P613">will be</text:p>
          </table:table-cell>
        </table:table-row>
      </table:table>
      <text:p text:style-name="P159"/>
      <text:p text:style-name="P159">Таблица модальных глаголов:</text:p>
      <table:table table:name="Table2" table:style-name="Table2">
        <table:table-column table:style-name="Table2.A" table:number-columns-repeated="3"/>
        <table:table-row table:style-name="TableLine94423234343344">
          <table:table-cell table:style-name="Table2.A1" office:value-type="string">
            <text:p text:style-name="P583">Глагол</text:p>
          </table:table-cell>
          <table:table-cell table:style-name="Table2.A1" office:value-type="string">
            <text:p text:style-name="P589"><text:span text:style-name="T442">З</text:span><text:span text:style-name="T443">начение</text:span></text:p>
          </table:table-cell>
          <table:table-cell table:style-name="Table2.C1" office:value-type="string">
            <text:p text:style-name="P589"><text:span text:style-name="T442">В</text:span><text:span text:style-name="T443">рем</text:span><text:span text:style-name="T442">я</text:span></text:p>
          </table:table-cell>
        </table:table-row>
        <table:table-row table:style-name="TableLine94423234450464">
          <table:table-cell table:style-name="Table2.A2" office:value-type="string">
            <text:p text:style-name="P614">can</text:p>
          </table:table-cell>
          <table:table-cell table:style-name="Table2.A2" office:value-type="string">
            <text:p text:style-name="P614">могу, умею, смогу;</text:p>
            <text:p text:style-name="P614">(часто используется в просьбах и предложениях)</text:p>
          </table:table-cell>
          <table:table-cell table:style-name="Table2.C2" office:value-type="string">
            <text:p text:style-name="P614">настоящее и будущее</text:p>
          </table:table-cell>
        </table:table-row>
        <table:table-row table:style-name="TableLine94423234455024">
          <table:table-cell table:style-name="Table2.A2" office:value-type="string">
            <text:p text:style-name="P614">could</text:p>
          </table:table-cell>
          <table:table-cell table:style-name="Table2.A2" office:value-type="string">
            <text:p text:style-name="P614">мог, умел</text:p>
          </table:table-cell>
          <table:table-cell table:style-name="Table2.C2" office:value-type="string">
            <text:p text:style-name="P614">прошедшее</text:p>
          </table:table-cell>
        </table:table-row>
        <table:table-row table:style-name="TableLine94423234456912">
          <table:table-cell table:style-name="Table2.A2" office:value-type="string">
            <text:p text:style-name="P614">might, may</text:p>
          </table:table-cell>
          <table:table-cell table:style-name="Table2.A2" office:value-type="string">
            <text:p text:style-name="P614">может быть, мог бы, возможно, наверное</text:p>
          </table:table-cell>
          <table:table-cell table:style-name="Table2.C2" office:value-type="string">
            <text:p text:style-name="P614">настоящее и будущие</text:p>
          </table:table-cell>
        </table:table-row>
        <table:table-row table:style-name="TableLine94423234472688">
          <table:table-cell table:style-name="Table2.A2" office:value-type="string">
            <text:p text:style-name="P614">must</text:p>
          </table:table-cell>
          <table:table-cell table:style-name="Table2.A2" office:value-type="string">
            <text:p text:style-name="P614">должен, обязан, нужно, запрет, нельзя</text:p>
          </table:table-cell>
          <table:table-cell table:style-name="Table2.C2" office:value-type="string">
            <text:p text:style-name="P614">настоящее</text:p>
          </table:table-cell>
        </table:table-row>
        <table:table-row table:style-name="TableLine94423234481280">
          <table:table-cell table:style-name="Table2.A2" office:value-type="string">
            <text:p text:style-name="P614">should</text:p>
          </table:table-cell>
          <table:table-cell table:style-name="Table2.A2" office:value-type="string">
            <text:p text:style-name="P614">следует сделать, следовало бы сделать; (совет)</text:p>
          </table:table-cell>
          <table:table-cell table:style-name="Table2.C2" office:value-type="string">
            <text:p text:style-name="P614">настоящее и будущие</text:p>
          </table:table-cell>
        </table:table-row>
        <table:table-row table:style-name="TableLine94423234483888">
          <table:table-cell table:style-name="Table2.A2" office:value-type="string">
            <text:p text:style-name="P614">would</text:p>
          </table:table-cell>
          <table:table-cell table:style-name="Table2.A2" office:value-type="string">
            <text:p text:style-name="P614">частица «бы», предложение услуги, привычка прошлого</text:p>
          </table:table-cell>
          <table:table-cell table:style-name="Table2.C2" office:value-type="string">
            <text:p text:style-name="P614">настоящее, прошедшее, будущие</text:p>
          </table:table-cell>
        </table:table-row>
      </table:table>
      <text:p text:style-name="P160"/>
      <text:p text:style-name="P16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23234486464">
          <table:table-cell table:style-name="Table3.A1" office:value-type="string">
            <text:p text:style-name="P584">Конструкция</text:p>
          </table:table-cell>
          <table:table-cell table:style-name="Table3.A1" office:value-type="string">
            <text:p text:style-name="P584">Значение</text:p>
          </table:table-cell>
          <table:table-cell table:style-name="Table3.C1" office:value-type="string">
            <text:p text:style-name="P584">Время</text:p>
          </table:table-cell>
        </table:table-row>
        <table:table-row table:style-name="TableLine94423234541024">
          <table:table-cell table:style-name="Table3.A2" office:value-type="string">
            <text:p text:style-name="P615">be able to</text:p>
          </table:table-cell>
          <table:table-cell table:style-name="Table3.A2" office:value-type="string">
            <text:p text:style-name="P615">могу (близко к can)</text:p>
          </table:table-cell>
          <table:table-cell table:style-name="Table3.C2" office:value-type="string">
            <text:p text:style-name="P615">be меняется по временам</text:p>
          </table:table-cell>
        </table:table-row>
        <table:table-row table:style-name="TableLine94423234549024">
          <table:table-cell table:style-name="Table3.A2" office:value-type="string">
            <text:p text:style-name="P615">have to</text:p>
          </table:table-cell>
          <table:table-cell table:style-name="Table3.A2" office:value-type="string">
            <text:p text:style-name="P615">должен (близко к must)</text:p>
          </table:table-cell>
          <table:table-cell table:style-name="Table3.C2" office:value-type="string">
            <text:p text:style-name="P615">have меняется по временам</text:p>
          </table:table-cell>
        </table:table-row>
        <table:table-row table:style-name="TableLine94423234582400">
          <table:table-cell table:style-name="Table3.A2" office:value-type="string">
            <text:p text:style-name="P615">used to</text:p>
          </table:table-cell>
          <table:table-cell table:style-name="Table3.A2" office:value-type="string">
            <text:p text:style-name="P615">делал раньше, имел привычку делать (близко к would)</text:p>
          </table:table-cell>
          <table:table-cell table:style-name="Table3.C2" office:value-type="string">
            <text:p text:style-name="P615">всегда стоит в прошедшем;</text:p>
            <text:p text:style-name="P615">меняется как Past Simple</text:p>
          </table:table-cell>
        </table:table-row>
      </table:table>
      <text:p text:style-name="P162"/>
      <text:p text:style-name="P261"><text:span text:style-name="T337">Таблица </text:span><text:span text:style-name="T352">форм </text:span><text:span text:style-name="T337">пассивно</text:span><text:span text:style-name="T353">го</text:span><text:span text:style-name="T337"> залог</text:span><text:span text:style-name="T353">а</text:span><text:span text:style-name="T337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423234614640">
          <table:table-cell table:style-name="Table4.A1" office:value-type="string">
            <text:p text:style-name="P590"/>
          </table:table-cell>
          <table:table-cell table:style-name="Table4.A1" office:value-type="string">
            <text:p text:style-name="P585">Past</text:p>
          </table:table-cell>
          <table:table-cell table:style-name="Table4.A1" office:value-type="string">
            <text:p text:style-name="P585">Present</text:p>
          </table:table-cell>
          <table:table-cell table:style-name="Table4.D1" office:value-type="string">
            <text:p text:style-name="P585">Future</text:p>
          </table:table-cell>
        </table:table-row>
        <table:table-row table:style-name="TableLine94423234707280">
          <table:table-cell table:style-name="Table4.A2" office:value-type="string">
            <text:p text:style-name="P586">Simple</text:p>
          </table:table-cell>
          <table:table-cell table:style-name="Table4.A2" office:value-type="string">
            <text:p text:style-name="P590"><text:span text:style-name="T553">I/</text:span><text:span text:style-name="T554">he/she/it</text:span><text:span text:style-name="T553"> </text:span><text:span text:style-name="T554">was</text:span><text:span text:style-name="T553"> </text:span><text:span text:style-name="T167">taught</text:span></text:p>
            <text:p text:style-name="P617">You/we/they were <text:span text:style-name="T167">taught</text:span></text:p>
          </table:table-cell>
          <table:table-cell table:style-name="Table4.A2" office:value-type="string">
            <text:p text:style-name="P616">I am <text:span text:style-name="T167">taught</text:span></text:p>
            <text:p text:style-name="P617">He/she/it is <text:span text:style-name="T167">taught</text:span></text:p>
            <text:p text:style-name="P617">You/we/the<text:span text:style-name="T555">y</text:span> are <text:span text:style-name="T167">taught</text:span></text:p>
          </table:table-cell>
          <table:table-cell table:style-name="Table4.D2" office:value-type="string">
            <text:p text:style-name="P618">I/you/we/they/he/she/it</text:p>
            <text:p text:style-name="P618">will be <text:span text:style-name="T167">taught</text:span></text:p>
          </table:table-cell>
        </table:table-row>
        <table:table-row table:style-name="TableLine94423234705280">
          <table:table-cell table:style-name="Table4.A2" office:value-type="string">
            <text:p text:style-name="P586">Contin.</text:p>
          </table:table-cell>
          <table:table-cell table:style-name="Table4.A2" office:value-type="string">
            <text:p text:style-name="P590"><text:span text:style-name="T555">I/he/she/it was being </text:span><text:span text:style-name="T167">taught</text:span></text:p>
            <text:p text:style-name="P590"><text:span text:style-name="T169">You/we/the</text:span><text:span text:style-name="T168">y</text:span><text:span text:style-name="T169"> </text:span><text:span text:style-name="T168">were</text:span><text:span text:style-name="T169"> </text:span><text:span text:style-name="T168">being</text:span><text:span text:style-name="T169"> </text:span><text:span text:style-name="T167">taught</text:span></text:p>
          </table:table-cell>
          <table:table-cell table:style-name="Table4.A2" office:value-type="string">
            <text:p text:style-name="P618">I am being <text:span text:style-name="T167">taught</text:span></text:p>
            <text:p text:style-name="P618"><text:span text:style-name="T167">H</text:span><text:span text:style-name="T106">e/she/it is being taught</text:span></text:p>
            <text:p text:style-name="P617"><text:span text:style-name="T106">You/we/the</text:span><text:span text:style-name="T168">y</text:span><text:span text:style-name="T106"> are </text:span><text:span text:style-name="T168">being</text:span><text:span text:style-name="T106"> </text:span><text:span text:style-name="T167">taught</text:span></text:p>
          </table:table-cell>
          <table:table-cell table:style-name="Table4.D2" office:value-type="string">
            <text:p text:style-name="P618">— </text:p>
          </table:table-cell>
        </table:table-row>
        <table:table-row table:style-name="TableLine94423234726144">
          <table:table-cell table:style-name="Table4.A2" office:value-type="string">
            <text:p text:style-name="P586">Perfect</text:p>
          </table:table-cell>
          <table:table-cell table:style-name="Table4.A2" office:value-type="string">
            <text:p text:style-name="P590"><text:span text:style-name="T556">I/you/we/they/</text:span><text:span text:style-name="T170">he/she/it</text:span><text:span text:style-name="T556"> </text:span></text:p>
            <text:p text:style-name="P590"><text:span text:style-name="T556">had been </text:span><text:span text:style-name="T167">taught</text:span></text:p>
          </table:table-cell>
          <table:table-cell table:style-name="Table4.A2" office:value-type="string">
            <text:p text:style-name="P619">I/you/we/they have been <text:span text:style-name="T167">taught</text:span></text:p>
            <text:p text:style-name="P619"><text:span text:style-name="T167">H</text:span><text:span text:style-name="T106">e/she/it has been </text:span><text:span text:style-name="T167">taught</text:span></text:p>
          </table:table-cell>
          <table:table-cell table:style-name="Table4.D2" office:value-type="string">
            <text:p text:style-name="P590"><text:span text:style-name="T556">I/you/we/they/</text:span><text:span text:style-name="T170">he/she/it</text:span><text:span text:style-name="T556"> </text:span></text:p>
            <text:p text:style-name="P590"><text:span text:style-name="T556">will have been </text:span><text:span text:style-name="T167">taught</text:span></text:p>
          </table:table-cell>
        </table:table-row>
      </table:table>
      <text:p text:style-name="P162"/>
      <text:p text:style-name="P161">Таблица сокращений:</text:p>
      <text:p text:style-name="P143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23234743936">
          <table:table-cell table:style-name="Table6.A1" office:value-type="string">
            <text:p text:style-name="P580">Перевод</text:p>
          </table:table-cell>
          <table:table-cell table:style-name="Table6.A1" office:value-type="string">
            <text:p text:style-name="P579">Начальная форма</text:p>
          </table:table-cell>
          <table:table-cell table:style-name="Table6.A1" office:value-type="string">
            <text:p text:style-name="P579">2я форма</text:p>
          </table:table-cell>
          <table:table-cell table:style-name="Table6.D1" office:value-type="string">
            <text:p text:style-name="P580">3я форма</text:p>
          </table:table-cell>
        </table:table-row>
        <table:table-row table:style-name="TableLine94423235032336">
          <table:table-cell table:style-name="Table6.A2" office:value-type="string">
            <text:p text:style-name="P591">начинать</text:p>
          </table:table-cell>
          <table:table-cell table:style-name="Table6.A2" office:value-type="string">
            <text:p text:style-name="P592">begin</text:p>
          </table:table-cell>
          <table:table-cell table:style-name="Table6.A2" office:value-type="string">
            <text:p text:style-name="P592">began</text:p>
          </table:table-cell>
          <table:table-cell table:style-name="Table6.D2" office:value-type="string">
            <text:p text:style-name="P591">begun</text:p>
          </table:table-cell>
        </table:table-row>
        <table:table-row table:style-name="TableLine94423235044496">
          <table:table-cell table:style-name="Table6.A2" office:value-type="string">
            <text:p text:style-name="P591">ломать</text:p>
          </table:table-cell>
          <table:table-cell table:style-name="Table6.A2" office:value-type="string">
            <text:p text:style-name="P592">break</text:p>
          </table:table-cell>
          <table:table-cell table:style-name="Table6.A2" office:value-type="string">
            <text:p text:style-name="P592">broke</text:p>
          </table:table-cell>
          <table:table-cell table:style-name="Table6.D2" office:value-type="string">
            <text:p text:style-name="P591">broken</text:p>
          </table:table-cell>
        </table:table-row>
        <table:table-row table:style-name="TableLine94423235047056">
          <table:table-cell table:style-name="Table6.A2" office:value-type="string">
            <text:p text:style-name="P591">приносить</text:p>
          </table:table-cell>
          <table:table-cell table:style-name="Table6.A2" office:value-type="string">
            <text:p text:style-name="P592">bring</text:p>
          </table:table-cell>
          <table:table-cell table:style-name="Table6.A2" office:value-type="string">
            <text:p text:style-name="P592">brought</text:p>
          </table:table-cell>
          <table:table-cell table:style-name="Table6.D2" office:value-type="string">
            <text:p text:style-name="P591">brought</text:p>
          </table:table-cell>
        </table:table-row>
        <table:table-row table:style-name="TableLine94423235058512">
          <table:table-cell table:style-name="Table6.A2" office:value-type="string">
            <text:p text:style-name="P591">покупать</text:p>
          </table:table-cell>
          <table:table-cell table:style-name="Table6.A2" office:value-type="string">
            <text:p text:style-name="P592">buy</text:p>
          </table:table-cell>
          <table:table-cell table:style-name="Table6.A2" office:value-type="string">
            <text:p text:style-name="P592">bought</text:p>
          </table:table-cell>
          <table:table-cell table:style-name="Table6.D2" office:value-type="string">
            <text:p text:style-name="P591">bought</text:p>
          </table:table-cell>
        </table:table-row>
        <table:table-row table:style-name="TableLine94423235062448">
          <table:table-cell table:style-name="Table6.A2" office:value-type="string">
            <text:p text:style-name="P591">приходить</text:p>
          </table:table-cell>
          <table:table-cell table:style-name="Table6.A2" office:value-type="string">
            <text:p text:style-name="P592">come</text:p>
          </table:table-cell>
          <table:table-cell table:style-name="Table6.A2" office:value-type="string">
            <text:p text:style-name="P592">came</text:p>
          </table:table-cell>
          <table:table-cell table:style-name="Table6.D2" office:value-type="string">
            <text:p text:style-name="P591">come</text:p>
          </table:table-cell>
        </table:table-row>
        <table:table-row table:style-name="TableLine94423235072512">
          <table:table-cell table:style-name="Table6.A2" office:value-type="string">
            <text:p text:style-name="P591">делать</text:p>
          </table:table-cell>
          <table:table-cell table:style-name="Table6.A2" office:value-type="string">
            <text:p text:style-name="P592">do</text:p>
          </table:table-cell>
          <table:table-cell table:style-name="Table6.A2" office:value-type="string">
            <text:p text:style-name="P592">did</text:p>
          </table:table-cell>
          <table:table-cell table:style-name="Table6.D2" office:value-type="string">
            <text:p text:style-name="P591">done</text:p>
          </table:table-cell>
        </table:table-row>
        <table:table-row table:style-name="TableLine94423235076064">
          <table:table-cell table:style-name="Table6.A2" office:value-type="string">
            <text:p text:style-name="P591">пить</text:p>
          </table:table-cell>
          <table:table-cell table:style-name="Table6.A2" office:value-type="string">
            <text:p text:style-name="P592">drink</text:p>
          </table:table-cell>
          <table:table-cell table:style-name="Table6.A2" office:value-type="string">
            <text:p text:style-name="P592">drank</text:p>
          </table:table-cell>
          <table:table-cell table:style-name="Table6.D2" office:value-type="string">
            <text:p text:style-name="P591">drunk</text:p>
          </table:table-cell>
        </table:table-row>
        <table:table-row table:style-name="TableLine94423235078992">
          <table:table-cell table:style-name="Table6.A2" office:value-type="string">
            <text:p text:style-name="P591">есть</text:p>
          </table:table-cell>
          <table:table-cell table:style-name="Table6.A2" office:value-type="string">
            <text:p text:style-name="P592">eat</text:p>
          </table:table-cell>
          <table:table-cell table:style-name="Table6.A2" office:value-type="string">
            <text:p text:style-name="P592">ate</text:p>
          </table:table-cell>
          <table:table-cell table:style-name="Table6.D2" office:value-type="string">
            <text:p text:style-name="P591">eaten</text:p>
          </table:table-cell>
        </table:table-row>
        <table:table-row table:style-name="TableLine94423235082144">
          <table:table-cell table:style-name="Table6.A2" office:value-type="string">
            <text:p text:style-name="P591">падать</text:p>
          </table:table-cell>
          <table:table-cell table:style-name="Table6.A2" office:value-type="string">
            <text:p text:style-name="P593">fall</text:p>
          </table:table-cell>
          <table:table-cell table:style-name="Table6.A2" office:value-type="string">
            <text:p text:style-name="P593">fell</text:p>
          </table:table-cell>
          <table:table-cell table:style-name="Table6.D2" office:value-type="string">
            <text:p text:style-name="P591">fallen</text:p>
          </table:table-cell>
        </table:table-row>
        <table:table-row table:style-name="TableLine94423235086304">
          <table:table-cell table:style-name="Table6.A2" office:value-type="string">
            <text:p text:style-name="P591">летать</text:p>
          </table:table-cell>
          <table:table-cell table:style-name="Table6.A2" office:value-type="string">
            <text:p text:style-name="P593">fly</text:p>
          </table:table-cell>
          <table:table-cell table:style-name="Table6.A2" office:value-type="string">
            <text:p text:style-name="P593">flew</text:p>
          </table:table-cell>
          <table:table-cell table:style-name="Table6.D2" office:value-type="string">
            <text:p text:style-name="P591">flown</text:p>
          </table:table-cell>
        </table:table-row>
        <table:table-row table:style-name="TableLine94423235092048">
          <table:table-cell table:style-name="Table6.A2" office:value-type="string">
            <text:p text:style-name="P591">забывать</text:p>
          </table:table-cell>
          <table:table-cell table:style-name="Table6.A2" office:value-type="string">
            <text:p text:style-name="P593">forget</text:p>
          </table:table-cell>
          <table:table-cell table:style-name="Table6.A2" office:value-type="string">
            <text:p text:style-name="P593">forgot</text:p>
          </table:table-cell>
          <table:table-cell table:style-name="Table6.D2" office:value-type="string">
            <text:p text:style-name="P591">forgotten</text:p>
          </table:table-cell>
        </table:table-row>
        <table:table-row table:style-name="TableLine94423235095600">
          <table:table-cell table:style-name="Table6.A2" office:value-type="string">
            <text:p text:style-name="P591">получать</text:p>
          </table:table-cell>
          <table:table-cell table:style-name="Table6.A2" office:value-type="string">
            <text:p text:style-name="P593">get</text:p>
          </table:table-cell>
          <table:table-cell table:style-name="Table6.A2" office:value-type="string">
            <text:p text:style-name="P593">got</text:p>
          </table:table-cell>
          <table:table-cell table:style-name="Table6.D2" office:value-type="string">
            <text:p text:style-name="P591">got</text:p>
          </table:table-cell>
        </table:table-row>
        <table:table-row table:style-name="TableLine94423235101024">
          <table:table-cell table:style-name="Table6.A2" office:value-type="string">
            <text:p text:style-name="P594">давать</text:p>
          </table:table-cell>
          <table:table-cell table:style-name="Table6.A2" office:value-type="string">
            <text:p text:style-name="P595">give</text:p>
          </table:table-cell>
          <table:table-cell table:style-name="Table6.A2" office:value-type="string">
            <text:p text:style-name="P595">gave</text:p>
          </table:table-cell>
          <table:table-cell table:style-name="Table6.D2" office:value-type="string">
            <text:p text:style-name="P594">given</text:p>
          </table:table-cell>
        </table:table-row>
        <table:table-row table:style-name="TableLine94423235103072">
          <table:table-cell table:style-name="Table6.A2" office:value-type="string">
            <text:p text:style-name="P594">идти</text:p>
          </table:table-cell>
          <table:table-cell table:style-name="Table6.A2" office:value-type="string">
            <text:p text:style-name="P595">go</text:p>
          </table:table-cell>
          <table:table-cell table:style-name="Table6.A2" office:value-type="string">
            <text:p text:style-name="P595">went</text:p>
          </table:table-cell>
          <table:table-cell table:style-name="Table6.D2" office:value-type="string">
            <text:p text:style-name="P594">gone</text:p>
          </table:table-cell>
        </table:table-row>
        <table:table-row table:style-name="TableLine94423235113616">
          <table:table-cell table:style-name="Table6.A2" office:value-type="string">
            <text:p text:style-name="P596">иметь </text:p>
          </table:table-cell>
          <table:table-cell table:style-name="Table6.A2" office:value-type="string">
            <text:p text:style-name="P597">have</text:p>
          </table:table-cell>
          <table:table-cell table:style-name="Table6.A2" office:value-type="string">
            <text:p text:style-name="P597">had</text:p>
          </table:table-cell>
          <table:table-cell table:style-name="Table6.D2" office:value-type="string">
            <text:p text:style-name="P596">had</text:p>
          </table:table-cell>
        </table:table-row>
        <table:table-row table:style-name="TableLine94423235118672">
          <table:table-cell table:style-name="Table6.A2" office:value-type="string">
            <text:p text:style-name="P596">слышать</text:p>
          </table:table-cell>
          <table:table-cell table:style-name="Table6.A2" office:value-type="string">
            <text:p text:style-name="P597">hear</text:p>
          </table:table-cell>
          <table:table-cell table:style-name="Table6.A2" office:value-type="string">
            <text:p text:style-name="P597">heard</text:p>
          </table:table-cell>
          <table:table-cell table:style-name="Table6.D2" office:value-type="string">
            <text:p text:style-name="P596">heard</text:p>
          </table:table-cell>
        </table:table-row>
        <table:table-row table:style-name="TableLine94423235124880">
          <table:table-cell table:style-name="Table6.A2" office:value-type="string">
            <text:p text:style-name="P596">знать</text:p>
          </table:table-cell>
          <table:table-cell table:style-name="Table6.A2" office:value-type="string">
            <text:p text:style-name="P597">know</text:p>
          </table:table-cell>
          <table:table-cell table:style-name="Table6.A2" office:value-type="string">
            <text:p text:style-name="P597">knew</text:p>
          </table:table-cell>
          <table:table-cell table:style-name="Table6.D2" office:value-type="string">
            <text:p text:style-name="P596">known</text:p>
          </table:table-cell>
        </table:table-row>
        <table:table-row table:style-name="TableLine94423235128240">
          <table:table-cell table:style-name="Table6.A2" office:value-type="string">
            <text:p text:style-name="P596">терять</text:p>
          </table:table-cell>
          <table:table-cell table:style-name="Table6.A2" office:value-type="string">
            <text:p text:style-name="P597">lose</text:p>
          </table:table-cell>
          <table:table-cell table:style-name="Table6.A2" office:value-type="string">
            <text:p text:style-name="P597">lost</text:p>
          </table:table-cell>
          <table:table-cell table:style-name="Table6.D2" office:value-type="string">
            <text:p text:style-name="P596">lost</text:p>
          </table:table-cell>
        </table:table-row>
        <table:table-row table:style-name="TableLine94423235148672">
          <table:table-cell table:style-name="Table6.A2" office:value-type="string">
            <text:p text:style-name="P596">делать</text:p>
          </table:table-cell>
          <table:table-cell table:style-name="Table6.A2" office:value-type="string">
            <text:p text:style-name="P597">make</text:p>
          </table:table-cell>
          <table:table-cell table:style-name="Table6.A2" office:value-type="string">
            <text:p text:style-name="P597">made</text:p>
          </table:table-cell>
          <table:table-cell table:style-name="Table6.D2" office:value-type="string">
            <text:p text:style-name="P596">made</text:p>
          </table:table-cell>
        </table:table-row>
        <table:table-row table:style-name="TableLine94423235152528">
          <table:table-cell table:style-name="Table6.A2" office:value-type="string">
            <text:p text:style-name="P596">платить</text:p>
          </table:table-cell>
          <table:table-cell table:style-name="Table6.A2" office:value-type="string">
            <text:p text:style-name="P597">pay</text:p>
          </table:table-cell>
          <table:table-cell table:style-name="Table6.A2" office:value-type="string">
            <text:p text:style-name="P597">paid</text:p>
          </table:table-cell>
          <table:table-cell table:style-name="Table6.D2" office:value-type="string">
            <text:p text:style-name="P596">paid</text:p>
          </table:table-cell>
        </table:table-row>
        <table:table-row table:style-name="TableLine94423235161120">
          <table:table-cell table:style-name="Table6.A2" office:value-type="string">
            <text:p text:style-name="P596">класть</text:p>
          </table:table-cell>
          <table:table-cell table:style-name="Table6.A2" office:value-type="string">
            <text:p text:style-name="P597">put</text:p>
          </table:table-cell>
          <table:table-cell table:style-name="Table6.A2" office:value-type="string">
            <text:p text:style-name="P597">put</text:p>
          </table:table-cell>
          <table:table-cell table:style-name="Table6.D2" office:value-type="string">
            <text:p text:style-name="P596">put</text:p>
          </table:table-cell>
        </table:table-row>
        <table:table-row table:style-name="TableLine94423235164368">
          <table:table-cell table:style-name="Table6.A2" office:value-type="string">
            <text:p text:style-name="P596">читать</text:p>
          </table:table-cell>
          <table:table-cell table:style-name="Table6.A2" office:value-type="string">
            <text:p text:style-name="P597">read</text:p>
          </table:table-cell>
          <table:table-cell table:style-name="Table6.A2" office:value-type="string">
            <text:p text:style-name="P597">read</text:p>
          </table:table-cell>
          <table:table-cell table:style-name="Table6.D2" office:value-type="string">
            <text:p text:style-name="P597">read</text:p>
          </table:table-cell>
        </table:table-row>
        <table:table-row table:style-name="TableLine94423235167504">
          <table:table-cell table:style-name="Table6.A2" office:value-type="string">
            <text:p text:style-name="P596">сказать</text:p>
          </table:table-cell>
          <table:table-cell table:style-name="Table6.A2" office:value-type="string">
            <text:p text:style-name="P597">say</text:p>
          </table:table-cell>
          <table:table-cell table:style-name="Table6.A2" office:value-type="string">
            <text:p text:style-name="P597">said</text:p>
          </table:table-cell>
          <table:table-cell table:style-name="Table6.D2" office:value-type="string">
            <text:p text:style-name="P597">said</text:p>
          </table:table-cell>
        </table:table-row>
        <table:table-row table:style-name="TableLine94423235174960">
          <table:table-cell table:style-name="Table6.A2" office:value-type="string">
            <text:p text:style-name="P596">говорить</text:p>
          </table:table-cell>
          <table:table-cell table:style-name="Table6.A2" office:value-type="string">
            <text:p text:style-name="P597">speak</text:p>
          </table:table-cell>
          <table:table-cell table:style-name="Table6.A2" office:value-type="string">
            <text:p text:style-name="P597">spoke</text:p>
          </table:table-cell>
          <table:table-cell table:style-name="Table6.D2" office:value-type="string">
            <text:p text:style-name="P596">spoken</text:p>
          </table:table-cell>
        </table:table-row>
        <table:table-row table:style-name="TableLine94423235178528">
          <table:table-cell table:style-name="Table6.A2" office:value-type="string">
            <text:p text:style-name="P596">видеть</text:p>
          </table:table-cell>
          <table:table-cell table:style-name="Table6.A2" office:value-type="string">
            <text:p text:style-name="P597">see</text:p>
          </table:table-cell>
          <table:table-cell table:style-name="Table6.A2" office:value-type="string">
            <text:p text:style-name="P597">saw</text:p>
          </table:table-cell>
          <table:table-cell table:style-name="Table6.D2" office:value-type="string">
            <text:p text:style-name="P596">seen</text:p>
          </table:table-cell>
        </table:table-row>
        <table:table-row table:style-name="TableLine94423235181440">
          <table:table-cell table:style-name="Table6.A2" office:value-type="string">
            <text:p text:style-name="P596">сидеть</text:p>
          </table:table-cell>
          <table:table-cell table:style-name="Table6.A2" office:value-type="string">
            <text:p text:style-name="P597">sit</text:p>
          </table:table-cell>
          <table:table-cell table:style-name="Table6.A2" office:value-type="string">
            <text:p text:style-name="P597">sat</text:p>
          </table:table-cell>
          <table:table-cell table:style-name="Table6.D2" office:value-type="string">
            <text:p text:style-name="P596">sat</text:p>
          </table:table-cell>
        </table:table-row>
        <table:table-row table:style-name="TableLine94423235186416">
          <table:table-cell table:style-name="Table6.A2" office:value-type="string">
            <text:p text:style-name="P596">брать</text:p>
          </table:table-cell>
          <table:table-cell table:style-name="Table6.A2" office:value-type="string">
            <text:p text:style-name="P597">take</text:p>
          </table:table-cell>
          <table:table-cell table:style-name="Table6.A2" office:value-type="string">
            <text:p text:style-name="P597">took</text:p>
          </table:table-cell>
          <table:table-cell table:style-name="Table6.D2" office:value-type="string">
            <text:p text:style-name="P596">taken</text:p>
          </table:table-cell>
        </table:table-row>
        <table:table-row table:style-name="TableLine94423235188976">
          <table:table-cell table:style-name="Table6.A2" office:value-type="string">
            <text:p text:style-name="P620">обучать</text:p>
          </table:table-cell>
          <table:table-cell table:style-name="Table6.A2" office:value-type="string">
            <text:p text:style-name="P620">teach</text:p>
          </table:table-cell>
          <table:table-cell table:style-name="Table6.A2" office:value-type="string">
            <text:p text:style-name="P621">taught</text:p>
          </table:table-cell>
          <table:table-cell table:style-name="Table6.D2" office:value-type="string">
            <text:p text:style-name="P620">taught</text:p>
          </table:table-cell>
        </table:table-row>
        <table:table-row table:style-name="TableLine94423235197040">
          <table:table-cell table:style-name="Table6.A2" office:value-type="string">
            <text:p text:style-name="P596">рассказывать</text:p>
          </table:table-cell>
          <table:table-cell table:style-name="Table6.A2" office:value-type="string">
            <text:p text:style-name="P597">tell</text:p>
          </table:table-cell>
          <table:table-cell table:style-name="Table6.A2" office:value-type="string">
            <text:p text:style-name="P597">told</text:p>
          </table:table-cell>
          <table:table-cell table:style-name="Table6.D2" office:value-type="string">
            <text:p text:style-name="P596">told</text:p>
          </table:table-cell>
        </table:table-row>
        <table:table-row table:style-name="TableLine94423235199776">
          <table:table-cell table:style-name="Table6.A2" office:value-type="string">
            <text:p text:style-name="P596">думать</text:p>
          </table:table-cell>
          <table:table-cell table:style-name="Table6.A2" office:value-type="string">
            <text:p text:style-name="P597">think</text:p>
          </table:table-cell>
          <table:table-cell table:style-name="Table6.A2" office:value-type="string">
            <text:p text:style-name="P597">thought</text:p>
          </table:table-cell>
          <table:table-cell table:style-name="Table6.D2" office:value-type="string">
            <text:p text:style-name="P596">thought</text:p>
          </table:table-cell>
        </table:table-row>
        <table:table-row table:style-name="TableLine94423235203936">
          <table:table-cell table:style-name="Table6.A2" office:value-type="string">
            <text:p text:style-name="P596">побеждать</text:p>
          </table:table-cell>
          <table:table-cell table:style-name="Table6.A2" office:value-type="string">
            <text:p text:style-name="P597">win</text:p>
          </table:table-cell>
          <table:table-cell table:style-name="Table6.A2" office:value-type="string">
            <text:p text:style-name="P597">won</text:p>
          </table:table-cell>
          <table:table-cell table:style-name="Table6.D2" office:value-type="string">
            <text:p text:style-name="P596">won</text:p>
          </table:table-cell>
        </table:table-row>
        <table:table-row table:style-name="TableLine94423235206560">
          <table:table-cell table:style-name="Table6.A2" office:value-type="string">
            <text:p text:style-name="P596">писать</text:p>
          </table:table-cell>
          <table:table-cell table:style-name="Table6.A2" office:value-type="string">
            <text:p text:style-name="P597">write</text:p>
          </table:table-cell>
          <table:table-cell table:style-name="Table6.A2" office:value-type="string">
            <text:p text:style-name="P597">wrote</text:p>
          </table:table-cell>
          <table:table-cell table:style-name="Table6.D2" office:value-type="string">
            <text:p text:style-name="P596">written</text:p>
          </table:table-cell>
        </table:table-row>
      </table:table>
      <text:p text:style-name="P144"/>
      <text:p text:style-name="P573"><text:span text:style-name="T354">Таблица</text:span><text:span text:style-name="T355"> </text:span><text:span text:style-name="T354">5</text:span><text:span text:style-name="T355"> типов вопросов </text:span><text:span text:style-name="T354">в разных времена:</text:span><text:span text:style-name="T355"> </text:span></text:p>
      <text:p text:style-name="P163"/>
      <text:p text:style-name="P573"><text:span text:style-name="T354">Таблица 5 типов вопросов</text:span><text:span text:style-name="T355"> с модальными глаголами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6T12:38:34.024966179</dc:date>
    <meta:editing-duration>P1DT5H12M4S</meta:editing-duration>
    <meta:editing-cycles>483</meta:editing-cycles>
    <meta:generator>LibreOffice/6.4.7.2$Linux_X86_64 LibreOffice_project/40$Build-2</meta:generator>
    <meta:document-statistic meta:table-count="9" meta:image-count="0" meta:object-count="0" meta:page-count="25" meta:paragraph-count="996" meta:word-count="7508" meta:character-count="47716" meta:non-whitespace-character-count="40907"/>
  </office:meta>
</office:document-meta>
</file>